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9375in"/>
    </style:style>
    <style:style style:name="co3" style:family="table-column">
      <style:table-column-properties fo:break-before="auto" style:column-width="2.6458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top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fo:border-left="1.0pt solid #DDDDDD" fo:border-top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14">
      <style:table-cell-properties fo:border-top="1.0pt solid #DDDDDD" style:vertical-align="top" fo:background-color="#F9F9F9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border-left="1.0pt solid #DDDDDD" fo:border-top="1.0pt solid #DDDDDD" style:vertical-align="top" fo:background-color="#F9F9F9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border-left="1.0pt solid #DDDDDD" fo:border-top="1.0pt solid #DDDDDD" style:vertical-align="top" fo:background-color="#F9F9F9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14">
      <style:table-cell-properties fo:border-top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left="1.0pt solid #DDDDDD" fo:border-top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order-top="1.0pt solid #DDDDDD" style:vertical-align="top" fo:background-color="#F9F9F9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 style:data-style-name="N164">
      <style:table-cell-properties fo:border-left="1.0pt solid #DDDDDD" fo:border-top="1.0pt solid #DDDDDD" style:vertical-align="top" fo:background-color="#F9F9F9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border-left="1.0pt solid #DDDDDD" fo:border-right="1.0pt solid #DDDDDD"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border-right="1.0pt solid #DDDDDD"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fo:border-left="1.0pt solid #DDDDDD" fo:border-right="1.0pt solid #DDDDDD" fo:border-bottom="1.0pt solid #DDDDDD" style:vertical-align="top" fo:background-color="#F9F9F9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fo:border-right="1.0pt solid #DDDDDD" fo:border-bottom="1.0pt solid #DDDDDD" style:vertical-align="top" fo:background-color="#F9F9F9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fo:border-bottom="1.0pt solid #DDDDDD" style:vertical-align="top" fo:background-color="#F9F9F9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fo:border-left="1.0pt solid #DDDDDD"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fo:border-left="1.0pt solid #DDDDDD" fo:border-right="1.0pt solid #DDDDDD" style:vertical-align="top" fo:background-color="#F9F9F9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>
      <style:table-cell-properties fo:border-right="1.0pt solid #DDDDDD" style:vertical-align="top" fo:background-color="#F9F9F9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style:vertical-align="top" fo:background-color="#F9F9F9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Date</text:p>
          </table:table-cell>
          <table:table-cell table:style-name="ce22" office:value-type="string">
            <text:p>Offense</text:p>
          </table:table-cell>
          <table:table-cell table:style-name="ce22" office:value-type="string">
            <text:p>Street</text:p>
          </table:table-cell>
          <table:table-cell table:style-name="ce22" office:value-type="string">
            <text:p>Sub</text:p>
          </table:table-cell>
          <table:table-cell table:style-name="ce22" office:value-type="string">
            <text:p>Zip</text:p>
          </table:table-cell>
          <table:table-cell table:style-name="ce22" office:value-type="string">
            <text:p>Area</text:p>
          </table:table-cell>
        </table:table-row>
        <table:table-row table:style-name="ro2">
          <table:table-cell table:style-name="ce23" office:value-type="date" office:date-value="2003-10-15T00:00:00">
            <text:p>10/15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199 AND I-64 LIGHTFOOT AREA</text:p>
          </table:table-cell>
          <table:table-cell table:style-name="ce25"/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2-05T00:00:00">
            <text:p>2/5/2003</text:p>
          </table:table-cell>
          <table:table-cell table:style-name="ce22" office:value-type="string">
            <text:p>DRIVING UNDER THE INFLUENCE OF ALCOHOL</text:p>
          </table:table-cell>
          <table:table-cell table:style-name="ce22" office:value-type="string">
            <text:p>64 WEST</text:p>
          </table:table-cell>
          <table:table-cell table:style-name="ce27"/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2-05T00:00:00">
            <text:p>2/5/2003</text:p>
          </table:table-cell>
          <table:table-cell table:style-name="ce24" office:value-type="string">
            <text:p>DRIVING W/SUSPENDED OR REVOKED LICENSE</text:p>
          </table:table-cell>
          <table:table-cell table:style-name="ce24" office:value-type="string">
            <text:p>64 WEST</text:p>
          </table:table-cell>
          <table:table-cell table:style-name="ce25"/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2-05T00:00:00">
            <text:p>2/5/2003</text:p>
          </table:table-cell>
          <table:table-cell table:style-name="ce22" office:value-type="string">
            <text:p>RECKLESS - GENERAL</text:p>
          </table:table-cell>
          <table:table-cell table:style-name="ce22" office:value-type="string">
            <text:p>64 WEST</text:p>
          </table:table-cell>
          <table:table-cell table:style-name="ce27"/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26T00:00:00">
            <text:p>11/26/2003</text:p>
          </table:table-cell>
          <table:table-cell table:style-name="ce24" office:value-type="string">
            <text:p>ASSAULT, SIMPLE, DOMESTIC</text:p>
          </table:table-cell>
          <table:table-cell table:style-name="ce24" office:value-type="string">
            <text:p>ANNAPOLIS CIRCLE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09T00:00:00">
            <text:p>6/9/2003</text:p>
          </table:table-cell>
          <table:table-cell table:style-name="ce22" office:value-type="string">
            <text:p>ROBBERY</text:p>
          </table:table-cell>
          <table:table-cell table:style-name="ce22" office:value-type="string">
            <text:p>BANNAKER &amp; DOUGLA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09T00:00:00">
            <text:p>6/9/2003</text:p>
          </table:table-cell>
          <table:table-cell table:style-name="ce24" office:value-type="string">
            <text:p>USE OR DISPLAY FIREARM IN COMMISSION OF FELONY</text:p>
          </table:table-cell>
          <table:table-cell table:style-name="ce24" office:value-type="string">
            <text:p>BANNAKER &amp; DOUGLAS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10T00:00:00">
            <text:p>12/10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BANNAKER DRIV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25T00:00:00">
            <text:p>4/25/2003</text:p>
          </table:table-cell>
          <table:table-cell table:style-name="ce24" office:value-type="string">
            <text:p>ANNOYING PHONE CALLS</text:p>
          </table:table-cell>
          <table:table-cell table:style-name="ce24" office:value-type="string">
            <text:p>BANNAKER DRIVE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29T00:00:00">
            <text:p>4/29/2003</text:p>
          </table:table-cell>
          <table:table-cell table:style-name="ce22" office:value-type="string">
            <text:p>ANNOYING PHONE CALLS</text:p>
          </table:table-cell>
          <table:table-cell table:style-name="ce22" office:value-type="string">
            <text:p>BANNAKER DRIV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21T00:00:00">
            <text:p>3/21/2003</text:p>
          </table:table-cell>
          <table:table-cell table:style-name="ce24" office:value-type="string">
            <text:p>ARSON</text:p>
          </table:table-cell>
          <table:table-cell table:style-name="ce24" office:value-type="string">
            <text:p>BANNAKER DRIVE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25T00:00:00">
            <text:p>4/25/2003</text:p>
          </table:table-cell>
          <table:table-cell table:style-name="ce22" office:value-type="string">
            <text:p>ASSAULT, SIMPLE</text:p>
          </table:table-cell>
          <table:table-cell table:style-name="ce22" office:value-type="string">
            <text:p>BANNAKER DRIV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02T00:00:00">
            <text:p>3/2/2003</text:p>
          </table:table-cell>
          <table:table-cell table:style-name="ce24" office:value-type="string">
            <text:p>ASSAULT, SIMPLE</text:p>
          </table:table-cell>
          <table:table-cell table:style-name="ce24" office:value-type="string">
            <text:p>BANNAKER DRIVE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25T00:00:00">
            <text:p>4/25/2003</text:p>
          </table:table-cell>
          <table:table-cell table:style-name="ce22" office:value-type="string">
            <text:p>BURGLARY, RESIDENTIAL</text:p>
          </table:table-cell>
          <table:table-cell table:style-name="ce22" office:value-type="string">
            <text:p>BANNAKER DRIV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26T00:00:00">
            <text:p>1/26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BANNAKER DRIVE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3-16T00:00:00">
            <text:p>3/16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BANNAKER DRIV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06T00:00:00">
            <text:p>1/6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BANNAKER DRIVE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13T00:00:00">
            <text:p>6/13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BANNAKER DRIV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11T00:00:00">
            <text:p>8/11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BANNAKER DRIVE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29T00:00:00">
            <text:p>5/29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BANNAKER DRIV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11T00:00:00">
            <text:p>8/11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BANNAKER DRIVE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04T00:00:00">
            <text:p>11/4/2003</text:p>
          </table:table-cell>
          <table:table-cell table:style-name="ce22" office:value-type="string">
            <text:p>IDENTITY FRAUD</text:p>
          </table:table-cell>
          <table:table-cell table:style-name="ce22" office:value-type="string">
            <text:p>BANNAKER DRIV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17T00:00:00">
            <text:p>12/17/2003</text:p>
          </table:table-cell>
          <table:table-cell table:style-name="ce24" office:value-type="string">
            <text:p>LARCENY,FROM MOTOR VEHICLE</text:p>
          </table:table-cell>
          <table:table-cell table:style-name="ce24" office:value-type="string">
            <text:p>BANNAKER DRIVE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21T00:00:00">
            <text:p>4/21/2003</text:p>
          </table:table-cell>
          <table:table-cell table:style-name="ce22" office:value-type="string">
            <text:p>OBSCENE/THREATENING PHONE CALL</text:p>
          </table:table-cell>
          <table:table-cell table:style-name="ce22" office:value-type="string">
            <text:p>BANNAKER DRIV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23T00:00:00">
            <text:p>4/23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BANNAKER DRIVE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09T00:00:00">
            <text:p>10/9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BANNAKER DRIV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30T00:00:00">
            <text:p>4/30/2003</text:p>
          </table:table-cell>
          <table:table-cell table:style-name="ce24" office:value-type="string">
            <text:p>TRESPASSING</text:p>
          </table:table-cell>
          <table:table-cell table:style-name="ce24" office:value-type="string">
            <text:p>BANNAKER DRIVE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25T00:00:00">
            <text:p>4/25/2003</text:p>
          </table:table-cell>
          <table:table-cell table:style-name="ce22" office:value-type="string">
            <text:p>UNAUTHORIZED USE OF VEHICLE</text:p>
          </table:table-cell>
          <table:table-cell table:style-name="ce22" office:value-type="string">
            <text:p>BANNAKER DRIV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14T00:00:00">
            <text:p>10/14/2003</text:p>
          </table:table-cell>
          <table:table-cell table:style-name="ce24" office:value-type="string">
            <text:p>ASSAULT, SIMPLE</text:p>
          </table:table-cell>
          <table:table-cell table:style-name="ce24" office:value-type="string">
            <text:p>BETHUNE DRIVE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01T00:00:00">
            <text:p>8/1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BETHUNE DRIV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01T00:00:00">
            <text:p>12/1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BETHUNE DRIVE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16T00:00:00">
            <text:p>12/16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BETHUNE DRIV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2-10T00:00:00">
            <text:p>2/10/2003</text:p>
          </table:table-cell>
          <table:table-cell table:style-name="ce24" office:value-type="string">
            <text:p>MAIMING</text:p>
          </table:table-cell>
          <table:table-cell table:style-name="ce24" office:value-type="string">
            <text:p>BETHUNE DRIVE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3-06T00:00:00">
            <text:p>3/6/2003</text:p>
          </table:table-cell>
          <table:table-cell table:style-name="ce22" office:value-type="string">
            <text:p>RUNAWAY JUVENILE</text:p>
          </table:table-cell>
          <table:table-cell table:style-name="ce22" office:value-type="string">
            <text:p>BETHUNE DRIV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28T00:00:00">
            <text:p>1/28/2003</text:p>
          </table:table-cell>
          <table:table-cell table:style-name="ce24" office:value-type="string">
            <text:p>ABUSE AND NEGLECT OF CHILDREN</text:p>
          </table:table-cell>
          <table:table-cell table:style-name="ce24" office:value-type="string">
            <text:p>BLALOCK DRIVE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1-02T00:00:00">
            <text:p>1/2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BLALOCK DRIVE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17T00:00:00">
            <text:p>9/17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BOOKER T. ROAD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2-10T00:00:00">
            <text:p>2/10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BOOKER T. ROAD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06T00:00:00">
            <text:p>11/6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BOOKER T. ROAD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2-10T00:00:00">
            <text:p>2/10/2003</text:p>
          </table:table-cell>
          <table:table-cell table:style-name="ce22" office:value-type="string">
            <text:p>RECOVERED VEHICLE-STOLEN OTHER JURISDICTION</text:p>
          </table:table-cell>
          <table:table-cell table:style-name="ce22" office:value-type="string">
            <text:p>BOOKER T. ROAD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19T00:00:00">
            <text:p>6/19/2003</text:p>
          </table:table-cell>
          <table:table-cell table:style-name="ce24" office:value-type="string">
            <text:p>DEAD ON ARRIVAL</text:p>
          </table:table-cell>
          <table:table-cell table:style-name="ce24" office:value-type="string">
            <text:p>BOSTON COMMONS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3-28T00:00:00">
            <text:p>3/28/2003</text:p>
          </table:table-cell>
          <table:table-cell table:style-name="ce22" office:value-type="string">
            <text:p>ANNOYING PHONE CALLS</text:p>
          </table:table-cell>
          <table:table-cell table:style-name="ce22" office:value-type="string">
            <text:p>BOULDER WA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27T00:00:00">
            <text:p>9/27/2003</text:p>
          </table:table-cell>
          <table:table-cell table:style-name="ce24" office:value-type="string">
            <text:p>MISSING PERSON</text:p>
          </table:table-cell>
          <table:table-cell table:style-name="ce24" office:value-type="string">
            <text:p>BOWSTRING DRIVE</text:p>
          </table:table-cell>
          <table:table-cell table:style-name="ce24" office:value-type="float" office:value="162">
            <text:p>162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22T00:00:00">
            <text:p>5/22/2003</text:p>
          </table:table-cell>
          <table:table-cell table:style-name="ce22" office:value-type="string">
            <text:p>ASSAULT, SIMPLE, DOMESTIC</text:p>
          </table:table-cell>
          <table:table-cell table:style-name="ce22" office:value-type="string">
            <text:p>BRITTANIA DRIVE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26T00:00:00">
            <text:p>11/26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BRITTANIA DRIVE</text:p>
          </table:table-cell>
          <table:table-cell table:style-name="ce24" office:value-type="float" office:value="161">
            <text:p>161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31T00:00:00">
            <text:p>8/31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BRITTANIA DRIVE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26T00:00:00">
            <text:p>7/26/2003</text:p>
          </table:table-cell>
          <table:table-cell table:style-name="ce24" office:value-type="string">
            <text:p>MANUF, POSSESS, USE EXPLOSIVE MATERIAL, DEVICE</text:p>
          </table:table-cell>
          <table:table-cell table:style-name="ce24" office:value-type="string">
            <text:p>BRUTON DRIVE</text:p>
          </table:table-cell>
          <table:table-cell table:style-name="ce24" office:value-type="float" office:value="135">
            <text:p>135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30T00:00:00">
            <text:p>11/30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BRUTON DRIVE &amp; NELSON DRIVE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10T00:00:00">
            <text:p>9/10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BRUTON GLENN, PLAYGROUND</text:p>
          </table:table-cell>
          <table:table-cell table:style-name="ce24" office:value-type="float" office:value="135">
            <text:p>135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18T00:00:00">
            <text:p>10/18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BUNCHE DRIV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11T00:00:00">
            <text:p>7/11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BUNCHE DRIVE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1-13T00:00:00">
            <text:p>1/13/2003</text:p>
          </table:table-cell>
          <table:table-cell table:style-name="ce22" office:value-type="string">
            <text:p>SEXUAL BATTERY</text:p>
          </table:table-cell>
          <table:table-cell table:style-name="ce22" office:value-type="string">
            <text:p>BUNCHE DRIV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02T00:00:00">
            <text:p>11/2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BURNHAM ROAD</text:p>
          </table:table-cell>
          <table:table-cell table:style-name="ce24" office:value-type="float" office:value="125">
            <text:p>125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14T00:00:00">
            <text:p>11/14/2003</text:p>
          </table:table-cell>
          <table:table-cell table:style-name="ce22" office:value-type="string">
            <text:p>LARCENY,FROM MOTOR VEHICLE</text:p>
          </table:table-cell>
          <table:table-cell table:style-name="ce22" office:value-type="string">
            <text:p>BY 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2-10T00:00:00">
            <text:p>2/10/2003</text:p>
          </table:table-cell>
          <table:table-cell table:style-name="ce24" office:value-type="string">
            <text:p>ABDUCTION &amp; KIDNAPPING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25T00:00:00">
            <text:p>11/25/2003</text:p>
          </table:table-cell>
          <table:table-cell table:style-name="ce22" office:value-type="string">
            <text:p>ABDUCTION &amp; KIDNAPPING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18T00:00:00">
            <text:p>10/18/2003</text:p>
          </table:table-cell>
          <table:table-cell table:style-name="ce24" office:value-type="string">
            <text:p>ABDUCTION &amp; KIDNAPPING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25T00:00:00">
            <text:p>8/25/2003</text:p>
          </table:table-cell>
          <table:table-cell table:style-name="ce22" office:value-type="string">
            <text:p>ARSON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04T00:00:00">
            <text:p>5/4/2003</text:p>
          </table:table-cell>
          <table:table-cell table:style-name="ce24" office:value-type="string">
            <text:p>ASSAULT, SIMPLE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18T00:00:00">
            <text:p>10/18/2003</text:p>
          </table:table-cell>
          <table:table-cell table:style-name="ce22" office:value-type="string">
            <text:p>ASSAULT, SIMPLE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03T00:00:00">
            <text:p>10/3/2003</text:p>
          </table:table-cell>
          <table:table-cell table:style-name="ce24" office:value-type="string">
            <text:p>ASSAULT, SIMPLE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1-04T00:00:00">
            <text:p>1/4/2003</text:p>
          </table:table-cell>
          <table:table-cell table:style-name="ce22" office:value-type="string">
            <text:p>ASSAULT, SIMPLE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30T00:00:00">
            <text:p>7/30/2003</text:p>
          </table:table-cell>
          <table:table-cell table:style-name="ce24" office:value-type="string">
            <text:p>ASSAULT, SIMPLE, DOMESTIC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30T00:00:00">
            <text:p>7/30/2003</text:p>
          </table:table-cell>
          <table:table-cell table:style-name="ce22" office:value-type="string">
            <text:p>ASSAULT, SIMPLE, DOMESTIC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30T00:00:00">
            <text:p>12/30/2003</text:p>
          </table:table-cell>
          <table:table-cell table:style-name="ce24" office:value-type="string">
            <text:p>ASSAULT, SIMPLE, DOMESTIC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24T00:00:00">
            <text:p>5/24/2003</text:p>
          </table:table-cell>
          <table:table-cell table:style-name="ce22" office:value-type="string">
            <text:p>ASSAULT, SIMPLE, DOMESTIC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26T00:00:00">
            <text:p>5/26/2003</text:p>
          </table:table-cell>
          <table:table-cell table:style-name="ce24" office:value-type="string">
            <text:p>ASSAULT, SIMPLE, DOMESTIC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3-04T00:00:00">
            <text:p>3/4/2003</text:p>
          </table:table-cell>
          <table:table-cell table:style-name="ce22" office:value-type="string">
            <text:p>ASSAULT, SIMPLE, DOMESTIC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14T00:00:00">
            <text:p>8/14/2003</text:p>
          </table:table-cell>
          <table:table-cell table:style-name="ce24" office:value-type="string">
            <text:p>ASSAULT, SIMPLE, DOMESTIC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19T00:00:00">
            <text:p>8/19/2003</text:p>
          </table:table-cell>
          <table:table-cell table:style-name="ce22" office:value-type="string">
            <text:p>BAD CHECKS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20T00:00:00">
            <text:p>7/20/2003</text:p>
          </table:table-cell>
          <table:table-cell table:style-name="ce24" office:value-type="string">
            <text:p>BURGLARY (HOTEL/STORAGE FACILITY)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09T00:00:00">
            <text:p>11/9/2003</text:p>
          </table:table-cell>
          <table:table-cell table:style-name="ce22" office:value-type="string">
            <text:p>BURGLARY, BUSINESS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25T00:00:00">
            <text:p>11/25/2003</text:p>
          </table:table-cell>
          <table:table-cell table:style-name="ce24" office:value-type="string">
            <text:p>BURGLARY, RESIDENTIAL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9-21T00:00:00">
            <text:p>9/21/2003</text:p>
          </table:table-cell>
          <table:table-cell table:style-name="ce22" office:value-type="string">
            <text:p>BURGLARY, RESIDENTIAL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22T00:00:00">
            <text:p>5/22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22T00:00:00">
            <text:p>11/22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23T00:00:00">
            <text:p>6/23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02T00:00:00">
            <text:p>12/2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06T00:00:00">
            <text:p>4/6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2-26T00:00:00">
            <text:p>2/26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27T00:00:00">
            <text:p>10/27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19T00:00:00">
            <text:p>5/19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30T00:00:00">
            <text:p>8/30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13T00:00:00">
            <text:p>7/13/2003</text:p>
          </table:table-cell>
          <table:table-cell table:style-name="ce22" office:value-type="string">
            <text:p>COUNTERFEITING/FORGERY, ALL OTHERS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21T00:00:00">
            <text:p>11/21/2003</text:p>
          </table:table-cell>
          <table:table-cell table:style-name="ce24" office:value-type="string">
            <text:p>CREDIT CARD FRAUD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2-18T00:00:00">
            <text:p>2/18/2003</text:p>
          </table:table-cell>
          <table:table-cell table:style-name="ce22" office:value-type="string">
            <text:p>CREDIT CARD FRAUD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28T00:00:00">
            <text:p>10/28/2003</text:p>
          </table:table-cell>
          <table:table-cell table:style-name="ce24" office:value-type="string">
            <text:p>CREDIT CARD THEFT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1-04T00:00:00">
            <text:p>1/4/2003</text:p>
          </table:table-cell>
          <table:table-cell table:style-name="ce22" office:value-type="string">
            <text:p>DAMAGE PROPERTY, BUSINESS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29T00:00:00">
            <text:p>12/29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29T00:00:00">
            <text:p>8/29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21T00:00:00">
            <text:p>3/21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15T00:00:00">
            <text:p>4/15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23T00:00:00">
            <text:p>7/23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03T00:00:00">
            <text:p>7/3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14T00:00:00">
            <text:p>11/14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15T00:00:00">
            <text:p>6/15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02T00:00:00">
            <text:p>12/2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06T00:00:00">
            <text:p>6/6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06T00:00:00">
            <text:p>6/6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14T00:00:00">
            <text:p>8/14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23T00:00:00">
            <text:p>11/23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25T00:00:00">
            <text:p>8/25/2003</text:p>
          </table:table-cell>
          <table:table-cell table:style-name="ce22" office:value-type="string">
            <text:p>DEFRAUDING HOTELS, MOTELS &gt;=$200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16T00:00:00">
            <text:p>7/16/2003</text:p>
          </table:table-cell>
          <table:table-cell table:style-name="ce24" office:value-type="string">
            <text:p>DRIVING UNDER THE INFLUENCE OF ALCOHOL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26T00:00:00">
            <text:p>8/26/2003</text:p>
          </table:table-cell>
          <table:table-cell table:style-name="ce22" office:value-type="string">
            <text:p>DRIVING UNDER THE INFLUENCE OF ALCOHOL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27T00:00:00">
            <text:p>10/27/2003</text:p>
          </table:table-cell>
          <table:table-cell table:style-name="ce24" office:value-type="string">
            <text:p>DRUNK IN PUBLIC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16T00:00:00">
            <text:p>5/16/2003</text:p>
          </table:table-cell>
          <table:table-cell table:style-name="ce22" office:value-type="string">
            <text:p>DRUNK IN PUBLIC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07T00:00:00">
            <text:p>8/7/2003</text:p>
          </table:table-cell>
          <table:table-cell table:style-name="ce24" office:value-type="string">
            <text:p>EMBEZZLEMENT &lt;$200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1-13T00:00:00">
            <text:p>1/13/2003</text:p>
          </table:table-cell>
          <table:table-cell table:style-name="ce22" office:value-type="string">
            <text:p>GAS THEFT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26T00:00:00">
            <text:p>9/26/2003</text:p>
          </table:table-cell>
          <table:table-cell table:style-name="ce24" office:value-type="string">
            <text:p>GAS THEFT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05T00:00:00">
            <text:p>4/5/2003</text:p>
          </table:table-cell>
          <table:table-cell table:style-name="ce22" office:value-type="string">
            <text:p>GAS THEFT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11T00:00:00">
            <text:p>10/11/2003</text:p>
          </table:table-cell>
          <table:table-cell table:style-name="ce24" office:value-type="string">
            <text:p>GAS THEFT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11T00:00:00">
            <text:p>7/11/2003</text:p>
          </table:table-cell>
          <table:table-cell table:style-name="ce22" office:value-type="string">
            <text:p>GAS THEFT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12T00:00:00">
            <text:p>7/12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07T00:00:00">
            <text:p>4/7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07T00:00:00">
            <text:p>4/7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07T00:00:00">
            <text:p>4/7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07T00:00:00">
            <text:p>4/7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07T00:00:00">
            <text:p>4/7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09T00:00:00">
            <text:p>7/9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20T00:00:00">
            <text:p>11/20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10T00:00:00">
            <text:p>12/10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24T00:00:00">
            <text:p>4/24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13T00:00:00">
            <text:p>8/13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9-17T00:00:00">
            <text:p>9/17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26T00:00:00">
            <text:p>5/26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20T00:00:00">
            <text:p>6/20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16T00:00:00">
            <text:p>12/16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03T00:00:00">
            <text:p>11/3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13T00:00:00">
            <text:p>6/13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20T00:00:00">
            <text:p>7/20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21T00:00:00">
            <text:p>9/21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3-10T00:00:00">
            <text:p>3/10/2003</text:p>
          </table:table-cell>
          <table:table-cell table:style-name="ce22" office:value-type="string">
            <text:p>LARCENY,FROM MOTOR VEHICLE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13T00:00:00">
            <text:p>12/13/2003</text:p>
          </table:table-cell>
          <table:table-cell table:style-name="ce24" office:value-type="string">
            <text:p>LARCENY,FROM MOTOR VEHICLE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2-14T00:00:00">
            <text:p>2/14/2003</text:p>
          </table:table-cell>
          <table:table-cell table:style-name="ce22" office:value-type="string">
            <text:p>LARCENY,FROM MOTOR VEHICLE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17T00:00:00">
            <text:p>5/17/2003</text:p>
          </table:table-cell>
          <table:table-cell table:style-name="ce24" office:value-type="string">
            <text:p>LARCENY,FROM MOTOR VEHICLE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31T00:00:00">
            <text:p>7/31/2003</text:p>
          </table:table-cell>
          <table:table-cell table:style-name="ce22" office:value-type="string">
            <text:p>LOST PROPERTY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24T00:00:00">
            <text:p>10/24/2003</text:p>
          </table:table-cell>
          <table:table-cell table:style-name="ce24" office:value-type="string">
            <text:p>MANUF, SALE, POSSESSION CONTROLLED SUBSTANCE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19T00:00:00">
            <text:p>6/19/2003</text:p>
          </table:table-cell>
          <table:table-cell table:style-name="ce22" office:value-type="string">
            <text:p>MOTOR VEHICLE THEFT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08T00:00:00">
            <text:p>9/8/2003</text:p>
          </table:table-cell>
          <table:table-cell table:style-name="ce24" office:value-type="string">
            <text:p>MOTOR VEHICLE THEFT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29T00:00:00">
            <text:p>8/29/2003</text:p>
          </table:table-cell>
          <table:table-cell table:style-name="ce22" office:value-type="string">
            <text:p>MOTOR VEHICLE THEFT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16T00:00:00">
            <text:p>7/16/2003</text:p>
          </table:table-cell>
          <table:table-cell table:style-name="ce24" office:value-type="string">
            <text:p>OPERATE MOTOR VEHICLE -HABITUAL OFFENDER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07T00:00:00">
            <text:p>4/7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09T00:00:00">
            <text:p>11/9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3-21T00:00:00">
            <text:p>3/21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29T00:00:00">
            <text:p>12/29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1-09T00:00:00">
            <text:p>1/9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09T00:00:00">
            <text:p>1/9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02T00:00:00">
            <text:p>4/2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09T00:00:00">
            <text:p>6/9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13T00:00:00">
            <text:p>5/13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08T00:00:00">
            <text:p>10/8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02T00:00:00">
            <text:p>10/2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2-02T00:00:00">
            <text:p>2/2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30T00:00:00">
            <text:p>10/30/2003</text:p>
          </table:table-cell>
          <table:table-cell table:style-name="ce22" office:value-type="string">
            <text:p>POSSESSION OF CONTROLLED SUBSTANCES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28T00:00:00">
            <text:p>10/28/2003</text:p>
          </table:table-cell>
          <table:table-cell table:style-name="ce24" office:value-type="string">
            <text:p>POSSESSION OF CONTROLLED SUBSTANCES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13T00:00:00">
            <text:p>7/13/2003</text:p>
          </table:table-cell>
          <table:table-cell table:style-name="ce22" office:value-type="string">
            <text:p>POSSESSION OF MARIJUANA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23T00:00:00">
            <text:p>7/23/2003</text:p>
          </table:table-cell>
          <table:table-cell table:style-name="ce24" office:value-type="string">
            <text:p>RECOVERED VEHICLE-STOLEN OTHER JURISDICTION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25T00:00:00">
            <text:p>7/25/2003</text:p>
          </table:table-cell>
          <table:table-cell table:style-name="ce22" office:value-type="string">
            <text:p>RECOVERED VEHICLE-STOLEN OTHER JURISDICTION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25T00:00:00">
            <text:p>11/25/2003</text:p>
          </table:table-cell>
          <table:table-cell table:style-name="ce24" office:value-type="string">
            <text:p>ROBBERY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18T00:00:00">
            <text:p>10/18/2003</text:p>
          </table:table-cell>
          <table:table-cell table:style-name="ce22" office:value-type="string">
            <text:p>THREATEN BODILY HARM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05T00:00:00">
            <text:p>4/5/2003</text:p>
          </table:table-cell>
          <table:table-cell table:style-name="ce24" office:value-type="string">
            <text:p>THREATS TO BOMB OR DAMAGE BUILDING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3-07T00:00:00">
            <text:p>3/7/2003</text:p>
          </table:table-cell>
          <table:table-cell table:style-name="ce22" office:value-type="string">
            <text:p>TRESPASSING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25T00:00:00">
            <text:p>11/25/2003</text:p>
          </table:table-cell>
          <table:table-cell table:style-name="ce24" office:value-type="string">
            <text:p>USE OR DISPLAY FIREARM IN COMMISSION OF FELONY</text:p>
          </table:table-cell>
          <table:table-cell table:style-name="ce24" office:value-type="string">
            <text:p>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1-31T00:00:00">
            <text:p>1/31/2003</text:p>
          </table:table-cell>
          <table:table-cell table:style-name="ce22" office:value-type="string">
            <text:p>VIOLATE PROTECTIVE ORDERS</text:p>
          </table:table-cell>
          <table:table-cell table:style-name="ce22" office:value-type="string">
            <text:p>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22T00:00:00">
            <text:p>10/22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BYPASS ROAD &amp; PALACE LANE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30T00:00:00">
            <text:p>11/30/2003</text:p>
          </table:table-cell>
          <table:table-cell table:style-name="ce22" office:value-type="string">
            <text:p>RECKLESS - GENERAL</text:p>
          </table:table-cell>
          <table:table-cell table:style-name="ce22" office:value-type="string">
            <text:p>BYPASS ROAD &amp; WALLER MALL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29T00:00:00">
            <text:p>12/29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CABERNET ROAD</text:p>
          </table:table-cell>
          <table:table-cell table:style-name="ce24" office:value-type="float" office:value="217">
            <text:p>217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29T00:00:00">
            <text:p>12/29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CABERNET ROAD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27T00:00:00">
            <text:p>12/27/2003</text:p>
          </table:table-cell>
          <table:table-cell table:style-name="ce24" office:value-type="string">
            <text:p>BURGLARY, RESIDENTIAL</text:p>
          </table:table-cell>
          <table:table-cell table:style-name="ce24" office:value-type="string">
            <text:p>CAMERON CIRCLE</text:p>
          </table:table-cell>
          <table:table-cell table:style-name="ce24" office:value-type="float" office:value="256">
            <text:p>256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27T00:00:00">
            <text:p>12/27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CAMERON CIRCLE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27T00:00:00">
            <text:p>12/27/2003</text:p>
          </table:table-cell>
          <table:table-cell table:style-name="ce24" office:value-type="string">
            <text:p>TRESPASSING</text:p>
          </table:table-cell>
          <table:table-cell table:style-name="ce24" office:value-type="string">
            <text:p>CAMERON CIRCLE</text:p>
          </table:table-cell>
          <table:table-cell table:style-name="ce24" office:value-type="float" office:value="256">
            <text:p>256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9-06T00:00:00">
            <text:p>9/6/2003</text:p>
          </table:table-cell>
          <table:table-cell table:style-name="ce22" office:value-type="string">
            <text:p>OBSCENE/THREATENING PHONE CALL</text:p>
          </table:table-cell>
          <table:table-cell table:style-name="ce22" office:value-type="string">
            <text:p>CANDLESTICK PLACE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10T00:00:00">
            <text:p>3/10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CATABULA COURT</text:p>
          </table:table-cell>
          <table:table-cell table:style-name="ce24" office:value-type="float" office:value="150">
            <text:p>15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1-05T00:00:00">
            <text:p>1/5/2003</text:p>
          </table:table-cell>
          <table:table-cell table:style-name="ce22" office:value-type="string">
            <text:p>ASSAULT, SIMPLE, DOMESTIC</text:p>
          </table:table-cell>
          <table:table-cell table:style-name="ce22" office:value-type="string">
            <text:p>CATESBY LANE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24T00:00:00">
            <text:p>7/24/2003</text:p>
          </table:table-cell>
          <table:table-cell table:style-name="ce24" office:value-type="string">
            <text:p>PEEPING INTO OCCUPIED DWELLING</text:p>
          </table:table-cell>
          <table:table-cell table:style-name="ce24" office:value-type="string">
            <text:p>CATESBY LANE</text:p>
          </table:table-cell>
          <table:table-cell table:style-name="ce24" office:value-type="float" office:value="125">
            <text:p>125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28T00:00:00">
            <text:p>11/28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CHARLES RIVER LANDING ROAD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24T00:00:00">
            <text:p>10/24/2003</text:p>
          </table:table-cell>
          <table:table-cell table:style-name="ce24" office:value-type="string">
            <text:p>FORGERY BY CHECK</text:p>
          </table:table-cell>
          <table:table-cell table:style-name="ce24" office:value-type="string">
            <text:p>COBBLE STONE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24T00:00:00">
            <text:p>10/24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COBBLE STONE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31T00:00:00">
            <text:p>1/31/2003</text:p>
          </table:table-cell>
          <table:table-cell table:style-name="ce24" office:value-type="string">
            <text:p>ASSAULT, SIMPLE</text:p>
          </table:table-cell>
          <table:table-cell table:style-name="ce24" office:value-type="string">
            <text:p>COBBLESTONE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04T00:00:00">
            <text:p>12/4/2003</text:p>
          </table:table-cell>
          <table:table-cell table:style-name="ce22" office:value-type="string">
            <text:p>ATTEMPTED SUICIDE</text:p>
          </table:table-cell>
          <table:table-cell table:style-name="ce22" office:value-type="string">
            <text:p>COBBLESTONE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18T00:00:00">
            <text:p>6/18/2003</text:p>
          </table:table-cell>
          <table:table-cell table:style-name="ce24" office:value-type="string">
            <text:p>IDENTITY FRAUD &gt; $200 OR IMPRISONMENT OF VICTIM</text:p>
          </table:table-cell>
          <table:table-cell table:style-name="ce24" office:value-type="string">
            <text:p>COBBLESTONE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09T00:00:00">
            <text:p>5/9/2003</text:p>
          </table:table-cell>
          <table:table-cell table:style-name="ce22" office:value-type="string">
            <text:p>CREDIT CARD FRAUD</text:p>
          </table:table-cell>
          <table:table-cell table:style-name="ce22" office:value-type="string">
            <text:p>COLONIAL AVENUE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09T00:00:00">
            <text:p>5/9/2003</text:p>
          </table:table-cell>
          <table:table-cell table:style-name="ce24" office:value-type="string">
            <text:p>CREDIT CARD THEFT</text:p>
          </table:table-cell>
          <table:table-cell table:style-name="ce24" office:value-type="string">
            <text:p>COLONIAL AVENUE</text:p>
          </table:table-cell>
          <table:table-cell table:style-name="ce24" office:value-type="float" office:value="135">
            <text:p>135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05T00:00:00">
            <text:p>12/5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COLONIAL AVENUE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14T00:00:00">
            <text:p>10/14/2003</text:p>
          </table:table-cell>
          <table:table-cell table:style-name="ce24" office:value-type="string">
            <text:p>MAIMING</text:p>
          </table:table-cell>
          <table:table-cell table:style-name="ce24" office:value-type="string">
            <text:p>COLONIAL AVENUE</text:p>
          </table:table-cell>
          <table:table-cell table:style-name="ce24" office:value-type="float" office:value="135">
            <text:p>135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22T00:00:00">
            <text:p>8/22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COMMONS WAY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07T00:00:00">
            <text:p>12/7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COMMONS WAY</text:p>
          </table:table-cell>
          <table:table-cell table:style-name="ce24" office:value-type="float" office:value="227">
            <text:p>227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08T00:00:00">
            <text:p>12/8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COMMONS WAY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15T00:00:00">
            <text:p>1/15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COMMONS WAY</text:p>
          </table:table-cell>
          <table:table-cell table:style-name="ce24" office:value-type="float" office:value="227">
            <text:p>227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9-02T00:00:00">
            <text:p>9/2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COMMONS WAY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24T00:00:00">
            <text:p>11/24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COMMONS WAY</text:p>
          </table:table-cell>
          <table:table-cell table:style-name="ce24" office:value-type="float" office:value="227">
            <text:p>227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05T00:00:00">
            <text:p>5/5/2003</text:p>
          </table:table-cell>
          <table:table-cell table:style-name="ce22" office:value-type="string">
            <text:p>TRESPASSING</text:p>
          </table:table-cell>
          <table:table-cell table:style-name="ce22" office:value-type="string">
            <text:p>COPSE WAY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23T00:00:00">
            <text:p>9/23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COTTAGE COVE LANE</text:p>
          </table:table-cell>
          <table:table-cell table:style-name="ce24" office:value-type="float" office:value="265">
            <text:p>265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08T00:00:00">
            <text:p>5/8/2003</text:p>
          </table:table-cell>
          <table:table-cell table:style-name="ce22" office:value-type="string">
            <text:p>LOST PROPERTY</text:p>
          </table:table-cell>
          <table:table-cell table:style-name="ce22" office:value-type="string">
            <text:p>COTTAGE COVE LANE</text:p>
          </table:table-cell>
          <table:table-cell table:style-name="ce22" office:value-type="float" office:value="265">
            <text:p>265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27T00:00:00">
            <text:p>5/27/2003</text:p>
          </table:table-cell>
          <table:table-cell table:style-name="ce24" office:value-type="string">
            <text:p>ASSAULT, SIMPLE, DOMESTIC</text:p>
          </table:table-cell>
          <table:table-cell table:style-name="ce24" office:value-type="string">
            <text:p>CREEDMOOR COURT</text:p>
          </table:table-cell>
          <table:table-cell table:style-name="ce24" office:value-type="float" office:value="116">
            <text:p>116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27T00:00:00">
            <text:p>5/27/2003</text:p>
          </table:table-cell>
          <table:table-cell table:style-name="ce22" office:value-type="string">
            <text:p>ASSAULT, SIMPLE, DOMESTIC</text:p>
          </table:table-cell>
          <table:table-cell table:style-name="ce22" office:value-type="string">
            <text:p>CREEDMOOR COURT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27T00:00:00">
            <text:p>5/27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CREEDMOOR COURT</text:p>
          </table:table-cell>
          <table:table-cell table:style-name="ce24" office:value-type="float" office:value="116">
            <text:p>116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2-12T00:00:00">
            <text:p>2/12/2003</text:p>
          </table:table-cell>
          <table:table-cell table:style-name="ce22" office:value-type="string">
            <text:p>ASSAULT, SIMPLE, DOMESTIC</text:p>
          </table:table-cell>
          <table:table-cell table:style-name="ce22" office:value-type="string">
            <text:p>CREEDMOR COURT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09T00:00:00">
            <text:p>1/9/2003</text:p>
          </table:table-cell>
          <table:table-cell table:style-name="ce24" office:value-type="string">
            <text:p>OVERDOSE</text:p>
          </table:table-cell>
          <table:table-cell table:style-name="ce24" office:value-type="string">
            <text:p>CREEDMORE COURT</text:p>
          </table:table-cell>
          <table:table-cell table:style-name="ce24" office:value-type="float" office:value="116">
            <text:p>116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15T00:00:00">
            <text:p>8/15/2003</text:p>
          </table:table-cell>
          <table:table-cell table:style-name="ce22" office:value-type="string">
            <text:p>ARSON</text:p>
          </table:table-cell>
          <table:table-cell table:style-name="ce22" office:value-type="string">
            <text:p>CUSTIS DRIVE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27T00:00:00">
            <text:p>3/27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DENNIS DRIVE</text:p>
          </table:table-cell>
          <table:table-cell table:style-name="ce24" office:value-type="float" office:value="162">
            <text:p>162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27T00:00:00">
            <text:p>6/27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DODGE DRIVE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09T00:00:00">
            <text:p>3/9/2003</text:p>
          </table:table-cell>
          <table:table-cell table:style-name="ce24" office:value-type="string">
            <text:p>OBSCENE/THREATENING PHONE CALL</text:p>
          </table:table-cell>
          <table:table-cell table:style-name="ce24" office:value-type="string">
            <text:p>DODGE DRIVE</text:p>
          </table:table-cell>
          <table:table-cell table:style-name="ce24" office:value-type="float" office:value="137">
            <text:p>137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11T00:00:00">
            <text:p>6/11/2003</text:p>
          </table:table-cell>
          <table:table-cell table:style-name="ce22" office:value-type="string">
            <text:p>ASSAULT, SIMPLE, DOMESTIC</text:p>
          </table:table-cell>
          <table:table-cell table:style-name="ce22" office:value-type="string">
            <text:p>DOUGLAS DRIV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02T00:00:00">
            <text:p>1/2/2003</text:p>
          </table:table-cell>
          <table:table-cell table:style-name="ce24" office:value-type="string">
            <text:p>ATTEMPTED SUICIDE</text:p>
          </table:table-cell>
          <table:table-cell table:style-name="ce24" office:value-type="string">
            <text:p>DOUGLAS DRIVE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1-09T00:00:00">
            <text:p>1/9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DOUGLAS DRIV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11T00:00:00">
            <text:p>4/11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DOUGLAS DRIVE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08T00:00:00">
            <text:p>12/8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DOUGLAS DRIV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11T00:00:00">
            <text:p>6/11/2003</text:p>
          </table:table-cell>
          <table:table-cell table:style-name="ce24" office:value-type="string">
            <text:p>OBSTRUCTING JUSTICE</text:p>
          </table:table-cell>
          <table:table-cell table:style-name="ce24" office:value-type="string">
            <text:p>DOUGLAS DRIVE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28T00:00:00">
            <text:p>6/28/2003</text:p>
          </table:table-cell>
          <table:table-cell table:style-name="ce22" office:value-type="string">
            <text:p>SEXUAL BATTERY</text:p>
          </table:table-cell>
          <table:table-cell table:style-name="ce22" office:value-type="string">
            <text:p>DOUGLAS DRIV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09T00:00:00">
            <text:p>8/9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DREW ROAD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25T00:00:00">
            <text:p>11/25/2003</text:p>
          </table:table-cell>
          <table:table-cell table:style-name="ce22" office:value-type="string">
            <text:p>DISORDERLY CONDUCT</text:p>
          </table:table-cell>
          <table:table-cell table:style-name="ce22" office:value-type="string">
            <text:p>DREW ROAD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2-25T00:00:00">
            <text:p>2/25/2003</text:p>
          </table:table-cell>
          <table:table-cell table:style-name="ce24" office:value-type="string">
            <text:p>BURGLARY, RESIDENTIAL</text:p>
          </table:table-cell>
          <table:table-cell table:style-name="ce24" office:value-type="string">
            <text:p>DUNCAN DRIVE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25T00:00:00">
            <text:p>10/25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DUNCAN DRIVE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05T00:00:00">
            <text:p>7/5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DUNCAN DRIVE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24T00:00:00">
            <text:p>6/24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DUNCAN DRIVE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2-25T00:00:00">
            <text:p>2/25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DUNCAN DRIVE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07T00:00:00">
            <text:p>11/7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E MAYNOR DRIVE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11T00:00:00">
            <text:p>8/11/2003</text:p>
          </table:table-cell>
          <table:table-cell table:style-name="ce24" office:value-type="string">
            <text:p>BURGLARY, BUSINESS</text:p>
          </table:table-cell>
          <table:table-cell table:style-name="ce24" office:value-type="string">
            <text:p>E QUEENS</text:p>
          </table:table-cell>
          <table:table-cell table:style-name="ce24" office:value-type="float" office:value="162">
            <text:p>162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11T00:00:00">
            <text:p>8/11/2003</text:p>
          </table:table-cell>
          <table:table-cell table:style-name="ce22" office:value-type="string">
            <text:p>DAMAGE PROPERTY, BUSINESS</text:p>
          </table:table-cell>
          <table:table-cell table:style-name="ce22" office:value-type="string">
            <text:p>E QUEENS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11T00:00:00">
            <text:p>8/11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E QUEENS</text:p>
          </table:table-cell>
          <table:table-cell table:style-name="ce24" office:value-type="float" office:value="162">
            <text:p>162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30T00:00:00">
            <text:p>5/30/2003</text:p>
          </table:table-cell>
          <table:table-cell table:style-name="ce22" office:value-type="string">
            <text:p>BURGLARY, RESIDENTIAL</text:p>
          </table:table-cell>
          <table:table-cell table:style-name="ce22" office:value-type="string">
            <text:p>EDALE AVENUE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30T00:00:00">
            <text:p>5/30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EDALE AVENUE</text:p>
          </table:table-cell>
          <table:table-cell table:style-name="ce24" office:value-type="float" office:value="135">
            <text:p>135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14T00:00:00">
            <text:p>7/14/2003</text:p>
          </table:table-cell>
          <table:table-cell table:style-name="ce22" office:value-type="string">
            <text:p>RUNAWAY JUVENILE</text:p>
          </table:table-cell>
          <table:table-cell table:style-name="ce22" office:value-type="string">
            <text:p>FILLMORE STREET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14T00:00:00">
            <text:p>12/14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FLINTLOCK DRIVE</text:p>
          </table:table-cell>
          <table:table-cell table:style-name="ce24" office:value-type="float" office:value="163">
            <text:p>163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3-23T00:00:00">
            <text:p>3/23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FLINTLOCK DRIVE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25T00:00:00">
            <text:p>9/25/2003</text:p>
          </table:table-cell>
          <table:table-cell table:style-name="ce24" office:value-type="string">
            <text:p>ASSAULT, SIMPLE, DOMESTIC</text:p>
          </table:table-cell>
          <table:table-cell table:style-name="ce24" office:value-type="string">
            <text:p>GEORGE TOWN CRESCENT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23T00:00:00">
            <text:p>8/23/2003</text:p>
          </table:table-cell>
          <table:table-cell table:style-name="ce22" office:value-type="string">
            <text:p>RUNAWAY JUVENILE</text:p>
          </table:table-cell>
          <table:table-cell table:style-name="ce22" office:value-type="string">
            <text:p>GEORGE TOWN CRESCENT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01T00:00:00">
            <text:p>12/1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GEORGE WASHINGTON MEMORIAL HIGHW</text:p>
          </table:table-cell>
          <table:table-cell table:style-name="ce28"/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08T00:00:00">
            <text:p>8/8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GEORGE WASHINGTON MEMORIAL HIGHW</text:p>
          </table:table-cell>
          <table:table-cell table:style-name="ce21"/>
          <table:table-cell table:style-name="ce22" office:value-type="float" office:value="23185">
            <text:p>23185</text:p>
          </table:table-cell>
          <table:table-cell table:style-name="ce22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30T00:00:00">
            <text:p>1/30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GEORGE WASHINGTON MEMORIAL HIGHW</text:p>
          </table:table-cell>
          <table:table-cell table:style-name="ce28"/>
          <table:table-cell table:style-name="ce24" office:value-type="float" office:value="23185">
            <text:p>23185</text:p>
          </table:table-cell>
          <table:table-cell table:style-name="ce24" office:value-type="float" office:value="200">
            <text:p>200</text:p>
          </table:table-cell>
        </table:table-row>
        <table:table-row table:style-name="ro2">
          <table:table-cell table:style-name="ce26" office:value-type="date" office:date-value="2003-03-15T00:00:00">
            <text:p>3/15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GEORGE WASHINGTON MEMORIAL HIGHW</text:p>
          </table:table-cell>
          <table:table-cell table:style-name="ce21"/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12T00:00:00">
            <text:p>12/12/2003</text:p>
          </table:table-cell>
          <table:table-cell table:style-name="ce24" office:value-type="string">
            <text:p>LARCENY, SHOPLIFTING</text:p>
          </table:table-cell>
          <table:table-cell table:style-name="ce24" office:value-type="string">
            <text:p>GEORGE WASHINGTON MEMORIAL HIGHW</text:p>
          </table:table-cell>
          <table:table-cell table:style-name="ce28"/>
          <table:table-cell table:style-name="ce24" office:value-type="float" office:value="23185">
            <text:p>23185</text:p>
          </table:table-cell>
          <table:table-cell table:style-name="ce24" office:value-type="float" office:value="200">
            <text:p>200</text:p>
          </table:table-cell>
        </table:table-row>
        <table:table-row table:style-name="ro2">
          <table:table-cell table:style-name="ce26" office:value-type="date" office:date-value="2003-03-19T00:00:00">
            <text:p>3/19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GEORGETOWN CRESCENT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25T00:00:00">
            <text:p>8/25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GEORGETOWN CRESCENT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16T00:00:00">
            <text:p>5/16/2003</text:p>
          </table:table-cell>
          <table:table-cell table:style-name="ce22" office:value-type="string">
            <text:p>BURGLARY, RESIDENTIAL</text:p>
          </table:table-cell>
          <table:table-cell table:style-name="ce22" office:value-type="string">
            <text:p>GOVERNMENT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16T00:00:00">
            <text:p>5/16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GOVERNMENT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08T00:00:00">
            <text:p>7/8/2003</text:p>
          </table:table-cell>
          <table:table-cell table:style-name="ce22" office:value-type="string">
            <text:p>DRUNK IN PUBLIC</text:p>
          </table:table-cell>
          <table:table-cell table:style-name="ce22" office:value-type="string">
            <text:p>GOVERNMENT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16T00:00:00">
            <text:p>5/16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GOVERNMENT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2-24T00:00:00">
            <text:p>2/24/2003</text:p>
          </table:table-cell>
          <table:table-cell table:style-name="ce22" office:value-type="string">
            <text:p>ASSAULT, SIMPLE</text:p>
          </table:table-cell>
          <table:table-cell table:style-name="ce22" office:value-type="string">
            <text:p>GRAFTON DRIVE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01T00:00:00">
            <text:p>7/1/2003</text:p>
          </table:table-cell>
          <table:table-cell table:style-name="ce24" office:value-type="string">
            <text:p>ASSAULT, AGGRAVATED</text:p>
          </table:table-cell>
          <table:table-cell table:style-name="ce24" office:value-type="string">
            <text:p>HARROP LANE</text:p>
          </table:table-cell>
          <table:table-cell table:style-name="ce24" office:value-type="float" office:value="125">
            <text:p>125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06T00:00:00">
            <text:p>12/6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HARROP LANE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02T00:00:00">
            <text:p>12/2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HARROP LANE</text:p>
          </table:table-cell>
          <table:table-cell table:style-name="ce24" office:value-type="float" office:value="125">
            <text:p>125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18T00:00:00">
            <text:p>4/18/2003</text:p>
          </table:table-cell>
          <table:table-cell table:style-name="ce22" office:value-type="string">
            <text:p>FRAUD-CREDIT CARD/AUTOMATIC TELLER</text:p>
          </table:table-cell>
          <table:table-cell table:style-name="ce22" office:value-type="string">
            <text:p>HARROP LANE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23T00:00:00">
            <text:p>5/23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HARROP LANE</text:p>
          </table:table-cell>
          <table:table-cell table:style-name="ce24" office:value-type="float" office:value="125">
            <text:p>125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01T00:00:00">
            <text:p>6/1/2003</text:p>
          </table:table-cell>
          <table:table-cell table:style-name="ce22" office:value-type="string">
            <text:p>ASSAULT, SIMPLE, DOMESTIC</text:p>
          </table:table-cell>
          <table:table-cell table:style-name="ce22" office:value-type="string">
            <text:p>HIGH POINT ROAD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16T00:00:00">
            <text:p>3/16/2003</text:p>
          </table:table-cell>
          <table:table-cell table:style-name="ce24" office:value-type="string">
            <text:p>ASSAULT, SIMPLE</text:p>
          </table:table-cell>
          <table:table-cell table:style-name="ce24" office:value-type="string">
            <text:p>HIGHPOINT ROAD</text:p>
          </table:table-cell>
          <table:table-cell table:style-name="ce24" office:value-type="float" office:value="270">
            <text:p>27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3-06T00:00:00">
            <text:p>3/6/2003</text:p>
          </table:table-cell>
          <table:table-cell table:style-name="ce22" office:value-type="string">
            <text:p>ASSAULT, SIMPLE</text:p>
          </table:table-cell>
          <table:table-cell table:style-name="ce22" office:value-type="string">
            <text:p>HUBBARD LANE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25T00:00:00">
            <text:p>11/25/2003</text:p>
          </table:table-cell>
          <table:table-cell table:style-name="ce24" office:value-type="string">
            <text:p>ASSAULT, SIMPLE, DOMESTIC</text:p>
          </table:table-cell>
          <table:table-cell table:style-name="ce24" office:value-type="string">
            <text:p>HUBBARD LANE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13T00:00:00">
            <text:p>6/13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HUBBARD LANE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21T00:00:00">
            <text:p>8/21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HUBBARD LANE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15T00:00:00">
            <text:p>7/15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HUBBARD LANE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05T00:00:00">
            <text:p>12/5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HUBBARD LANE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11T00:00:00">
            <text:p>4/11/2003</text:p>
          </table:table-cell>
          <table:table-cell table:style-name="ce22" office:value-type="string">
            <text:p>CREDIT CARD FRAUD</text:p>
          </table:table-cell>
          <table:table-cell table:style-name="ce22" office:value-type="string">
            <text:p>HUBBARD LANE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11T00:00:00">
            <text:p>4/11/2003</text:p>
          </table:table-cell>
          <table:table-cell table:style-name="ce24" office:value-type="string">
            <text:p>CREDIT CARD THEFT</text:p>
          </table:table-cell>
          <table:table-cell table:style-name="ce24" office:value-type="string">
            <text:p>HUBBARD LANE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22T00:00:00">
            <text:p>4/22/2003</text:p>
          </table:table-cell>
          <table:table-cell table:style-name="ce22" office:value-type="string">
            <text:p>CREDIT CARD THEFT</text:p>
          </table:table-cell>
          <table:table-cell table:style-name="ce22" office:value-type="string">
            <text:p>HUBBARD LANE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10T00:00:00">
            <text:p>11/10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HUBBARD LANE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16T00:00:00">
            <text:p>5/16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HUBBARD LANE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07T00:00:00">
            <text:p>7/7/2003</text:p>
          </table:table-cell>
          <table:table-cell table:style-name="ce24" office:value-type="string">
            <text:p>ELUDING POLICE</text:p>
          </table:table-cell>
          <table:table-cell table:style-name="ce24" office:value-type="string">
            <text:p>HUBBARD LANE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10T00:00:00">
            <text:p>12/10/2003</text:p>
          </table:table-cell>
          <table:table-cell table:style-name="ce22" office:value-type="string">
            <text:p>LARCENY,FROM MOTOR VEHICLE</text:p>
          </table:table-cell>
          <table:table-cell table:style-name="ce22" office:value-type="string">
            <text:p>HUBBARD LANE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29T00:00:00">
            <text:p>12/29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JIB COURT</text:p>
          </table:table-cell>
          <table:table-cell table:style-name="ce24" office:value-type="float" office:value="345">
            <text:p>345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30T00:00:00">
            <text:p>12/30/2003</text:p>
          </table:table-cell>
          <table:table-cell table:style-name="ce22" office:value-type="string">
            <text:p>LARCENY,FROM MOTOR VEHICLE</text:p>
          </table:table-cell>
          <table:table-cell table:style-name="ce22" office:value-type="string">
            <text:p>JIB COURT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25T00:00:00">
            <text:p>8/25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KINGSGATE PARKWAY</text:p>
          </table:table-cell>
          <table:table-cell table:style-name="ce24" office:value-type="float" office:value="103">
            <text:p>103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1-09T00:00:00">
            <text:p>1/9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LAKESHEAD DRIVE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16T00:00:00">
            <text:p>1/16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LAMPLIGHTER PLACE</text:p>
          </table:table-cell>
          <table:table-cell table:style-name="ce24" office:value-type="float" office:value="226">
            <text:p>226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100">
            <text:p>100</text:p>
          </table:table-cell>
        </table:table-row>
        <table:table-row table:style-name="ro2">
          <table:table-cell table:style-name="ce26" office:value-type="date" office:date-value="2003-03-27T00:00:00">
            <text:p>3/27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LEVINSON PASS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18T00:00:00">
            <text:p>1/18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LODGE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27T00:00:00">
            <text:p>5/27/2003</text:p>
          </table:table-cell>
          <table:table-cell table:style-name="ce22" office:value-type="string">
            <text:p>RUNAWAY JUVENILE</text:p>
          </table:table-cell>
          <table:table-cell table:style-name="ce22" office:value-type="string">
            <text:p>LODGE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23T00:00:00">
            <text:p>1/23/2003</text:p>
          </table:table-cell>
          <table:table-cell table:style-name="ce24" office:value-type="string">
            <text:p>TRESPASSING</text:p>
          </table:table-cell>
          <table:table-cell table:style-name="ce24" office:value-type="string">
            <text:p>LODGE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3-18T00:00:00">
            <text:p>3/18/2003</text:p>
          </table:table-cell>
          <table:table-cell table:style-name="ce22" office:value-type="string">
            <text:p>ASSAULT, SIMPLE</text:p>
          </table:table-cell>
          <table:table-cell table:style-name="ce22" office:value-type="string">
            <text:p>LUTHER &amp; PARK CIRCL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10T00:00:00">
            <text:p>11/10/2003</text:p>
          </table:table-cell>
          <table:table-cell table:style-name="ce24" office:value-type="string">
            <text:p>ABDUCTION &amp; KIDNAPPING</text:p>
          </table:table-cell>
          <table:table-cell table:style-name="ce24" office:value-type="string">
            <text:p>LUTHER DRIVE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10T00:00:00">
            <text:p>11/10/2003</text:p>
          </table:table-cell>
          <table:table-cell table:style-name="ce22" office:value-type="string">
            <text:p>AGGRAVATED SEXUAL BATTERY</text:p>
          </table:table-cell>
          <table:table-cell table:style-name="ce22" office:value-type="string">
            <text:p>LUTHER DRIV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28T00:00:00">
            <text:p>5/28/2003</text:p>
          </table:table-cell>
          <table:table-cell table:style-name="ce24" office:value-type="string">
            <text:p>BURGLARY, RESIDENTIAL</text:p>
          </table:table-cell>
          <table:table-cell table:style-name="ce24" office:value-type="string">
            <text:p>LUTHER DRIVE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21T00:00:00">
            <text:p>5/21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LUTHER DRIV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10T00:00:00">
            <text:p>11/10/2003</text:p>
          </table:table-cell>
          <table:table-cell table:style-name="ce24" office:value-type="string">
            <text:p>CONTRIBUTING TO THE DELINQUENCY OF A MINOR</text:p>
          </table:table-cell>
          <table:table-cell table:style-name="ce24" office:value-type="string">
            <text:p>LUTHER DRIVE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28T00:00:00">
            <text:p>5/28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LUTHER DRIV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28T00:00:00">
            <text:p>5/28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LUTHER DRIVE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24T00:00:00">
            <text:p>11/24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MARBLE RUN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31T00:00:00">
            <text:p>1/31/2003</text:p>
          </table:table-cell>
          <table:table-cell table:style-name="ce24" office:value-type="string">
            <text:p>LOST PROPERTY</text:p>
          </table:table-cell>
          <table:table-cell table:style-name="ce24" office:value-type="string">
            <text:p>MARSHALL WAY</text:p>
          </table:table-cell>
          <table:table-cell table:style-name="ce24" office:value-type="float" office:value="227">
            <text:p>227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05T00:00:00">
            <text:p>4/5/2003</text:p>
          </table:table-cell>
          <table:table-cell table:style-name="ce22" office:value-type="string">
            <text:p>ASSAULT, SIMPLE, DOMESTIC</text:p>
          </table:table-cell>
          <table:table-cell table:style-name="ce22" office:value-type="string">
            <text:p>MAYNOR DRIVE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23T00:00:00">
            <text:p>5/23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MAYNOR DRIVE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27T00:00:00">
            <text:p>5/27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MAYNOR DRIVE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08T00:00:00">
            <text:p>4/8/2003</text:p>
          </table:table-cell>
          <table:table-cell table:style-name="ce24" office:value-type="string">
            <text:p>ELUDING POLICE</text:p>
          </table:table-cell>
          <table:table-cell table:style-name="ce24" office:value-type="string">
            <text:p>MAYNOR DRIVE &amp; WILKINS DRIVE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08T00:00:00">
            <text:p>4/8/2003</text:p>
          </table:table-cell>
          <table:table-cell table:style-name="ce22" office:value-type="string">
            <text:p>UNAUTHORIZED USE OF VEHICLE</text:p>
          </table:table-cell>
          <table:table-cell table:style-name="ce22" office:value-type="string">
            <text:p>MAYNOR DRIVE &amp; WILKINS DRIVE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22T00:00:00">
            <text:p>8/22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MCLAWS CIRCLE</text:p>
          </table:table-cell>
          <table:table-cell table:style-name="ce24" office:value-type="float" office:value="118">
            <text:p>11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09T00:00:00">
            <text:p>12/9/2003</text:p>
          </table:table-cell>
          <table:table-cell table:style-name="ce22" office:value-type="string">
            <text:p>CARRYING CONCEALED WEAPON -1ST OFFENSE</text:p>
          </table:table-cell>
          <table:table-cell table:style-name="ce22" office:value-type="string">
            <text:p>ME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16T00:00:00">
            <text:p>12/16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ME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24T00:00:00">
            <text:p>4/24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ME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26T00:00:00">
            <text:p>9/26/2003</text:p>
          </table:table-cell>
          <table:table-cell table:style-name="ce24" office:value-type="string">
            <text:p>DRIVING UNDER THE INFLUENCE OF ALCOHOL</text:p>
          </table:table-cell>
          <table:table-cell table:style-name="ce24" office:value-type="string">
            <text:p>ME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09T00:00:00">
            <text:p>12/9/2003</text:p>
          </table:table-cell>
          <table:table-cell table:style-name="ce22" office:value-type="string">
            <text:p>DRIVING UNDER THE INFLUENCE OF ALCOHOL</text:p>
          </table:table-cell>
          <table:table-cell table:style-name="ce22" office:value-type="string">
            <text:p>ME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10T00:00:00">
            <text:p>12/10/2003</text:p>
          </table:table-cell>
          <table:table-cell table:style-name="ce24" office:value-type="string">
            <text:p>DRIVING UNDER THE INFLUENCE OF ALCOHOL</text:p>
          </table:table-cell>
          <table:table-cell table:style-name="ce24" office:value-type="string">
            <text:p>ME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9-26T00:00:00">
            <text:p>9/26/2003</text:p>
          </table:table-cell>
          <table:table-cell table:style-name="ce22" office:value-type="string">
            <text:p>DRIVING W/SUSPENDED OR REVOKED LICENSE</text:p>
          </table:table-cell>
          <table:table-cell table:style-name="ce22" office:value-type="string">
            <text:p>ME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15T00:00:00">
            <text:p>8/15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ME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10T00:00:00">
            <text:p>12/10/2003</text:p>
          </table:table-cell>
          <table:table-cell table:style-name="ce22" office:value-type="string">
            <text:p>OPERATE MOTOR VEHICLE -HABITUAL OFFENDER</text:p>
          </table:table-cell>
          <table:table-cell table:style-name="ce22" office:value-type="string">
            <text:p>ME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15T00:00:00">
            <text:p>8/15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ME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9-13T00:00:00">
            <text:p>9/13/2003</text:p>
          </table:table-cell>
          <table:table-cell table:style-name="ce22" office:value-type="string">
            <text:p>POSSESSION OF MARIJUANA</text:p>
          </table:table-cell>
          <table:table-cell table:style-name="ce22" office:value-type="string">
            <text:p>ME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13T00:00:00">
            <text:p>9/13/2003</text:p>
          </table:table-cell>
          <table:table-cell table:style-name="ce24" office:value-type="string">
            <text:p>RECKLESS - GENERAL</text:p>
          </table:table-cell>
          <table:table-cell table:style-name="ce24" office:value-type="string">
            <text:p>ME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9-26T00:00:00">
            <text:p>9/26/2003</text:p>
          </table:table-cell>
          <table:table-cell table:style-name="ce22" office:value-type="string">
            <text:p>RECKLESS DRIVING - PRIVATE PROPERTY (SEE CODE) [CL MERIMAC TRAIL</text:p>
          </table:table-cell>
          <table:table-cell table:style-name="ce21"/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26T00:00:00">
            <text:p>9/26/2003</text:p>
          </table:table-cell>
          <table:table-cell table:style-name="ce24" office:value-type="string">
            <text:p>REFUSE BLOOD/BREATH TEST</text:p>
          </table:table-cell>
          <table:table-cell table:style-name="ce24" office:value-type="string">
            <text:p>ME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10T00:00:00">
            <text:p>12/10/2003</text:p>
          </table:table-cell>
          <table:table-cell table:style-name="ce22" office:value-type="string">
            <text:p>REFUSE BLOOD/BREATH TEST</text:p>
          </table:table-cell>
          <table:table-cell table:style-name="ce22" office:value-type="string">
            <text:p>ME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2-06T00:00:00">
            <text:p>2/6/2003</text:p>
          </table:table-cell>
          <table:table-cell table:style-name="ce24" office:value-type="string">
            <text:p>POSSESSION OF MARIJUANA</text:p>
          </table:table-cell>
          <table:table-cell table:style-name="ce24" office:value-type="string">
            <text:p>MERIMAC TRAIL &amp; ROCHAMBEAU RO 228</text:p>
          </table:table-cell>
          <table:table-cell table:style-name="ce28"/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27T00:00:00">
            <text:p>6/27/2003</text:p>
          </table:table-cell>
          <table:table-cell table:style-name="ce22" office:value-type="string">
            <text:p>DRUGS, POSSESS COCAINE</text:p>
          </table:table-cell>
          <table:table-cell table:style-name="ce22" office:value-type="string">
            <text:p>MERIMAC TRAIL @ CARVER GARDEN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28T00:00:00">
            <text:p>8/28/2003</text:p>
          </table:table-cell>
          <table:table-cell table:style-name="ce24" office:value-type="string">
            <text:p>DRIVING UNDER THE INFLUENCE OF ALCOHOL</text:p>
          </table:table-cell>
          <table:table-cell table:style-name="ce24" office:value-type="string">
            <text:p>MERIMAC TRAIL @ JAMES YORK PLA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28T00:00:00">
            <text:p>8/28/2003</text:p>
          </table:table-cell>
          <table:table-cell table:style-name="ce22" office:value-type="string">
            <text:p>DRIVING W/SUSPENDED OR REVOKED LICENSE</text:p>
          </table:table-cell>
          <table:table-cell table:style-name="ce22" office:value-type="string">
            <text:p>MERIMAC TRAIL @ JAMES YORK PLA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28T00:00:00">
            <text:p>8/28/2003</text:p>
          </table:table-cell>
          <table:table-cell table:style-name="ce24" office:value-type="string">
            <text:p>REFUSE BLOOD/BREATH TEST</text:p>
          </table:table-cell>
          <table:table-cell table:style-name="ce24" office:value-type="string">
            <text:p>MERIMAC TRAIL @ JAMES YORK PLA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27T00:00:00">
            <text:p>12/27/2003</text:p>
          </table:table-cell>
          <table:table-cell table:style-name="ce22" office:value-type="string">
            <text:p>DRIVING W/SUSPENDED OR REVOKED LICENSE</text:p>
          </table:table-cell>
          <table:table-cell table:style-name="ce22" office:value-type="string">
            <text:p>MERIMAC TRAIL @ PENNIMAN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30T00:00:00">
            <text:p>5/30/2003</text:p>
          </table:table-cell>
          <table:table-cell table:style-name="ce24" office:value-type="string">
            <text:p>DRIVING UNDER THE INFLUENCE OF ALCOHOL</text:p>
          </table:table-cell>
          <table:table-cell table:style-name="ce24" office:value-type="string">
            <text:p>MERIMAC TRAIL @ RT 132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30T00:00:00">
            <text:p>5/30/2003</text:p>
          </table:table-cell>
          <table:table-cell table:style-name="ce22" office:value-type="string">
            <text:p>REFUSE BLOOD/BREATH TEST</text:p>
          </table:table-cell>
          <table:table-cell table:style-name="ce22" office:value-type="string">
            <text:p>MERIMAC TRAIL @ RT 132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28T00:00:00">
            <text:p>12/28/2003</text:p>
          </table:table-cell>
          <table:table-cell table:style-name="ce24" office:value-type="string">
            <text:p>DRIVING UNDER THE INFLUENCE OF ALCOHOL</text:p>
          </table:table-cell>
          <table:table-cell table:style-name="ce24" office:value-type="string">
            <text:p>MERIMAC TRAIL @ RT 199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28T00:00:00">
            <text:p>12/28/2003</text:p>
          </table:table-cell>
          <table:table-cell table:style-name="ce22" office:value-type="string">
            <text:p>DRIVING W/SUSPENDED OR REVOKED LICENSE</text:p>
          </table:table-cell>
          <table:table-cell table:style-name="ce22" office:value-type="string">
            <text:p>MERIMAC TRAIL @ RT 199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04T00:00:00">
            <text:p>5/4/2003</text:p>
          </table:table-cell>
          <table:table-cell table:style-name="ce24" office:value-type="string">
            <text:p>DRUNK IN PUBLIC</text:p>
          </table:table-cell>
          <table:table-cell table:style-name="ce24" office:value-type="string">
            <text:p>MERIMAC TRAIL @ SUBURBAN PROP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9-02T00:00:00">
            <text:p>9/2/2003</text:p>
          </table:table-cell>
          <table:table-cell table:style-name="ce22" office:value-type="string">
            <text:p>DRIVING UNDER THE INFLUENCE OF ALCOHOL</text:p>
          </table:table-cell>
          <table:table-cell table:style-name="ce22" office:value-type="string">
            <text:p>MERIMAC TRAIL @ TAM O SHANTER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13T00:00:00">
            <text:p>5/13/2003</text:p>
          </table:table-cell>
          <table:table-cell table:style-name="ce24" office:value-type="string">
            <text:p>DRIVING UNDER THE INFLUENCE OF ALCOHOL</text:p>
          </table:table-cell>
          <table:table-cell table:style-name="ce24" office:value-type="string">
            <text:p>MERIMAC TRAIL AND COUNTY LINE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26T00:00:00">
            <text:p>5/26/2003</text:p>
          </table:table-cell>
          <table:table-cell table:style-name="ce22" office:value-type="string">
            <text:p>DRIVING W/SUSPENDED OR REVOKED LICENSE</text:p>
          </table:table-cell>
          <table:table-cell table:style-name="ce22" office:value-type="string">
            <text:p>MERIMAC TRAIL AND COUNTY LINE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13T00:00:00">
            <text:p>5/13/2003</text:p>
          </table:table-cell>
          <table:table-cell table:style-name="ce24" office:value-type="string">
            <text:p>UNLAWFUL PURCHASE OR POSSESS ALCOHOLIC BEVERAGMERIMAC TRAIL AND COUNTY LINE</text:p>
          </table:table-cell>
          <table:table-cell table:style-name="ce28"/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04T00:00:00">
            <text:p>11/4/2003</text:p>
          </table:table-cell>
          <table:table-cell table:style-name="ce22" office:value-type="string">
            <text:p>DRIVING UNDER THE INFLUENCE OF ALCOHOL</text:p>
          </table:table-cell>
          <table:table-cell table:style-name="ce22" office:value-type="string">
            <text:p>MERIMAC TRAIL AND PENNIMAN ROA 228</text:p>
          </table:table-cell>
          <table:table-cell table:style-name="ce21"/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04T00:00:00">
            <text:p>11/4/2003</text:p>
          </table:table-cell>
          <table:table-cell table:style-name="ce24" office:value-type="string">
            <text:p>OPERATE MOTOR VEHICLE -HABITUAL OFFENDER</text:p>
          </table:table-cell>
          <table:table-cell table:style-name="ce24" office:value-type="string">
            <text:p>MERIMAC TRAIL AND PENNIMAN ROA 228</text:p>
          </table:table-cell>
          <table:table-cell table:style-name="ce28"/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11T00:00:00">
            <text:p>4/11/2003</text:p>
          </table:table-cell>
          <table:table-cell table:style-name="ce22" office:value-type="string">
            <text:p>DRIVING UNDER THE INFLUENCE OF ALCOHOL</text:p>
          </table:table-cell>
          <table:table-cell table:style-name="ce22" office:value-type="string">
            <text:p>MERIMAC TRAIL AND RT 199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24T00:00:00">
            <text:p>12/24/2003</text:p>
          </table:table-cell>
          <table:table-cell table:style-name="ce24" office:value-type="string">
            <text:p>DRIVING W/SUSPENDED OR REVOKED LICENSE</text:p>
          </table:table-cell>
          <table:table-cell table:style-name="ce24" office:value-type="string">
            <text:p>MERIMAC TRAIL AND RT 199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14T00:00:00">
            <text:p>5/14/2003</text:p>
          </table:table-cell>
          <table:table-cell table:style-name="ce22" office:value-type="string">
            <text:p>POSSESSION OF MARIJUANA</text:p>
          </table:table-cell>
          <table:table-cell table:style-name="ce22" office:value-type="string">
            <text:p>MERIMAC TRAIL AND RT 199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2-09T00:00:00">
            <text:p>2/9/2003</text:p>
          </table:table-cell>
          <table:table-cell table:style-name="ce24" office:value-type="string">
            <text:p>RECOVERED VEHICLE-STOLEN OTHER JURISDICTION</text:p>
          </table:table-cell>
          <table:table-cell table:style-name="ce24" office:value-type="string">
            <text:p>MERIMAC TRAIL NEAR COUNTRY CLU 228</text:p>
          </table:table-cell>
          <table:table-cell table:style-name="ce28"/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18T00:00:00">
            <text:p>12/18/2003</text:p>
          </table:table-cell>
          <table:table-cell table:style-name="ce22" office:value-type="string">
            <text:p>DRIVING W/SUSPENDED OR REVOKED LICENSE</text:p>
          </table:table-cell>
          <table:table-cell table:style-name="ce22" office:value-type="string">
            <text:p>MERIMAC TRAIL/IN. 64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18T00:00:00">
            <text:p>12/18/2003</text:p>
          </table:table-cell>
          <table:table-cell table:style-name="ce24" office:value-type="string">
            <text:p>POSSESSION OF CONTROLLED SUBSTANCES</text:p>
          </table:table-cell>
          <table:table-cell table:style-name="ce24" office:value-type="string">
            <text:p>MERIMAC TRAIL/IN. 64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18T00:00:00">
            <text:p>12/18/2003</text:p>
          </table:table-cell>
          <table:table-cell table:style-name="ce22" office:value-type="string">
            <text:p>RECKLESS - GENERAL</text:p>
          </table:table-cell>
          <table:table-cell table:style-name="ce22" office:value-type="string">
            <text:p>MERIMAC TRAIL/IN. 64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16T00:00:00">
            <text:p>3/16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MERIMAC TRAIL/PENNIMAN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13T00:00:00">
            <text:p>12/13/2003</text:p>
          </table:table-cell>
          <table:table-cell table:style-name="ce22" office:value-type="string">
            <text:p>ASSAULT, AGGRAVATED, DOMESTIC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12T00:00:00">
            <text:p>5/12/2003</text:p>
          </table:table-cell>
          <table:table-cell table:style-name="ce24" office:value-type="string">
            <text:p>ASSAULT, SIMPLE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2-08T00:00:00">
            <text:p>2/8/2003</text:p>
          </table:table-cell>
          <table:table-cell table:style-name="ce22" office:value-type="string">
            <text:p>ASSAULT, SIMPLE, DOMESTIC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25T00:00:00">
            <text:p>4/25/2003</text:p>
          </table:table-cell>
          <table:table-cell table:style-name="ce24" office:value-type="string">
            <text:p>ASSAULT, SIMPLE, DOMESTIC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27T00:00:00">
            <text:p>12/27/2003</text:p>
          </table:table-cell>
          <table:table-cell table:style-name="ce22" office:value-type="string">
            <text:p>BURGLARY, BUSINESS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13T00:00:00">
            <text:p>12/13/2003</text:p>
          </table:table-cell>
          <table:table-cell table:style-name="ce24" office:value-type="string">
            <text:p>CARRYING CONCEALED WEAPON -1ST OFFENSE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09T00:00:00">
            <text:p>12/9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05T00:00:00">
            <text:p>9/5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02T00:00:00">
            <text:p>12/2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29T00:00:00">
            <text:p>11/29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21T00:00:00">
            <text:p>11/21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31T00:00:00">
            <text:p>7/31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02T00:00:00">
            <text:p>12/2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30T00:00:00">
            <text:p>7/30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21T00:00:00">
            <text:p>8/21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16T00:00:00">
            <text:p>10/16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04T00:00:00">
            <text:p>5/4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21T00:00:00">
            <text:p>8/21/2003</text:p>
          </table:table-cell>
          <table:table-cell table:style-name="ce24" office:value-type="string">
            <text:p>CREDIT CARD FRAUD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28T00:00:00">
            <text:p>7/28/2003</text:p>
          </table:table-cell>
          <table:table-cell table:style-name="ce22" office:value-type="string">
            <text:p>DAMAGE PROPERTY, BUSINESS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11T00:00:00">
            <text:p>11/11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11T00:00:00">
            <text:p>11/11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11T00:00:00">
            <text:p>11/11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13T00:00:00">
            <text:p>12/13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06T00:00:00">
            <text:p>6/6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22T00:00:00">
            <text:p>4/22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24T00:00:00">
            <text:p>7/24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05T00:00:00">
            <text:p>8/5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28T00:00:00">
            <text:p>9/28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14T00:00:00">
            <text:p>10/14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15T00:00:00">
            <text:p>1/15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9-30T00:00:00">
            <text:p>9/30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13T00:00:00">
            <text:p>5/13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10T00:00:00">
            <text:p>12/10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13T00:00:00">
            <text:p>12/13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13T00:00:00">
            <text:p>12/13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2-19T00:00:00">
            <text:p>2/19/2003</text:p>
          </table:table-cell>
          <table:table-cell table:style-name="ce24" office:value-type="string">
            <text:p>DISORDERLY CONDUCT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04T00:00:00">
            <text:p>12/4/2003</text:p>
          </table:table-cell>
          <table:table-cell table:style-name="ce22" office:value-type="string">
            <text:p>DISORDERLY CONDUCT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04T00:00:00">
            <text:p>12/4/2003</text:p>
          </table:table-cell>
          <table:table-cell table:style-name="ce24" office:value-type="string">
            <text:p>DISORDERLY CONDUCT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2-03T00:00:00">
            <text:p>2/3/2003</text:p>
          </table:table-cell>
          <table:table-cell table:style-name="ce22" office:value-type="string">
            <text:p>DRIVING W/SUSPENDED OR REVOKED LICENSE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26T00:00:00">
            <text:p>5/26/2003</text:p>
          </table:table-cell>
          <table:table-cell table:style-name="ce24" office:value-type="string">
            <text:p>DRIVING W/SUSPENDED OR REVOKED LICENSE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2-19T00:00:00">
            <text:p>2/19/2003</text:p>
          </table:table-cell>
          <table:table-cell table:style-name="ce22" office:value-type="string">
            <text:p>DRUNK IN PUBLIC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12T00:00:00">
            <text:p>1/12/2003</text:p>
          </table:table-cell>
          <table:table-cell table:style-name="ce24" office:value-type="string">
            <text:p>DRUNK IN PUBLIC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1-15T00:00:00">
            <text:p>1/15/2003</text:p>
          </table:table-cell>
          <table:table-cell table:style-name="ce22" office:value-type="string">
            <text:p>DRUNK IN PUBLIC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12T00:00:00">
            <text:p>7/12/2003</text:p>
          </table:table-cell>
          <table:table-cell table:style-name="ce24" office:value-type="string">
            <text:p>DRUNK IN PUBLIC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18T00:00:00">
            <text:p>4/18/2003</text:p>
          </table:table-cell>
          <table:table-cell table:style-name="ce22" office:value-type="string">
            <text:p>DRUNK IN PUBLIC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18T00:00:00">
            <text:p>7/18/2003</text:p>
          </table:table-cell>
          <table:table-cell table:style-name="ce24" office:value-type="string">
            <text:p>DRUNK IN PUBLIC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23T00:00:00">
            <text:p>7/23/2003</text:p>
          </table:table-cell>
          <table:table-cell table:style-name="ce22" office:value-type="string">
            <text:p>DRUNK IN PUBLIC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31T00:00:00">
            <text:p>8/31/2003</text:p>
          </table:table-cell>
          <table:table-cell table:style-name="ce24" office:value-type="string">
            <text:p>DRUNK IN PUBLIC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29T00:00:00">
            <text:p>6/29/2003</text:p>
          </table:table-cell>
          <table:table-cell table:style-name="ce22" office:value-type="string">
            <text:p>DRUNK IN PUBLIC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08T00:00:00">
            <text:p>4/8/2003</text:p>
          </table:table-cell>
          <table:table-cell table:style-name="ce24" office:value-type="string">
            <text:p>ELUDING POLICE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15T00:00:00">
            <text:p>8/15/2003</text:p>
          </table:table-cell>
          <table:table-cell table:style-name="ce22" office:value-type="string">
            <text:p>ELUDING POLICE -ENDANGER PERSONS OR POLICE CAR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30T00:00:00">
            <text:p>5/30/2003</text:p>
          </table:table-cell>
          <table:table-cell table:style-name="ce24" office:value-type="string">
            <text:p>EMBEZZLEMENT &lt;$200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16T00:00:00">
            <text:p>12/16/2003</text:p>
          </table:table-cell>
          <table:table-cell table:style-name="ce22" office:value-type="string">
            <text:p>EMBEZZLEMENT &lt;$200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16T00:00:00">
            <text:p>12/16/2003</text:p>
          </table:table-cell>
          <table:table-cell table:style-name="ce24" office:value-type="string">
            <text:p>EMBEZZLEMENT &lt;$200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16T00:00:00">
            <text:p>12/16/2003</text:p>
          </table:table-cell>
          <table:table-cell table:style-name="ce22" office:value-type="string">
            <text:p>EMBEZZLEMENT &gt;=$200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21T00:00:00">
            <text:p>11/21/2003</text:p>
          </table:table-cell>
          <table:table-cell table:style-name="ce24" office:value-type="string">
            <text:p>FAILURE TO RETURN RENTED PROPERTY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15T00:00:00">
            <text:p>8/15/2003</text:p>
          </table:table-cell>
          <table:table-cell table:style-name="ce22" office:value-type="string">
            <text:p>FAILURE TO STOP AT RED LIGHT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22T00:00:00">
            <text:p>5/22/2003</text:p>
          </table:table-cell>
          <table:table-cell table:style-name="ce24" office:value-type="string">
            <text:p>FALSELY SUMMONS OR FALSE REPORT TO POLICE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15T00:00:00">
            <text:p>7/15/2003</text:p>
          </table:table-cell>
          <table:table-cell table:style-name="ce22" office:value-type="string">
            <text:p>FORGING, UTTERING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12T00:00:00">
            <text:p>6/12/2003</text:p>
          </table:table-cell>
          <table:table-cell table:style-name="ce24" office:value-type="string">
            <text:p>FORGING, UTTERING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06T00:00:00">
            <text:p>10/6/2003</text:p>
          </table:table-cell>
          <table:table-cell table:style-name="ce22" office:value-type="string">
            <text:p>FORGING, UTTERING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07T00:00:00">
            <text:p>5/7/2003</text:p>
          </table:table-cell>
          <table:table-cell table:style-name="ce24" office:value-type="string">
            <text:p>GAS THEFT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3-02T00:00:00">
            <text:p>3/2/2003</text:p>
          </table:table-cell>
          <table:table-cell table:style-name="ce22" office:value-type="string">
            <text:p>GAS THEFT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16T00:00:00">
            <text:p>4/16/2003</text:p>
          </table:table-cell>
          <table:table-cell table:style-name="ce24" office:value-type="string">
            <text:p>GAS THEFT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09T00:00:00">
            <text:p>10/9/2003</text:p>
          </table:table-cell>
          <table:table-cell table:style-name="ce22" office:value-type="string">
            <text:p>GAS THEFT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25T00:00:00">
            <text:p>10/25/2003</text:p>
          </table:table-cell>
          <table:table-cell table:style-name="ce24" office:value-type="string">
            <text:p>GAS THEFT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04T00:00:00">
            <text:p>6/4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12T00:00:00">
            <text:p>6/12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05T00:00:00">
            <text:p>8/5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25T00:00:00">
            <text:p>5/25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26T00:00:00">
            <text:p>8/26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09T00:00:00">
            <text:p>10/9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20T00:00:00">
            <text:p>5/20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23T00:00:00">
            <text:p>5/23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18T00:00:00">
            <text:p>4/18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08T00:00:00">
            <text:p>4/8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9-10T00:00:00">
            <text:p>9/10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14T00:00:00">
            <text:p>5/14/2003</text:p>
          </table:table-cell>
          <table:table-cell table:style-name="ce24" office:value-type="string">
            <text:p>LARCENY, SHOPLIFTING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9-28T00:00:00">
            <text:p>9/28/2003</text:p>
          </table:table-cell>
          <table:table-cell table:style-name="ce22" office:value-type="string">
            <text:p>LARCENY,FROM MOTOR VEHICLE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09T00:00:00">
            <text:p>9/9/2003</text:p>
          </table:table-cell>
          <table:table-cell table:style-name="ce24" office:value-type="string">
            <text:p>LARCENY,FROM MOTOR VEHICLE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22T00:00:00">
            <text:p>12/22/2003</text:p>
          </table:table-cell>
          <table:table-cell table:style-name="ce22" office:value-type="string">
            <text:p>LOST PROPERTY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12T00:00:00">
            <text:p>5/12/2003</text:p>
          </table:table-cell>
          <table:table-cell table:style-name="ce24" office:value-type="string">
            <text:p>MOTOR VEHICLE THEFT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08T00:00:00">
            <text:p>6/8/2003</text:p>
          </table:table-cell>
          <table:table-cell table:style-name="ce22" office:value-type="string">
            <text:p>MOTOR VEHICLE THEFT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2-16T00:00:00">
            <text:p>2/16/2003</text:p>
          </table:table-cell>
          <table:table-cell table:style-name="ce24" office:value-type="string">
            <text:p>MOTOR VEHICLE THEFT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15T00:00:00">
            <text:p>8/15/2003</text:p>
          </table:table-cell>
          <table:table-cell table:style-name="ce22" office:value-type="string">
            <text:p>MOTOR VEHICLE THEFT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13T00:00:00">
            <text:p>12/13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15T00:00:00">
            <text:p>7/15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25T00:00:00">
            <text:p>6/25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1-15T00:00:00">
            <text:p>1/15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26T00:00:00">
            <text:p>3/26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25T00:00:00">
            <text:p>4/25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28T00:00:00">
            <text:p>6/28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10T00:00:00">
            <text:p>7/10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21T00:00:00">
            <text:p>8/21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9-08T00:00:00">
            <text:p>9/8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04T00:00:00">
            <text:p>12/4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14T00:00:00">
            <text:p>10/14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15T00:00:00">
            <text:p>7/15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27T00:00:00">
            <text:p>12/27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18T00:00:00">
            <text:p>7/18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21T00:00:00">
            <text:p>8/21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30T00:00:00">
            <text:p>9/30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3-26T00:00:00">
            <text:p>3/26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13T00:00:00">
            <text:p>5/13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1-09T00:00:00">
            <text:p>1/9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27T00:00:00">
            <text:p>12/27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31T00:00:00">
            <text:p>7/31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23T00:00:00">
            <text:p>9/23/2003</text:p>
          </table:table-cell>
          <table:table-cell table:style-name="ce24" office:value-type="string">
            <text:p>POSSESSION OF CONTROLLED SUBSTANCES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27T00:00:00">
            <text:p>11/27/2003</text:p>
          </table:table-cell>
          <table:table-cell table:style-name="ce22" office:value-type="string">
            <text:p>RECEIVING STOLEN GOODS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15T00:00:00">
            <text:p>8/15/2003</text:p>
          </table:table-cell>
          <table:table-cell table:style-name="ce24" office:value-type="string">
            <text:p>RECKLESS - GENERAL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08T00:00:00">
            <text:p>4/8/2003</text:p>
          </table:table-cell>
          <table:table-cell table:style-name="ce22" office:value-type="string">
            <text:p>RECKLESS - GENERAL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10T00:00:00">
            <text:p>9/10/2003</text:p>
          </table:table-cell>
          <table:table-cell table:style-name="ce24" office:value-type="string">
            <text:p>RECOVERED VEHICLE-STOLEN OTHER JURISDICTION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18T00:00:00">
            <text:p>4/18/2003</text:p>
          </table:table-cell>
          <table:table-cell table:style-name="ce22" office:value-type="string">
            <text:p>ROBBERY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21T00:00:00">
            <text:p>5/21/2003</text:p>
          </table:table-cell>
          <table:table-cell table:style-name="ce24" office:value-type="string">
            <text:p>SEXUAL BATTERY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19T00:00:00">
            <text:p>6/19/2003</text:p>
          </table:table-cell>
          <table:table-cell table:style-name="ce22" office:value-type="string">
            <text:p>THREATEN BODILY HARM</text:p>
          </table:table-cell>
          <table:table-cell table:style-name="ce22" office:value-type="string">
            <text:p>MERRIMAC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25T00:00:00">
            <text:p>11/25/2003</text:p>
          </table:table-cell>
          <table:table-cell table:style-name="ce24" office:value-type="string">
            <text:p>UNAUTHORIZED USE OF VEHICLE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9-04T00:00:00">
            <text:p>9/4/2003</text:p>
          </table:table-cell>
          <table:table-cell table:style-name="ce22" office:value-type="string">
            <text:p>UNLAWFUL PURCHASE OR POSSESS ALCOHOLIC BEVERAGMERRIMAC TRAIL</text:p>
          </table:table-cell>
          <table:table-cell table:style-name="ce21"/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18T00:00:00">
            <text:p>4/18/2003</text:p>
          </table:table-cell>
          <table:table-cell table:style-name="ce24" office:value-type="string">
            <text:p>USE OR DISPLAY FIREARM IN COMMISSION OF FELONY</text:p>
          </table:table-cell>
          <table:table-cell table:style-name="ce24" office:value-type="string">
            <text:p>MERRIMAC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9-02T00:00:00">
            <text:p>9/2/2003</text:p>
          </table:table-cell>
          <table:table-cell table:style-name="ce22" office:value-type="string">
            <text:p>ASSAULT, SIMPLE, DOMESTIC</text:p>
          </table:table-cell>
          <table:table-cell table:style-name="ce22" office:value-type="string">
            <text:p>MUSKET DRIVE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06T00:00:00">
            <text:p>11/6/2003</text:p>
          </table:table-cell>
          <table:table-cell table:style-name="ce24" office:value-type="string">
            <text:p>BURGLARY, RESIDENTIAL</text:p>
          </table:table-cell>
          <table:table-cell table:style-name="ce24" office:value-type="string">
            <text:p>MUSKET DRIVE</text:p>
          </table:table-cell>
          <table:table-cell table:style-name="ce24" office:value-type="float" office:value="163">
            <text:p>163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9-22T00:00:00">
            <text:p>9/22/2003</text:p>
          </table:table-cell>
          <table:table-cell table:style-name="ce22" office:value-type="string">
            <text:p>BURGLARY, RESIDENTIAL</text:p>
          </table:table-cell>
          <table:table-cell table:style-name="ce22" office:value-type="string">
            <text:p>MUSKET DRIVE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20T00:00:00">
            <text:p>11/20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MUSKET DRIVE</text:p>
          </table:table-cell>
          <table:table-cell table:style-name="ce24" office:value-type="float" office:value="163">
            <text:p>163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19T00:00:00">
            <text:p>8/19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MUSKET DRIVE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02T00:00:00">
            <text:p>9/2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MUSKET DRIVE</text:p>
          </table:table-cell>
          <table:table-cell table:style-name="ce24" office:value-type="float" office:value="163">
            <text:p>163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06T00:00:00">
            <text:p>11/6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MUSKET DRIVE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06T00:00:00">
            <text:p>11/6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MUSKET DRIVE</text:p>
          </table:table-cell>
          <table:table-cell table:style-name="ce24" office:value-type="float" office:value="163">
            <text:p>163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11T00:00:00">
            <text:p>11/11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MUSKET DRIVE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20T00:00:00">
            <text:p>9/20/2003</text:p>
          </table:table-cell>
          <table:table-cell table:style-name="ce24" office:value-type="string">
            <text:p>LARCENY,FROM MOTOR VEHICLE</text:p>
          </table:table-cell>
          <table:table-cell table:style-name="ce24" office:value-type="string">
            <text:p>MUSKET DRIVE</text:p>
          </table:table-cell>
          <table:table-cell table:style-name="ce24" office:value-type="float" office:value="163">
            <text:p>163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04T00:00:00">
            <text:p>12/4/2003</text:p>
          </table:table-cell>
          <table:table-cell table:style-name="ce22" office:value-type="string">
            <text:p>MAIMING</text:p>
          </table:table-cell>
          <table:table-cell table:style-name="ce22" office:value-type="string">
            <text:p>MUSKET DRIVE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24T00:00:00">
            <text:p>1/24/2003</text:p>
          </table:table-cell>
          <table:table-cell table:style-name="ce24" office:value-type="string">
            <text:p>RUNAWAY JUVENILE</text:p>
          </table:table-cell>
          <table:table-cell table:style-name="ce24" office:value-type="string">
            <text:p>MUSKET DRIVE</text:p>
          </table:table-cell>
          <table:table-cell table:style-name="ce24" office:value-type="float" office:value="163">
            <text:p>163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9-22T00:00:00">
            <text:p>9/22/2003</text:p>
          </table:table-cell>
          <table:table-cell table:style-name="ce22" office:value-type="string">
            <text:p>THEFT OR RECEIPT OF STOLEN FIREARM</text:p>
          </table:table-cell>
          <table:table-cell table:style-name="ce22" office:value-type="string">
            <text:p>MUSKET DRIVE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28T00:00:00">
            <text:p>6/28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NATIONAL LANE</text:p>
          </table:table-cell>
          <table:table-cell table:style-name="ce24" office:value-type="float" office:value="146">
            <text:p>146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30T00:00:00">
            <text:p>5/30/2003</text:p>
          </table:table-cell>
          <table:table-cell table:style-name="ce22" office:value-type="string">
            <text:p>DEAD ON ARRIVAL</text:p>
          </table:table-cell>
          <table:table-cell table:style-name="ce22" office:value-type="string">
            <text:p>NATIONAL LANE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07T00:00:00">
            <text:p>1/7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NELSON DRIVE</text:p>
          </table:table-cell>
          <table:table-cell table:style-name="ce24" office:value-type="float" office:value="135">
            <text:p>135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27T00:00:00">
            <text:p>7/27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NELSON DRIVE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12T00:00:00">
            <text:p>7/12/2003</text:p>
          </table:table-cell>
          <table:table-cell table:style-name="ce24" office:value-type="string">
            <text:p>CREDIT CARD FRAUD</text:p>
          </table:table-cell>
          <table:table-cell table:style-name="ce24" office:value-type="string">
            <text:p>NELSON DRIVE</text:p>
          </table:table-cell>
          <table:table-cell table:style-name="ce24" office:value-type="float" office:value="135">
            <text:p>135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12T00:00:00">
            <text:p>7/12/2003</text:p>
          </table:table-cell>
          <table:table-cell table:style-name="ce22" office:value-type="string">
            <text:p>CREDIT CARD THEFT</text:p>
          </table:table-cell>
          <table:table-cell table:style-name="ce22" office:value-type="string">
            <text:p>NELSON DRIVE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10T00:00:00">
            <text:p>5/10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NELSON DRIVE</text:p>
          </table:table-cell>
          <table:table-cell table:style-name="ce24" office:value-type="float" office:value="135">
            <text:p>135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02T00:00:00">
            <text:p>10/2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NELSON DRIVE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10T00:00:00">
            <text:p>5/10/2003</text:p>
          </table:table-cell>
          <table:table-cell table:style-name="ce24" office:value-type="string">
            <text:p>PROBATION VIOLATION - JUVENILE</text:p>
          </table:table-cell>
          <table:table-cell table:style-name="ce24" office:value-type="string">
            <text:p>NELSON DRIVE</text:p>
          </table:table-cell>
          <table:table-cell table:style-name="ce24" office:value-type="float" office:value="135">
            <text:p>135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1-28T00:00:00">
            <text:p>1/28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OAKMOUNT CIRCLE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28T00:00:00">
            <text:p>1/28/2003</text:p>
          </table:table-cell>
          <table:table-cell table:style-name="ce24" office:value-type="string">
            <text:p>CONTRIBUTING TO THE DELINQUENCY OF A MINOR</text:p>
          </table:table-cell>
          <table:table-cell table:style-name="ce24" office:value-type="string">
            <text:p>OAKMOUNT CIRCLE</text:p>
          </table:table-cell>
          <table:table-cell table:style-name="ce24" office:value-type="float" office:value="196">
            <text:p>196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26T00:00:00">
            <text:p>4/26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OLD HOLLOW ROAD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19T00:00:00">
            <text:p>6/19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OLD HOLLOW ROAD</text:p>
          </table:table-cell>
          <table:table-cell table:style-name="ce24" office:value-type="float" office:value="270">
            <text:p>27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20T00:00:00">
            <text:p>7/20/2003</text:p>
          </table:table-cell>
          <table:table-cell table:style-name="ce22" office:value-type="string">
            <text:p>DRUNK IN PUBLIC</text:p>
          </table:table-cell>
          <table:table-cell table:style-name="ce22" office:value-type="string">
            <text:p>OLD HOLLOW ROAD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20T00:00:00">
            <text:p>7/20/2003</text:p>
          </table:table-cell>
          <table:table-cell table:style-name="ce24" office:value-type="string">
            <text:p>MAIMING</text:p>
          </table:table-cell>
          <table:table-cell table:style-name="ce24" office:value-type="string">
            <text:p>OLD HOLLOW ROAD</text:p>
          </table:table-cell>
          <table:table-cell table:style-name="ce24" office:value-type="float" office:value="270">
            <text:p>27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16T00:00:00">
            <text:p>8/16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PALACE LANE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11T00:00:00">
            <text:p>11/11/2003</text:p>
          </table:table-cell>
          <table:table-cell table:style-name="ce24" office:value-type="string">
            <text:p>OBSCENE/THREATENING PHONE CALL</text:p>
          </table:table-cell>
          <table:table-cell table:style-name="ce24" office:value-type="string">
            <text:p>PALACE LANE</text:p>
          </table:table-cell>
          <table:table-cell table:style-name="ce24" office:value-type="float" office:value="79">
            <text:p>7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2-19T00:00:00">
            <text:p>2/19/2003</text:p>
          </table:table-cell>
          <table:table-cell table:style-name="ce22" office:value-type="string">
            <text:p>BURGLARY, RESIDENTIAL</text:p>
          </table:table-cell>
          <table:table-cell table:style-name="ce22" office:value-type="string">
            <text:p>PANTHER PAW PATH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16T00:00:00">
            <text:p>12/16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PANTHER PAW PATH</text:p>
          </table:table-cell>
          <table:table-cell table:style-name="ce24" office:value-type="float" office:value="145">
            <text:p>145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2-19T00:00:00">
            <text:p>2/19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PANTHER PAW PATH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28T00:00:00">
            <text:p>11/28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PARCHMENT BLVD</text:p>
          </table:table-cell>
          <table:table-cell table:style-name="ce24" office:value-type="float" office:value="226">
            <text:p>226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9-30T00:00:00">
            <text:p>9/30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PARK CIRCL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29T00:00:00">
            <text:p>1/29/2003</text:p>
          </table:table-cell>
          <table:table-cell table:style-name="ce24" office:value-type="string">
            <text:p>MOTOR VEHICLE THEFT</text:p>
          </table:table-cell>
          <table:table-cell table:style-name="ce24" office:value-type="string">
            <text:p>PARK CIRCLE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09T00:00:00">
            <text:p>10/9/2003</text:p>
          </table:table-cell>
          <table:table-cell table:style-name="ce22" office:value-type="string">
            <text:p>ABUSE AND NEGLECT OF CHILDREN</text:p>
          </table:table-cell>
          <table:table-cell table:style-name="ce22" office:value-type="string">
            <text:p>PEACEPIPE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27T00:00:00">
            <text:p>8/27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PEBBLE BEACH LANE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02T00:00:00">
            <text:p>12/2/2003</text:p>
          </table:table-cell>
          <table:table-cell table:style-name="ce22" office:value-type="string">
            <text:p>RECOVERED VEHICLE-STOLEN OTHER JURISDICTION</text:p>
          </table:table-cell>
          <table:table-cell table:style-name="ce22" office:value-type="string">
            <text:p>PEBBLE BEACH LANE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15T00:00:00">
            <text:p>10/15/2003</text:p>
          </table:table-cell>
          <table:table-cell table:style-name="ce24" office:value-type="string">
            <text:p>ASSAULT, SIMPLE</text:p>
          </table:table-cell>
          <table:table-cell table:style-name="ce24" office:value-type="string">
            <text:p>PENNIMAN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09T00:00:00">
            <text:p>12/9/2003</text:p>
          </table:table-cell>
          <table:table-cell table:style-name="ce22" office:value-type="string">
            <text:p>ASSAULT, SIMPLE, DOMESTIC</text:p>
          </table:table-cell>
          <table:table-cell table:style-name="ce22" office:value-type="string">
            <text:p>PENNIMAN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14T00:00:00">
            <text:p>8/14/2003</text:p>
          </table:table-cell>
          <table:table-cell table:style-name="ce24" office:value-type="string">
            <text:p>ASSAULT, SIMPLE, DOMESTIC</text:p>
          </table:table-cell>
          <table:table-cell table:style-name="ce24" office:value-type="string">
            <text:p>PENNIMAN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02T00:00:00">
            <text:p>7/2/2003</text:p>
          </table:table-cell>
          <table:table-cell table:style-name="ce22" office:value-type="string">
            <text:p>ASSAULT, SIMPLE, DOMESTIC</text:p>
          </table:table-cell>
          <table:table-cell table:style-name="ce22" office:value-type="string">
            <text:p>PENNIMAN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21T00:00:00">
            <text:p>11/21/2003</text:p>
          </table:table-cell>
          <table:table-cell table:style-name="ce24" office:value-type="string">
            <text:p>ASSAULT, SIMPLE, DOMESTIC</text:p>
          </table:table-cell>
          <table:table-cell table:style-name="ce24" office:value-type="string">
            <text:p>PENNIMAN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05T00:00:00">
            <text:p>7/5/2003</text:p>
          </table:table-cell>
          <table:table-cell table:style-name="ce22" office:value-type="string">
            <text:p>BURGLARY, BUSINESS</text:p>
          </table:table-cell>
          <table:table-cell table:style-name="ce22" office:value-type="string">
            <text:p>PENNIMAN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10T00:00:00">
            <text:p>11/10/2003</text:p>
          </table:table-cell>
          <table:table-cell table:style-name="ce24" office:value-type="string">
            <text:p>BURGLARY, RESIDENTIAL</text:p>
          </table:table-cell>
          <table:table-cell table:style-name="ce24" office:value-type="string">
            <text:p>PENNIMAN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26T00:00:00">
            <text:p>11/26/2003</text:p>
          </table:table-cell>
          <table:table-cell table:style-name="ce22" office:value-type="string">
            <text:p>BURGLARY, RESIDENTIAL</text:p>
          </table:table-cell>
          <table:table-cell table:style-name="ce22" office:value-type="string">
            <text:p>PENNIMAN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17T00:00:00">
            <text:p>8/17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PENNIMAN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1-25T00:00:00">
            <text:p>1/25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PENNIMAN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09T00:00:00">
            <text:p>4/9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PENNIMAN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04T00:00:00">
            <text:p>12/4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PENNIMAN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14T00:00:00">
            <text:p>6/14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PENNIMAN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2-22T00:00:00">
            <text:p>2/22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PENNIMAN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23T00:00:00">
            <text:p>3/23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PENNIMAN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29T00:00:00">
            <text:p>11/29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PENNIMAN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14T00:00:00">
            <text:p>5/14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PENNIMAN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06T00:00:00">
            <text:p>5/6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PENNIMAN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13T00:00:00">
            <text:p>12/13/2003</text:p>
          </table:table-cell>
          <table:table-cell table:style-name="ce24" office:value-type="string">
            <text:p>CONCEALMENT/PRICE CHANGING</text:p>
          </table:table-cell>
          <table:table-cell table:style-name="ce24" office:value-type="string">
            <text:p>PENNIMAN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9-21T00:00:00">
            <text:p>9/21/2003</text:p>
          </table:table-cell>
          <table:table-cell table:style-name="ce22" office:value-type="string">
            <text:p>DAMAGE PROPERTY, BUSINESS</text:p>
          </table:table-cell>
          <table:table-cell table:style-name="ce22" office:value-type="string">
            <text:p>PENNIMAN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19T00:00:00">
            <text:p>6/19/2003</text:p>
          </table:table-cell>
          <table:table-cell table:style-name="ce24" office:value-type="string">
            <text:p>DAMAGE PROPERTY, BUSINESS</text:p>
          </table:table-cell>
          <table:table-cell table:style-name="ce24" office:value-type="string">
            <text:p>PENNIMAN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16T00:00:00">
            <text:p>6/16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PENNIMAN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21T00:00:00">
            <text:p>11/21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PENNIMAN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26T00:00:00">
            <text:p>11/26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PENNIMAN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2-22T00:00:00">
            <text:p>2/22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PENNIMAN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21T00:00:00">
            <text:p>10/21/2003</text:p>
          </table:table-cell>
          <table:table-cell table:style-name="ce22" office:value-type="string">
            <text:p>DEAD ON ARRIVAL</text:p>
          </table:table-cell>
          <table:table-cell table:style-name="ce22" office:value-type="string">
            <text:p>PENNIMAN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11T00:00:00">
            <text:p>8/11/2003</text:p>
          </table:table-cell>
          <table:table-cell table:style-name="ce24" office:value-type="string">
            <text:p>DEAD ON ARRIVAL</text:p>
          </table:table-cell>
          <table:table-cell table:style-name="ce24" office:value-type="string">
            <text:p>PENNIMAN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2-02T00:00:00">
            <text:p>2/2/2003</text:p>
          </table:table-cell>
          <table:table-cell table:style-name="ce22" office:value-type="string">
            <text:p>DRIVING UNDER THE INFLUENCE OF ALCOHOL</text:p>
          </table:table-cell>
          <table:table-cell table:style-name="ce22" office:value-type="string">
            <text:p>PENNIMAN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05T00:00:00">
            <text:p>7/5/2003</text:p>
          </table:table-cell>
          <table:table-cell table:style-name="ce24" office:value-type="string">
            <text:p>DRUNK IN PUBLIC</text:p>
          </table:table-cell>
          <table:table-cell table:style-name="ce24" office:value-type="string">
            <text:p>PENNIMAN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18T00:00:00">
            <text:p>10/18/2003</text:p>
          </table:table-cell>
          <table:table-cell table:style-name="ce22" office:value-type="string">
            <text:p>DRUNK IN PUBLIC</text:p>
          </table:table-cell>
          <table:table-cell table:style-name="ce22" office:value-type="string">
            <text:p>PENNIMAN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14T00:00:00">
            <text:p>8/14/2003</text:p>
          </table:table-cell>
          <table:table-cell table:style-name="ce24" office:value-type="string">
            <text:p>DRUNK IN PUBLIC</text:p>
          </table:table-cell>
          <table:table-cell table:style-name="ce24" office:value-type="string">
            <text:p>PENNIMAN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3-04T00:00:00">
            <text:p>3/4/2003</text:p>
          </table:table-cell>
          <table:table-cell table:style-name="ce22" office:value-type="string">
            <text:p>FRAUD, ALL OTHERS</text:p>
          </table:table-cell>
          <table:table-cell table:style-name="ce22" office:value-type="string">
            <text:p>PENNIMAN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18T00:00:00">
            <text:p>6/18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PENNIMAN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10T00:00:00">
            <text:p>11/10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PENNIMAN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05T00:00:00">
            <text:p>7/5/2003</text:p>
          </table:table-cell>
          <table:table-cell table:style-name="ce24" office:value-type="string">
            <text:p>IDENTITY FRAUD</text:p>
          </table:table-cell>
          <table:table-cell table:style-name="ce24" office:value-type="string">
            <text:p>PENNIMAN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09T00:00:00">
            <text:p>10/9/2003</text:p>
          </table:table-cell>
          <table:table-cell table:style-name="ce22" office:value-type="string">
            <text:p>LOST PROPERTY</text:p>
          </table:table-cell>
          <table:table-cell table:style-name="ce22" office:value-type="string">
            <text:p>PENNIMAN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16T00:00:00">
            <text:p>6/16/2003</text:p>
          </table:table-cell>
          <table:table-cell table:style-name="ce24" office:value-type="string">
            <text:p>OBSTRUCTING JUSTICE</text:p>
          </table:table-cell>
          <table:table-cell table:style-name="ce24" office:value-type="string">
            <text:p>PENNIMAN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3-08T00:00:00">
            <text:p>3/8/2003</text:p>
          </table:table-cell>
          <table:table-cell table:style-name="ce22" office:value-type="string">
            <text:p>PEEPING INTO OCCUPIED DWELLING</text:p>
          </table:table-cell>
          <table:table-cell table:style-name="ce22" office:value-type="string">
            <text:p>PENNIMAN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01T00:00:00">
            <text:p>10/1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PENNIMAN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26T00:00:00">
            <text:p>11/26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PENNIMAN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05T00:00:00">
            <text:p>7/5/2003</text:p>
          </table:table-cell>
          <table:table-cell table:style-name="ce24" office:value-type="string">
            <text:p>POSSESSION OF BURGLARY TOOLS</text:p>
          </table:table-cell>
          <table:table-cell table:style-name="ce24" office:value-type="string">
            <text:p>PENNIMAN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2-21T00:00:00">
            <text:p>2/21/2003</text:p>
          </table:table-cell>
          <table:table-cell table:style-name="ce22" office:value-type="string">
            <text:p>POSSESSION OF MARIJUANA</text:p>
          </table:table-cell>
          <table:table-cell table:style-name="ce22" office:value-type="string">
            <text:p>PENNIMAN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16T00:00:00">
            <text:p>6/16/2003</text:p>
          </table:table-cell>
          <table:table-cell table:style-name="ce24" office:value-type="string">
            <text:p>RECKLESS - GENERAL</text:p>
          </table:table-cell>
          <table:table-cell table:style-name="ce24" office:value-type="string">
            <text:p>PENNIMAN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30T00:00:00">
            <text:p>6/30/2003</text:p>
          </table:table-cell>
          <table:table-cell table:style-name="ce22" office:value-type="string">
            <text:p>RUNAWAY JUVENILE</text:p>
          </table:table-cell>
          <table:table-cell table:style-name="ce22" office:value-type="string">
            <text:p>PENNIMAN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23T00:00:00">
            <text:p>3/23/2003</text:p>
          </table:table-cell>
          <table:table-cell table:style-name="ce24" office:value-type="string">
            <text:p>RUNAWAY JUVENILE</text:p>
          </table:table-cell>
          <table:table-cell table:style-name="ce24" office:value-type="string">
            <text:p>PENNIMAN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28T00:00:00">
            <text:p>7/28/2003</text:p>
          </table:table-cell>
          <table:table-cell table:style-name="ce22" office:value-type="string">
            <text:p>RUNAWAY JUVENILE</text:p>
          </table:table-cell>
          <table:table-cell table:style-name="ce22" office:value-type="string">
            <text:p>PENNIMAN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09T00:00:00">
            <text:p>3/9/2003</text:p>
          </table:table-cell>
          <table:table-cell table:style-name="ce24" office:value-type="string">
            <text:p>RUNAWAY JUVENILE</text:p>
          </table:table-cell>
          <table:table-cell table:style-name="ce24" office:value-type="string">
            <text:p>PENNIMAN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17T00:00:00">
            <text:p>5/17/2003</text:p>
          </table:table-cell>
          <table:table-cell table:style-name="ce22" office:value-type="string">
            <text:p>RUNAWAY JUVENILE</text:p>
          </table:table-cell>
          <table:table-cell table:style-name="ce22" office:value-type="string">
            <text:p>PENNIMAN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13T00:00:00">
            <text:p>7/13/2003</text:p>
          </table:table-cell>
          <table:table-cell table:style-name="ce24" office:value-type="string">
            <text:p>RUNAWAY JUVENILE</text:p>
          </table:table-cell>
          <table:table-cell table:style-name="ce24" office:value-type="string">
            <text:p>PENNIMAN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13T00:00:00">
            <text:p>8/13/2003</text:p>
          </table:table-cell>
          <table:table-cell table:style-name="ce22" office:value-type="string">
            <text:p>RUNAWAY JUVENILE</text:p>
          </table:table-cell>
          <table:table-cell table:style-name="ce22" office:value-type="string">
            <text:p>PENNIMAN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01T00:00:00">
            <text:p>10/1/2003</text:p>
          </table:table-cell>
          <table:table-cell table:style-name="ce24" office:value-type="string">
            <text:p>RUNAWAY JUVENILE</text:p>
          </table:table-cell>
          <table:table-cell table:style-name="ce24" office:value-type="string">
            <text:p>PENNIMAN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05T00:00:00">
            <text:p>7/5/2003</text:p>
          </table:table-cell>
          <table:table-cell table:style-name="ce22" office:value-type="string">
            <text:p>UNLAWFUL PURCHASE OR POSSESS ALCOHOLIC BEVERAGPENNIMAN ROAD</text:p>
          </table:table-cell>
          <table:table-cell table:style-name="ce21"/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27T00:00:00">
            <text:p>4/27/2003</text:p>
          </table:table-cell>
          <table:table-cell table:style-name="ce24" office:value-type="string">
            <text:p>DRUNK IN PUBLIC</text:p>
          </table:table-cell>
          <table:table-cell table:style-name="ce24" office:value-type="string">
            <text:p>PENNIMAN ROAD &amp; ALEX&amp;ER LEE B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08T00:00:00">
            <text:p>7/8/2003</text:p>
          </table:table-cell>
          <table:table-cell table:style-name="ce22" office:value-type="string">
            <text:p>POSSESSION OF MARIJUANA</text:p>
          </table:table-cell>
          <table:table-cell table:style-name="ce22" office:value-type="string">
            <text:p>PENNIMAN ROAD &amp; LODGE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23T00:00:00">
            <text:p>9/23/2003</text:p>
          </table:table-cell>
          <table:table-cell table:style-name="ce24" office:value-type="string">
            <text:p>DRUGS, PWID COCAINE</text:p>
          </table:table-cell>
          <table:table-cell table:style-name="ce24" office:value-type="string">
            <text:p>PENNIMAN ROAD &amp; MERRIMAC TRAI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3-11T00:00:00">
            <text:p>3/11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PENNIMAN ROAD &amp; QUEENS CREEK R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25T00:00:00">
            <text:p>11/25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PETERSBURG CIRCLE</text:p>
          </table:table-cell>
          <table:table-cell table:style-name="ce24" office:value-type="float" office:value="265">
            <text:p>265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1-19T00:00:00">
            <text:p>1/19/2003</text:p>
          </table:table-cell>
          <table:table-cell table:style-name="ce22" office:value-type="string">
            <text:p>ATTEMPTED SUICIDE</text:p>
          </table:table-cell>
          <table:table-cell table:style-name="ce22" office:value-type="string">
            <text:p>PLANTATION DRIVE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08T00:00:00">
            <text:p>3/8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PLANTATION DRIVE</text:p>
          </table:table-cell>
          <table:table-cell table:style-name="ce24" office:value-type="float" office:value="155">
            <text:p>155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3-09T00:00:00">
            <text:p>3/9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PLANTATION DRIVE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29T00:00:00">
            <text:p>1/29/2003</text:p>
          </table:table-cell>
          <table:table-cell table:style-name="ce24" office:value-type="string">
            <text:p>CREDIT CARD FRAUD</text:p>
          </table:table-cell>
          <table:table-cell table:style-name="ce24" office:value-type="string">
            <text:p>PLANTATION DRIVE</text:p>
          </table:table-cell>
          <table:table-cell table:style-name="ce24" office:value-type="float" office:value="155">
            <text:p>155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02T00:00:00">
            <text:p>4/2/2003</text:p>
          </table:table-cell>
          <table:table-cell table:style-name="ce22" office:value-type="string">
            <text:p>FRAUD-WELFARE</text:p>
          </table:table-cell>
          <table:table-cell table:style-name="ce22" office:value-type="string">
            <text:p>PLANTATION DRIVE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02T00:00:00">
            <text:p>4/2/2003</text:p>
          </table:table-cell>
          <table:table-cell table:style-name="ce24" office:value-type="string">
            <text:p>INCEST</text:p>
          </table:table-cell>
          <table:table-cell table:style-name="ce24" office:value-type="string">
            <text:p>PLANTATION DRIVE</text:p>
          </table:table-cell>
          <table:table-cell table:style-name="ce24" office:value-type="float" office:value="155">
            <text:p>155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01T00:00:00">
            <text:p>10/1/2003</text:p>
          </table:table-cell>
          <table:table-cell table:style-name="ce22" office:value-type="string">
            <text:p>LARCENY,FROM MOTOR VEHICLE</text:p>
          </table:table-cell>
          <table:table-cell table:style-name="ce22" office:value-type="string">
            <text:p>PLANTATION DRIVE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14T00:00:00">
            <text:p>6/14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PLANTATION, RT 199</text:p>
          </table:table-cell>
          <table:table-cell table:style-name="ce24" office:value-type="float" office:value="155">
            <text:p>155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2-24T00:00:00">
            <text:p>2/24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POCAHONTAS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31T00:00:00">
            <text:p>3/31/2003</text:p>
          </table:table-cell>
          <table:table-cell table:style-name="ce24" office:value-type="string">
            <text:p>ASSAULT &amp; BATTERY -POLICE OFCR OR FIREFIGHTER</text:p>
          </table:table-cell>
          <table:table-cell table:style-name="ce24" office:value-type="string">
            <text:p>POCAHONTAS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3-31T00:00:00">
            <text:p>3/31/2003</text:p>
          </table:table-cell>
          <table:table-cell table:style-name="ce22" office:value-type="string">
            <text:p>BURGLARY, BUSINESS</text:p>
          </table:table-cell>
          <table:table-cell table:style-name="ce22" office:value-type="string">
            <text:p>POCAHONTAS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20T00:00:00">
            <text:p>9/20/2003</text:p>
          </table:table-cell>
          <table:table-cell table:style-name="ce24" office:value-type="string">
            <text:p>BURGLARY, BUSINESS</text:p>
          </table:table-cell>
          <table:table-cell table:style-name="ce24" office:value-type="string">
            <text:p>POCAHONTAS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06T00:00:00">
            <text:p>6/6/2003</text:p>
          </table:table-cell>
          <table:table-cell table:style-name="ce22" office:value-type="string">
            <text:p>BURGLARY, BUSINESS</text:p>
          </table:table-cell>
          <table:table-cell table:style-name="ce22" office:value-type="string">
            <text:p>POCAHONTAS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20T00:00:00">
            <text:p>9/20/2003</text:p>
          </table:table-cell>
          <table:table-cell table:style-name="ce24" office:value-type="string">
            <text:p>BURGLARY, BUSINESS</text:p>
          </table:table-cell>
          <table:table-cell table:style-name="ce24" office:value-type="string">
            <text:p>POCAHONTAS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28T00:00:00">
            <text:p>7/28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POCAHONTAS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07T00:00:00">
            <text:p>12/7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POCAHONTAS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12T00:00:00">
            <text:p>12/12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POCAHONTAS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2-23T00:00:00">
            <text:p>2/23/2003</text:p>
          </table:table-cell>
          <table:table-cell table:style-name="ce24" office:value-type="string">
            <text:p>COUNTERFEITING/FORGERY, ALL OTHERS</text:p>
          </table:table-cell>
          <table:table-cell table:style-name="ce24" office:value-type="string">
            <text:p>POCAHONTAS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9-20T00:00:00">
            <text:p>9/20/2003</text:p>
          </table:table-cell>
          <table:table-cell table:style-name="ce22" office:value-type="string">
            <text:p>DAMAGE PROPERTY, BUSINESS</text:p>
          </table:table-cell>
          <table:table-cell table:style-name="ce22" office:value-type="string">
            <text:p>POCAHONTAS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02T00:00:00">
            <text:p>10/2/2003</text:p>
          </table:table-cell>
          <table:table-cell table:style-name="ce22" office:value-type="string">
            <text:p>DAMAGE PROPERTY, BUSINESS</text:p>
          </table:table-cell>
          <table:table-cell table:style-name="ce24" office:value-type="string">
            <text:p>POCAHONTAS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06T00:00:00">
            <text:p>6/6/2003</text:p>
          </table:table-cell>
          <table:table-cell table:style-name="ce22" office:value-type="string">
            <text:p>DAMAGE PROPERTY, BUSINESS</text:p>
          </table:table-cell>
          <table:table-cell table:style-name="ce22" office:value-type="string">
            <text:p>POCAHONTAS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08T00:00:00">
            <text:p>10/8/2003</text:p>
          </table:table-cell>
          <table:table-cell table:style-name="ce22" office:value-type="string">
            <text:p>DAMAGE PROPERTY, BUSINESS</text:p>
          </table:table-cell>
          <table:table-cell table:style-name="ce24" office:value-type="string">
            <text:p>POCAHONTAS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3-31T00:00:00">
            <text:p>3/31/2003</text:p>
          </table:table-cell>
          <table:table-cell table:style-name="ce22" office:value-type="string">
            <text:p>DAMAGE PROPERTY, PRIVATE</text:p>
          </table:table-cell>
          <table:table-cell table:style-name="ce22" office:value-type="string">
            <text:p>POCAHONTAS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20T00:00:00">
            <text:p>9/20/2003</text:p>
          </table:table-cell>
          <table:table-cell table:style-name="ce22" office:value-type="string">
            <text:p>DAMAGE PROPERTY, PRIVATE</text:p>
          </table:table-cell>
          <table:table-cell table:style-name="ce24" office:value-type="string">
            <text:p>POCAHONTAS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15T00:00:00">
            <text:p>12/15/2003</text:p>
          </table:table-cell>
          <table:table-cell table:style-name="ce22" office:value-type="string">
            <text:p>DAMAGE PROPERTY, PRIVATE</text:p>
          </table:table-cell>
          <table:table-cell table:style-name="ce22" office:value-type="string">
            <text:p>POCAHONTAS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17T00:00:00">
            <text:p>11/17/2003</text:p>
          </table:table-cell>
          <table:table-cell table:style-name="ce24" office:value-type="string">
            <text:p>DEATH, SUICIDE</text:p>
          </table:table-cell>
          <table:table-cell table:style-name="ce24" office:value-type="string">
            <text:p>POCAHONTAS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3-12T00:00:00">
            <text:p>3/12/2003</text:p>
          </table:table-cell>
          <table:table-cell table:style-name="ce22" office:value-type="string">
            <text:p>DRUNK IN PUBLIC</text:p>
          </table:table-cell>
          <table:table-cell table:style-name="ce22" office:value-type="string">
            <text:p>POCAHONTAS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20T00:00:00">
            <text:p>6/20/2003</text:p>
          </table:table-cell>
          <table:table-cell table:style-name="ce24" office:value-type="string">
            <text:p>DRUNK IN PUBLIC</text:p>
          </table:table-cell>
          <table:table-cell table:style-name="ce24" office:value-type="string">
            <text:p>POCAHONTAS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3-26T00:00:00">
            <text:p>3/26/2003</text:p>
          </table:table-cell>
          <table:table-cell table:style-name="ce22" office:value-type="string">
            <text:p>GAS THEFT</text:p>
          </table:table-cell>
          <table:table-cell table:style-name="ce22" office:value-type="string">
            <text:p>POCAHONTAS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19T00:00:00">
            <text:p>4/19/2003</text:p>
          </table:table-cell>
          <table:table-cell table:style-name="ce24" office:value-type="string">
            <text:p>GAS THEFT</text:p>
          </table:table-cell>
          <table:table-cell table:style-name="ce24" office:value-type="string">
            <text:p>POCAHONTAS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11T00:00:00">
            <text:p>10/11/2003</text:p>
          </table:table-cell>
          <table:table-cell table:style-name="ce22" office:value-type="string">
            <text:p>GAS THEFT</text:p>
          </table:table-cell>
          <table:table-cell table:style-name="ce22" office:value-type="string">
            <text:p>POCAHONTAS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24T00:00:00">
            <text:p>4/24/2003</text:p>
          </table:table-cell>
          <table:table-cell table:style-name="ce24" office:value-type="string">
            <text:p>GAS THEFT</text:p>
          </table:table-cell>
          <table:table-cell table:style-name="ce24" office:value-type="string">
            <text:p>POCAHONTAS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29T00:00:00">
            <text:p>6/29/2003</text:p>
          </table:table-cell>
          <table:table-cell table:style-name="ce22" office:value-type="string">
            <text:p>GAS THEFT</text:p>
          </table:table-cell>
          <table:table-cell table:style-name="ce22" office:value-type="string">
            <text:p>POCAHONTAS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09T00:00:00">
            <text:p>7/9/2003</text:p>
          </table:table-cell>
          <table:table-cell table:style-name="ce24" office:value-type="string">
            <text:p>GAS THEFT</text:p>
          </table:table-cell>
          <table:table-cell table:style-name="ce24" office:value-type="string">
            <text:p>POCAHONTAS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3-10T00:00:00">
            <text:p>3/10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POCAHONTAS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31T00:00:00">
            <text:p>3/31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POCAHONTAS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02T00:00:00">
            <text:p>10/2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POCAHONTAS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23T00:00:00">
            <text:p>3/23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POCAHONTAS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25T00:00:00">
            <text:p>10/25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POCAHONTAS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06T00:00:00">
            <text:p>6/6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POCAHONTAS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16T00:00:00">
            <text:p>12/16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POCAHONTAS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08T00:00:00">
            <text:p>10/8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POCAHONTAS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3-14T00:00:00">
            <text:p>3/14/2003</text:p>
          </table:table-cell>
          <table:table-cell table:style-name="ce22" office:value-type="string">
            <text:p>MOTOR VEHICLE THEFT</text:p>
          </table:table-cell>
          <table:table-cell table:style-name="ce22" office:value-type="string">
            <text:p>POCAHONTAS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2-23T00:00:00">
            <text:p>2/23/2003</text:p>
          </table:table-cell>
          <table:table-cell table:style-name="ce24" office:value-type="string">
            <text:p>OBTAINING MONEY BY FALSE PRETENSES</text:p>
          </table:table-cell>
          <table:table-cell table:style-name="ce24" office:value-type="string">
            <text:p>POCAHONTAS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9-20T00:00:00">
            <text:p>9/20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POCAHONTAS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13T00:00:00">
            <text:p>6/13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POCAHONTAS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9-08T00:00:00">
            <text:p>9/8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POCAHONTAS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31T00:00:00">
            <text:p>3/31/2003</text:p>
          </table:table-cell>
          <table:table-cell table:style-name="ce24" office:value-type="string">
            <text:p>POSSESSION OF BURGLARY TOOLS</text:p>
          </table:table-cell>
          <table:table-cell table:style-name="ce24" office:value-type="string">
            <text:p>POCAHONTAS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9-20T00:00:00">
            <text:p>9/20/2003</text:p>
          </table:table-cell>
          <table:table-cell table:style-name="ce22" office:value-type="string">
            <text:p>POSSESSION OF BURGLARY TOOLS</text:p>
          </table:table-cell>
          <table:table-cell table:style-name="ce22" office:value-type="string">
            <text:p>POCAHONTAS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02T00:00:00">
            <text:p>6/2/2003</text:p>
          </table:table-cell>
          <table:table-cell table:style-name="ce24" office:value-type="string">
            <text:p>RAPE</text:p>
          </table:table-cell>
          <table:table-cell table:style-name="ce24" office:value-type="string">
            <text:p>POCAHONTAS TRAIL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3-31T00:00:00">
            <text:p>3/31/2003</text:p>
          </table:table-cell>
          <table:table-cell table:style-name="ce22" office:value-type="string">
            <text:p>RESISTING ARREST/OBS JUSTICE W/O THREAT OF FORCE</text:p>
          </table:table-cell>
          <table:table-cell table:style-name="ce22" office:value-type="string">
            <text:p>POCAHONTAS TRAIL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2-28T00:00:00">
            <text:p>2/28/2003</text:p>
          </table:table-cell>
          <table:table-cell table:style-name="ce24" office:value-type="string">
            <text:p>BURGLARY, RESIDENTIAL</text:p>
          </table:table-cell>
          <table:table-cell table:style-name="ce24" office:value-type="string">
            <text:p>QUEEN ANNE DRIVE</text:p>
          </table:table-cell>
          <table:table-cell table:style-name="ce24" office:value-type="float" office:value="173">
            <text:p>173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2-28T00:00:00">
            <text:p>2/28/2003</text:p>
          </table:table-cell>
          <table:table-cell table:style-name="ce22" office:value-type="string">
            <text:p>DAMAGE PROPERTY, PRIVATE</text:p>
          </table:table-cell>
          <table:table-cell table:style-name="ce22" office:value-type="string">
            <text:p>QUEEN ANNE DRIVE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18T00:00:00">
            <text:p>11/18/2003</text:p>
          </table:table-cell>
          <table:table-cell table:style-name="ce24" office:value-type="string">
            <text:p>FRAUD, ALL OTHERS</text:p>
          </table:table-cell>
          <table:table-cell table:style-name="ce24" office:value-type="string">
            <text:p>QUEEN ANNE DRIVE</text:p>
          </table:table-cell>
          <table:table-cell table:style-name="ce24" office:value-type="float" office:value="173">
            <text:p>173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2-28T00:00:00">
            <text:p>2/28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QUEEN ANNE DRIVE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2-17T00:00:00">
            <text:p>2/17/2003</text:p>
          </table:table-cell>
          <table:table-cell table:style-name="ce24" office:value-type="string">
            <text:p>ASSAULT, SIMPLE</text:p>
          </table:table-cell>
          <table:table-cell table:style-name="ce24" office:value-type="string">
            <text:p>QUEENS CREEK DRIVE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2-17T00:00:00">
            <text:p>2/17/2003</text:p>
          </table:table-cell>
          <table:table-cell table:style-name="ce22" office:value-type="string">
            <text:p>VIOLATE PROTECTIVE ORDERS</text:p>
          </table:table-cell>
          <table:table-cell table:style-name="ce22" office:value-type="string">
            <text:p>QUEENS CREEK DRIVE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18T00:00:00">
            <text:p>4/18/2003</text:p>
          </table:table-cell>
          <table:table-cell table:style-name="ce24" office:value-type="string">
            <text:p>ASSAULT, SIMPLE, DOMESTIC</text:p>
          </table:table-cell>
          <table:table-cell table:style-name="ce24" office:value-type="string">
            <text:p>QUEENS CREEK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01T00:00:00">
            <text:p>12/1/2003</text:p>
          </table:table-cell>
          <table:table-cell table:style-name="ce22" office:value-type="string">
            <text:p>BURGLARY, BUSINESS</text:p>
          </table:table-cell>
          <table:table-cell table:style-name="ce22" office:value-type="string">
            <text:p>QUEENS CREEK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30T00:00:00">
            <text:p>3/30/2003</text:p>
          </table:table-cell>
          <table:table-cell table:style-name="ce24" office:value-type="string">
            <text:p>COUNTERFEITING/FORGERY, ALL OTHERS</text:p>
          </table:table-cell>
          <table:table-cell table:style-name="ce24" office:value-type="string">
            <text:p>QUEENS CREEK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01T00:00:00">
            <text:p>12/1/2003</text:p>
          </table:table-cell>
          <table:table-cell table:style-name="ce22" office:value-type="string">
            <text:p>DAMAGE PROPERTY, PRIVATE</text:p>
          </table:table-cell>
          <table:table-cell table:style-name="ce22" office:value-type="string">
            <text:p>QUEENS CREEK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24T00:00:00">
            <text:p>10/24/2003</text:p>
          </table:table-cell>
          <table:table-cell table:style-name="ce22" office:value-type="string">
            <text:p>DAMAGE PROPERTY, PRIVATE</text:p>
          </table:table-cell>
          <table:table-cell table:style-name="ce24" office:value-type="string">
            <text:p>QUEENS CREEK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18T00:00:00">
            <text:p>4/18/2003</text:p>
          </table:table-cell>
          <table:table-cell table:style-name="ce22" office:value-type="string">
            <text:p>DAMAGE PROPERTY, PRIVATE</text:p>
          </table:table-cell>
          <table:table-cell table:style-name="ce22" office:value-type="string">
            <text:p>QUEENS CREEK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16T00:00:00">
            <text:p>10/16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QUEENS CREEK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01T00:00:00">
            <text:p>12/1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QUEENS CREEK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18T00:00:00">
            <text:p>7/18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QUEENS CREEK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05T00:00:00">
            <text:p>10/5/2003</text:p>
          </table:table-cell>
          <table:table-cell table:style-name="ce22" office:value-type="string">
            <text:p>MISSING PERSON</text:p>
          </table:table-cell>
          <table:table-cell table:style-name="ce22" office:value-type="string">
            <text:p>QUEENS CREEK ROAD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24T00:00:00">
            <text:p>6/24/2003</text:p>
          </table:table-cell>
          <table:table-cell table:style-name="ce24" office:value-type="string">
            <text:p>ARSON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1-12T00:00:00">
            <text:p>1/12/2003</text:p>
          </table:table-cell>
          <table:table-cell table:style-name="ce22" office:value-type="string">
            <text:p>ASSAULT, SIMPLE</text:p>
          </table:table-cell>
          <table:table-cell table:style-name="ce22" office:value-type="string">
            <text:p>RICHMOND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26T00:00:00">
            <text:p>9/26/2003</text:p>
          </table:table-cell>
          <table:table-cell table:style-name="ce24" office:value-type="string">
            <text:p>ASSAULT, SIMPLE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26T00:00:00">
            <text:p>5/26/2003</text:p>
          </table:table-cell>
          <table:table-cell table:style-name="ce22" office:value-type="string">
            <text:p>ASSAULT, SIMPLE</text:p>
          </table:table-cell>
          <table:table-cell table:style-name="ce22" office:value-type="string">
            <text:p>RICHMOND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26T00:00:00">
            <text:p>11/26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10T00:00:00">
            <text:p>12/10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RICHMOND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01T00:00:00">
            <text:p>12/1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01T00:00:00">
            <text:p>12/1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RICHMOND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2-06T00:00:00">
            <text:p>2/6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29T00:00:00">
            <text:p>4/29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RICHMOND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14T00:00:00">
            <text:p>8/14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29T00:00:00">
            <text:p>6/29/2003</text:p>
          </table:table-cell>
          <table:table-cell table:style-name="ce22" office:value-type="string">
            <text:p>CONCEALMENT/PRICE CHANGING</text:p>
          </table:table-cell>
          <table:table-cell table:style-name="ce22" office:value-type="string">
            <text:p>RICHMOND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23T00:00:00">
            <text:p>7/23/2003</text:p>
          </table:table-cell>
          <table:table-cell table:style-name="ce24" office:value-type="string">
            <text:p>CONTRIBUTING TO THE DELINQUENCY OF A MINOR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21T00:00:00">
            <text:p>11/21/2003</text:p>
          </table:table-cell>
          <table:table-cell table:style-name="ce22" office:value-type="string">
            <text:p>CREDIT CARD FRAUD</text:p>
          </table:table-cell>
          <table:table-cell table:style-name="ce22" office:value-type="string">
            <text:p>RICHMOND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10T00:00:00">
            <text:p>7/10/2003</text:p>
          </table:table-cell>
          <table:table-cell table:style-name="ce24" office:value-type="string">
            <text:p>DAMAGE PROPERTY, BUSINESS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06T00:00:00">
            <text:p>6/6/2003</text:p>
          </table:table-cell>
          <table:table-cell table:style-name="ce22" office:value-type="string">
            <text:p>DAMAGE PROPERTY, PRIVATE</text:p>
          </table:table-cell>
          <table:table-cell table:style-name="ce22" office:value-type="string">
            <text:p>RICHMOND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06T00:00:00">
            <text:p>6/6/2003</text:p>
          </table:table-cell>
          <table:table-cell table:style-name="ce22" office:value-type="string">
            <text:p>DAMAGE PROPERTY, PRIVATE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24T00:00:00">
            <text:p>10/24/2003</text:p>
          </table:table-cell>
          <table:table-cell table:style-name="ce22" office:value-type="string">
            <text:p>DAMAGE PROPERTY, PRIVATE</text:p>
          </table:table-cell>
          <table:table-cell table:style-name="ce22" office:value-type="string">
            <text:p>RICHMOND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28T00:00:00">
            <text:p>4/28/2003</text:p>
          </table:table-cell>
          <table:table-cell table:style-name="ce22" office:value-type="string">
            <text:p>DAMAGE PROPERTY, PRIVATE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10T00:00:00">
            <text:p>8/10/2003</text:p>
          </table:table-cell>
          <table:table-cell table:style-name="ce22" office:value-type="string">
            <text:p>DAMAGE PROPERTY, PRIVATE</text:p>
          </table:table-cell>
          <table:table-cell table:style-name="ce22" office:value-type="string">
            <text:p>RICHMOND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30T00:00:00">
            <text:p>11/30/2003</text:p>
          </table:table-cell>
          <table:table-cell table:style-name="ce22" office:value-type="string">
            <text:p>DAMAGE PROPERTY, PRIVATE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18T00:00:00">
            <text:p>7/18/2003</text:p>
          </table:table-cell>
          <table:table-cell table:style-name="ce22" office:value-type="string">
            <text:p>DRIVING UNDER THE INFLUENCE OF ALCOHOL</text:p>
          </table:table-cell>
          <table:table-cell table:style-name="ce22" office:value-type="string">
            <text:p>RICHMOND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22T00:00:00">
            <text:p>1/22/2003</text:p>
          </table:table-cell>
          <table:table-cell table:style-name="ce24" office:value-type="string">
            <text:p>DRIVING W/SUSPENDED OR REVOKED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20T00:00:00">
            <text:p>12/20/2003</text:p>
          </table:table-cell>
          <table:table-cell table:style-name="ce22" office:value-type="string">
            <text:p>DRUNK IN PUBLIC</text:p>
          </table:table-cell>
          <table:table-cell table:style-name="ce22" office:value-type="string">
            <text:p>RICHMOND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12T00:00:00">
            <text:p>1/12/2003</text:p>
          </table:table-cell>
          <table:table-cell table:style-name="ce24" office:value-type="string">
            <text:p>DRUNK IN PUBLIC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05T00:00:00">
            <text:p>6/5/2003</text:p>
          </table:table-cell>
          <table:table-cell table:style-name="ce22" office:value-type="string">
            <text:p>EMBEZZLEMENT</text:p>
          </table:table-cell>
          <table:table-cell table:style-name="ce22" office:value-type="string">
            <text:p>RICHMOND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06T00:00:00">
            <text:p>7/6/2003</text:p>
          </table:table-cell>
          <table:table-cell table:style-name="ce24" office:value-type="string">
            <text:p>EMBEZZLEMENT &lt;$200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22T00:00:00">
            <text:p>4/22/2003</text:p>
          </table:table-cell>
          <table:table-cell table:style-name="ce22" office:value-type="string">
            <text:p>FORGING, UTTERING</text:p>
          </table:table-cell>
          <table:table-cell table:style-name="ce22" office:value-type="string">
            <text:p>RICHMOND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13T00:00:00">
            <text:p>5/13/2003</text:p>
          </table:table-cell>
          <table:table-cell table:style-name="ce24" office:value-type="string">
            <text:p>FORGING, UTTERING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15T00:00:00">
            <text:p>7/15/2003</text:p>
          </table:table-cell>
          <table:table-cell table:style-name="ce22" office:value-type="string">
            <text:p>FORGING, UTTERING</text:p>
          </table:table-cell>
          <table:table-cell table:style-name="ce22" office:value-type="string">
            <text:p>RICHMOND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13T00:00:00">
            <text:p>5/13/2003</text:p>
          </table:table-cell>
          <table:table-cell table:style-name="ce24" office:value-type="string">
            <text:p>FRAUD, ALL OTHERS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02T00:00:00">
            <text:p>7/2/2003</text:p>
          </table:table-cell>
          <table:table-cell table:style-name="ce22" office:value-type="string">
            <text:p>GAS THEFT</text:p>
          </table:table-cell>
          <table:table-cell table:style-name="ce22" office:value-type="string">
            <text:p>RICHMOND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27T00:00:00">
            <text:p>8/27/2003</text:p>
          </table:table-cell>
          <table:table-cell table:style-name="ce24" office:value-type="string">
            <text:p>GAS THEFT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12T00:00:00">
            <text:p>5/12/2003</text:p>
          </table:table-cell>
          <table:table-cell table:style-name="ce22" office:value-type="string">
            <text:p>GAS THEFT</text:p>
          </table:table-cell>
          <table:table-cell table:style-name="ce22" office:value-type="string">
            <text:p>RICHMOND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10T00:00:00">
            <text:p>11/10/2003</text:p>
          </table:table-cell>
          <table:table-cell table:style-name="ce24" office:value-type="string">
            <text:p>GAS THEFT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3-31T00:00:00">
            <text:p>3/31/2003</text:p>
          </table:table-cell>
          <table:table-cell table:style-name="ce22" office:value-type="string">
            <text:p>GAS THEFT</text:p>
          </table:table-cell>
          <table:table-cell table:style-name="ce22" office:value-type="string">
            <text:p>RICHMOND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30T00:00:00">
            <text:p>11/30/2003</text:p>
          </table:table-cell>
          <table:table-cell table:style-name="ce24" office:value-type="string">
            <text:p>GAS THEFT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9-01T00:00:00">
            <text:p>9/1/2003</text:p>
          </table:table-cell>
          <table:table-cell table:style-name="ce22" office:value-type="string">
            <text:p>GAS THEFT</text:p>
          </table:table-cell>
          <table:table-cell table:style-name="ce22" office:value-type="string">
            <text:p>RICHMOND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22T00:00:00">
            <text:p>4/22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29T00:00:00">
            <text:p>8/29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RICHMOND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02T00:00:00">
            <text:p>9/2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1-22T00:00:00">
            <text:p>1/22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RICHMOND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25T00:00:00">
            <text:p>6/25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03T00:00:00">
            <text:p>11/3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RICHMOND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2-19T00:00:00">
            <text:p>2/19/2003</text:p>
          </table:table-cell>
          <table:table-cell table:style-name="ce24" office:value-type="string">
            <text:p>IDENTITY FRAUD &gt; $200 OR IMPRISONMENT OF VICTIM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02T00:00:00">
            <text:p>8/2/2003</text:p>
          </table:table-cell>
          <table:table-cell table:style-name="ce22" office:value-type="string">
            <text:p>IMPERSONATING LAW ENFORCEMENT OFFICER</text:p>
          </table:table-cell>
          <table:table-cell table:style-name="ce22" office:value-type="string">
            <text:p>RICHMOND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24T00:00:00">
            <text:p>5/24/2003</text:p>
          </table:table-cell>
          <table:table-cell table:style-name="ce24" office:value-type="string">
            <text:p>LARCENY,FROM MOTOR VEHICLE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19T00:00:00">
            <text:p>11/19/2003</text:p>
          </table:table-cell>
          <table:table-cell table:style-name="ce22" office:value-type="string">
            <text:p>LARCENY,FROM MOTOR VEHICLE</text:p>
          </table:table-cell>
          <table:table-cell table:style-name="ce22" office:value-type="string">
            <text:p>RICHMOND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2-17T00:00:00">
            <text:p>2/17/2003</text:p>
          </table:table-cell>
          <table:table-cell table:style-name="ce24" office:value-type="string">
            <text:p>LOST PROPERTY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09T00:00:00">
            <text:p>4/9/2003</text:p>
          </table:table-cell>
          <table:table-cell table:style-name="ce22" office:value-type="string">
            <text:p>LOST PROPERTY</text:p>
          </table:table-cell>
          <table:table-cell table:style-name="ce22" office:value-type="string">
            <text:p>RICHMOND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06T00:00:00">
            <text:p>5/6/2003</text:p>
          </table:table-cell>
          <table:table-cell table:style-name="ce24" office:value-type="string">
            <text:p>MAIMING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24T00:00:00">
            <text:p>6/24/2003</text:p>
          </table:table-cell>
          <table:table-cell table:style-name="ce22" office:value-type="string">
            <text:p>OBSTRUCTING JUSTICE</text:p>
          </table:table-cell>
          <table:table-cell table:style-name="ce22" office:value-type="string">
            <text:p>RICHMOND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17T00:00:00">
            <text:p>4/17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09T00:00:00">
            <text:p>6/9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RICHMOND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26T00:00:00">
            <text:p>5/26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10T00:00:00">
            <text:p>7/10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RICHMOND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15T00:00:00">
            <text:p>10/15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07T00:00:00">
            <text:p>10/7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RICHMOND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03T00:00:00">
            <text:p>1/3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15T00:00:00">
            <text:p>7/15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RICHMOND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29T00:00:00">
            <text:p>3/29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9-11T00:00:00">
            <text:p>9/11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RICHMOND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07T00:00:00">
            <text:p>1/7/2003</text:p>
          </table:table-cell>
          <table:table-cell table:style-name="ce24" office:value-type="string">
            <text:p>RECOVERED VEHICLE-STOLEN OTHER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07T00:00:00">
            <text:p>6/7/2003</text:p>
          </table:table-cell>
          <table:table-cell table:style-name="ce22" office:value-type="string">
            <text:p>TRESPASSING</text:p>
          </table:table-cell>
          <table:table-cell table:style-name="ce22" office:value-type="string">
            <text:p>RICHMOND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12T00:00:00">
            <text:p>8/12/2003</text:p>
          </table:table-cell>
          <table:table-cell table:style-name="ce24" office:value-type="string">
            <text:p>GAS THEFT</text:p>
          </table:table-cell>
          <table:table-cell table:style-name="ce24" office:value-type="string">
            <text:p>RICHMOND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2-03T00:00:00">
            <text:p>2/3/2003</text:p>
          </table:table-cell>
          <table:table-cell table:style-name="ce22" office:value-type="string">
            <text:p>MANUF, SALE, POSSESSION CONTROLLED SUBSTANCE</text:p>
          </table:table-cell>
          <table:table-cell table:style-name="ce22" office:value-type="string">
            <text:p>RICHMOND ROAD @ AIRPORT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12T00:00:00">
            <text:p>12/12/2003</text:p>
          </table:table-cell>
          <table:table-cell table:style-name="ce24" office:value-type="string">
            <text:p>ASSAULT, SIMPLE</text:p>
          </table:table-cell>
          <table:table-cell table:style-name="ce24" office:value-type="string">
            <text:p>RICHWINE DRIVE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18T00:00:00">
            <text:p>8/18/2003</text:p>
          </table:table-cell>
          <table:table-cell table:style-name="ce22" office:value-type="string">
            <text:p>BURGLARY, RESIDENTIAL</text:p>
          </table:table-cell>
          <table:table-cell table:style-name="ce22" office:value-type="string">
            <text:p>RIDGECREST CIRCLE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18T00:00:00">
            <text:p>8/18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RIDGECREST CIRCLE</text:p>
          </table:table-cell>
          <table:table-cell table:style-name="ce24" office:value-type="float" office:value="196">
            <text:p>196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1-19T00:00:00">
            <text:p>1/19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RIPLEY ROAD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26T00:00:00">
            <text:p>4/26/2003</text:p>
          </table:table-cell>
          <table:table-cell table:style-name="ce24" office:value-type="string">
            <text:p>DRIVING UNDER THE INFLUENCE OF ALCOHOL</text:p>
          </table:table-cell>
          <table:table-cell table:style-name="ce24" office:value-type="string">
            <text:p>ROCHAMBEAU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1-11T00:00:00">
            <text:p>1/11/2003</text:p>
          </table:table-cell>
          <table:table-cell table:style-name="ce22" office:value-type="string">
            <text:p>DRUNK IN PUBLIC</text:p>
          </table:table-cell>
          <table:table-cell table:style-name="ce22" office:value-type="string">
            <text:p>ROCHAMBEAU &amp; BARLOW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02T00:00:00">
            <text:p>11/2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ROLLING HILLS DRIVE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29T00:00:00">
            <text:p>11/29/2003</text:p>
          </table:table-cell>
          <table:table-cell table:style-name="ce22" office:value-type="string">
            <text:p>DEAD ON ARRIVAL</text:p>
          </table:table-cell>
          <table:table-cell table:style-name="ce22" office:value-type="string">
            <text:p>ROLLING HILLS DRIVE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09T00:00:00">
            <text:p>11/9/2003</text:p>
          </table:table-cell>
          <table:table-cell table:style-name="ce24" office:value-type="string">
            <text:p>DRIVING UNDER THE INFLUENCE OF ALCOHOL</text:p>
          </table:table-cell>
          <table:table-cell table:style-name="ce24" office:value-type="string">
            <text:p>RT 132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26T00:00:00">
            <text:p>5/26/2003</text:p>
          </table:table-cell>
          <table:table-cell table:style-name="ce22" office:value-type="string">
            <text:p>DRIVING UNDER THE INFLUENCE OF ALCOHOL</text:p>
          </table:table-cell>
          <table:table-cell table:style-name="ce22" office:value-type="string">
            <text:p>RT 132/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26T00:00:00">
            <text:p>5/26/2003</text:p>
          </table:table-cell>
          <table:table-cell table:style-name="ce24" office:value-type="string">
            <text:p>RECKLESS - GENERAL</text:p>
          </table:table-cell>
          <table:table-cell table:style-name="ce24" office:value-type="string">
            <text:p>RT 132/BYPASS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26T00:00:00">
            <text:p>5/26/2003</text:p>
          </table:table-cell>
          <table:table-cell table:style-name="ce22" office:value-type="string">
            <text:p>REFUSE BLOOD/BREATH TEST</text:p>
          </table:table-cell>
          <table:table-cell table:style-name="ce22" office:value-type="string">
            <text:p>RT 132/BYPASS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24T00:00:00">
            <text:p>10/24/2003</text:p>
          </table:table-cell>
          <table:table-cell table:style-name="ce24" office:value-type="string">
            <text:p>RECKLESS - GENERAL</text:p>
          </table:table-cell>
          <table:table-cell table:style-name="ce24" office:value-type="string">
            <text:p>RT 199 AND I 64 OFF RAMP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2-09T00:00:00">
            <text:p>2/9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RT 199 AND RT 143</text:p>
          </table:table-cell>
          <table:table-cell table:style-name="ce27"/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19T00:00:00">
            <text:p>8/19/2003</text:p>
          </table:table-cell>
          <table:table-cell table:style-name="ce22" office:value-type="string">
            <text:p>DAMAGE PROPERTY, PRIVATE</text:p>
          </table:table-cell>
          <table:table-cell table:style-name="ce24" office:value-type="string">
            <text:p>RT 199 EAST/PHOENIX CIRCLE</text:p>
          </table:table-cell>
          <table:table-cell table:style-name="ce25"/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19T00:00:00">
            <text:p>4/19/2003</text:p>
          </table:table-cell>
          <table:table-cell table:style-name="ce22" office:value-type="string">
            <text:p>DRIVING W/SUSPENDED OR REVOKED LICENSE</text:p>
          </table:table-cell>
          <table:table-cell table:style-name="ce22" office:value-type="string">
            <text:p>RT 199 OFF RAMP AT MOORETOWN R</text:p>
          </table:table-cell>
          <table:table-cell table:style-name="ce27"/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19T00:00:00">
            <text:p>4/19/2003</text:p>
          </table:table-cell>
          <table:table-cell table:style-name="ce24" office:value-type="string">
            <text:p>POSSESSION OF MARIJUANA</text:p>
          </table:table-cell>
          <table:table-cell table:style-name="ce24" office:value-type="string">
            <text:p>RT 199 OFF RAMP AT MOORETOWN R</text:p>
          </table:table-cell>
          <table:table-cell table:style-name="ce25"/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19T00:00:00">
            <text:p>4/19/2003</text:p>
          </table:table-cell>
          <table:table-cell table:style-name="ce22" office:value-type="string">
            <text:p>RECKLESS - GENERAL</text:p>
          </table:table-cell>
          <table:table-cell table:style-name="ce22" office:value-type="string">
            <text:p>RT 199 OFF RAMP AT MOORETOWN R</text:p>
          </table:table-cell>
          <table:table-cell table:style-name="ce27"/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15T00:00:00">
            <text:p>11/15/2003</text:p>
          </table:table-cell>
          <table:table-cell table:style-name="ce24" office:value-type="string">
            <text:p>DAMAGE PROPERTY</text:p>
          </table:table-cell>
          <table:table-cell table:style-name="ce24" office:value-type="string">
            <text:p>RT 199, BLOCK OF</text:p>
          </table:table-cell>
          <table:table-cell table:style-name="ce25"/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3-16T00:00:00">
            <text:p>3/16/2003</text:p>
          </table:table-cell>
          <table:table-cell table:style-name="ce22" office:value-type="string">
            <text:p>DRIVING UNDER THE INFLUENCE OF ALCOHOL</text:p>
          </table:table-cell>
          <table:table-cell table:style-name="ce22" office:value-type="string">
            <text:p>RT 60</text:p>
          </table:table-cell>
          <table:table-cell table:style-name="ce27"/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11T00:00:00">
            <text:p>5/11/2003</text:p>
          </table:table-cell>
          <table:table-cell table:style-name="ce24" office:value-type="string">
            <text:p>DRUNK IN PUBLIC</text:p>
          </table:table-cell>
          <table:table-cell table:style-name="ce24" office:value-type="string">
            <text:p>RT 60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12T00:00:00">
            <text:p>11/12/2003</text:p>
          </table:table-cell>
          <table:table-cell table:style-name="ce22" office:value-type="string">
            <text:p>DRIVING W/SUSPENDED OR REVOKED LICENSE</text:p>
          </table:table-cell>
          <table:table-cell table:style-name="ce22" office:value-type="string">
            <text:p>RT 60 @ LIGHTFOOT POST OFFICE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05T00:00:00">
            <text:p>11/5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RT 64 AT BUSCH EXIT</text:p>
          </table:table-cell>
          <table:table-cell table:style-name="ce25"/>
          <table:table-cell table:style-name="ce24" office:value-type="float" office:value="23185">
            <text:p>23185</text:p>
          </table:table-cell>
          <table:table-cell table:style-name="ce25"/>
        </table:table-row>
        <table:table-row table:style-name="ro2">
          <table:table-cell table:style-name="ce26" office:value-type="date" office:date-value="2003-07-31T00:00:00">
            <text:p>7/31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RT F139/PENNIMAN ROAD</text:p>
          </table:table-cell>
          <table:table-cell table:style-name="ce27"/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04T00:00:00">
            <text:p>8/4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RT F139/PENNIMAN ROAD</text:p>
          </table:table-cell>
          <table:table-cell table:style-name="ce25"/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14T00:00:00">
            <text:p>5/14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RUSTY COURT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13T00:00:00">
            <text:p>6/13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RUSTY COURT</text:p>
          </table:table-cell>
          <table:table-cell table:style-name="ce24" office:value-type="float" office:value="252">
            <text:p>252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08T00:00:00">
            <text:p>12/8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SAXON ROAD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11T00:00:00">
            <text:p>12/11/2003</text:p>
          </table:table-cell>
          <table:table-cell table:style-name="ce29" office:value-type="string">
            <text:p>DAMAGE PROPERTY, PRIVATE</text:p>
          </table:table-cell>
          <table:table-cell table:style-name="ce24" office:value-type="string">
            <text:p>SCHOONER BLVD</text:p>
          </table:table-cell>
          <table:table-cell table:style-name="ce24" office:value-type="float" office:value="345">
            <text:p>345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11T00:00:00">
            <text:p>12/11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SCHOONER BLVD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27T00:00:00">
            <text:p>10/27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SCHOONER BLV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27T00:00:00">
            <text:p>10/27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SCHOONER BLV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23T00:00:00">
            <text:p>12/23/2003</text:p>
          </table:table-cell>
          <table:table-cell table:style-name="ce24" office:value-type="string">
            <text:p>ASSAULT, SIMPLE</text:p>
          </table:table-cell>
          <table:table-cell table:style-name="ce24" office:value-type="string">
            <text:p>SECOND STREET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08T00:00:00">
            <text:p>7/8/2003</text:p>
          </table:table-cell>
          <table:table-cell table:style-name="ce22" office:value-type="string">
            <text:p>BAD CHECKS</text:p>
          </table:table-cell>
          <table:table-cell table:style-name="ce22" office:value-type="string">
            <text:p>SECOND STREET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08T00:00:00">
            <text:p>7/8/2003</text:p>
          </table:table-cell>
          <table:table-cell table:style-name="ce24" office:value-type="string">
            <text:p>BAD CHECKS</text:p>
          </table:table-cell>
          <table:table-cell table:style-name="ce24" office:value-type="string">
            <text:p>SECOND STREET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08T00:00:00">
            <text:p>7/8/2003</text:p>
          </table:table-cell>
          <table:table-cell table:style-name="ce22" office:value-type="string">
            <text:p>BAD CHECKS</text:p>
          </table:table-cell>
          <table:table-cell table:style-name="ce22" office:value-type="string">
            <text:p>SECOND STREET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08T00:00:00">
            <text:p>7/8/2003</text:p>
          </table:table-cell>
          <table:table-cell table:style-name="ce24" office:value-type="string">
            <text:p>BAD CHECKS</text:p>
          </table:table-cell>
          <table:table-cell table:style-name="ce24" office:value-type="string">
            <text:p>SECOND STREET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27T00:00:00">
            <text:p>5/27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SECOND STREET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01T00:00:00">
            <text:p>6/1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SECOND STREET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30T00:00:00">
            <text:p>4/30/2003</text:p>
          </table:table-cell>
          <table:table-cell table:style-name="ce22" office:value-type="string">
            <text:p>CREDIT CARD THEFT</text:p>
          </table:table-cell>
          <table:table-cell table:style-name="ce22" office:value-type="string">
            <text:p>SECOND STREET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26T00:00:00">
            <text:p>5/26/2003</text:p>
          </table:table-cell>
          <table:table-cell table:style-name="ce29" office:value-type="string">
            <text:p>DAMAGE PROPERTY, PRIVATE</text:p>
          </table:table-cell>
          <table:table-cell table:style-name="ce24" office:value-type="string">
            <text:p>SECOND STREET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07T00:00:00">
            <text:p>5/7/2003</text:p>
          </table:table-cell>
          <table:table-cell table:style-name="ce22" office:value-type="string">
            <text:p>GAS THEFT</text:p>
          </table:table-cell>
          <table:table-cell table:style-name="ce22" office:value-type="string">
            <text:p>SECOND STREET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23T00:00:00">
            <text:p>12/23/2003</text:p>
          </table:table-cell>
          <table:table-cell table:style-name="ce24" office:value-type="string">
            <text:p>GAS THEFT</text:p>
          </table:table-cell>
          <table:table-cell table:style-name="ce24" office:value-type="string">
            <text:p>SECOND STREET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13T00:00:00">
            <text:p>4/13/2003</text:p>
          </table:table-cell>
          <table:table-cell table:style-name="ce22" office:value-type="string">
            <text:p>GAS THEFT</text:p>
          </table:table-cell>
          <table:table-cell table:style-name="ce22" office:value-type="string">
            <text:p>SECOND STREET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15T00:00:00">
            <text:p>7/15/2003</text:p>
          </table:table-cell>
          <table:table-cell table:style-name="ce24" office:value-type="string">
            <text:p>GAS THEFT</text:p>
          </table:table-cell>
          <table:table-cell table:style-name="ce24" office:value-type="string">
            <text:p>SECOND STREET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19T00:00:00">
            <text:p>11/19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SECOND STREET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17T00:00:00">
            <text:p>10/17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SECOND STREET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1-03T00:00:00">
            <text:p>1/3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SECOND STREET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05T00:00:00">
            <text:p>8/5/2003</text:p>
          </table:table-cell>
          <table:table-cell table:style-name="ce24" office:value-type="string">
            <text:p>LARCENY,FROM MOTOR VEHICLE</text:p>
          </table:table-cell>
          <table:table-cell table:style-name="ce24" office:value-type="string">
            <text:p>SECOND STREET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26T00:00:00">
            <text:p>5/26/2003</text:p>
          </table:table-cell>
          <table:table-cell table:style-name="ce22" office:value-type="string">
            <text:p>LARCENY,FROM MOTOR VEHICLE</text:p>
          </table:table-cell>
          <table:table-cell table:style-name="ce22" office:value-type="string">
            <text:p>SECOND STREET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03T00:00:00">
            <text:p>7/3/2003</text:p>
          </table:table-cell>
          <table:table-cell table:style-name="ce24" office:value-type="string">
            <text:p>LOST PROPERTY</text:p>
          </table:table-cell>
          <table:table-cell table:style-name="ce24" office:value-type="string">
            <text:p>SECOND STREET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17T00:00:00">
            <text:p>7/17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SECOND STREET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22T00:00:00">
            <text:p>11/22/2003</text:p>
          </table:table-cell>
          <table:table-cell table:style-name="ce24" office:value-type="string">
            <text:p>ROBBERY</text:p>
          </table:table-cell>
          <table:table-cell table:style-name="ce24" office:value-type="string">
            <text:p>SECOND STREET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15T00:00:00">
            <text:p>11/15/2003</text:p>
          </table:table-cell>
          <table:table-cell table:style-name="ce22" office:value-type="string">
            <text:p>DISCHARGE FIREARM IN PUBLIC PLACE</text:p>
          </table:table-cell>
          <table:table-cell table:style-name="ce22" office:value-type="string">
            <text:p>SEMPLE DRIVE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08T00:00:00">
            <text:p>12/8/2003</text:p>
          </table:table-cell>
          <table:table-cell table:style-name="ce24" office:value-type="string">
            <text:p>ASSAULT, SIMPLE</text:p>
          </table:table-cell>
          <table:table-cell table:style-name="ce24" office:value-type="string">
            <text:p>SEMPLE ROAD</text:p>
          </table:table-cell>
          <table:table-cell table:style-name="ce24" office:value-type="float" office:value="137">
            <text:p>137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30T00:00:00">
            <text:p>12/30/2003</text:p>
          </table:table-cell>
          <table:table-cell table:style-name="ce22" office:value-type="string">
            <text:p>BURGLARY, RESIDENTIAL</text:p>
          </table:table-cell>
          <table:table-cell table:style-name="ce22" office:value-type="string">
            <text:p>SHADDY BLUFF ROAD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30T00:00:00">
            <text:p>12/30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SHADDY BLUFF ROAD</text:p>
          </table:table-cell>
          <table:table-cell table:style-name="ce24" office:value-type="float" office:value="350">
            <text:p>35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1-31T00:00:00">
            <text:p>1/31/2003</text:p>
          </table:table-cell>
          <table:table-cell table:style-name="ce22" office:value-type="string">
            <text:p>FRAUD, ALL OTHERS</text:p>
          </table:table-cell>
          <table:table-cell table:style-name="ce22" office:value-type="string">
            <text:p>SHARPS LANE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21T00:00:00">
            <text:p>7/21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SHARPS LANE</text:p>
          </table:table-cell>
          <table:table-cell table:style-name="ce24" office:value-type="float" office:value="116">
            <text:p>116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09T00:00:00">
            <text:p>5/9/2003</text:p>
          </table:table-cell>
          <table:table-cell table:style-name="ce22" office:value-type="string">
            <text:p>LARCENY,FROM MOTOR VEHICLE</text:p>
          </table:table-cell>
          <table:table-cell table:style-name="ce22" office:value-type="string">
            <text:p>SHARPS LANE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19T00:00:00">
            <text:p>6/19/2003</text:p>
          </table:table-cell>
          <table:table-cell table:style-name="ce24" office:value-type="string">
            <text:p>RUNAWAY JUVENILE</text:p>
          </table:table-cell>
          <table:table-cell table:style-name="ce24" office:value-type="string">
            <text:p>SHARPS LANE</text:p>
          </table:table-cell>
          <table:table-cell table:style-name="ce24" office:value-type="float" office:value="116">
            <text:p>116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23T00:00:00">
            <text:p>11/23/2003</text:p>
          </table:table-cell>
          <table:table-cell table:style-name="ce29" office:value-type="string">
            <text:p>DAMAGE PROPERTY, PRIVATE</text:p>
          </table:table-cell>
          <table:table-cell table:style-name="ce22" office:value-type="string">
            <text:p>SHEA LANE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18T00:00:00">
            <text:p>11/18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SHEPARD DRIVE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01T00:00:00">
            <text:p>5/1/2003</text:p>
          </table:table-cell>
          <table:table-cell table:style-name="ce22" office:value-type="string">
            <text:p>DEAD ON ARRIVAL</text:p>
          </table:table-cell>
          <table:table-cell table:style-name="ce22" office:value-type="string">
            <text:p>SHEPARD DRIVE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05T00:00:00">
            <text:p>11/5/2003</text:p>
          </table:table-cell>
          <table:table-cell table:style-name="ce24" office:value-type="string">
            <text:p>MAIMING</text:p>
          </table:table-cell>
          <table:table-cell table:style-name="ce24" office:value-type="string">
            <text:p>SHEPARD DRIVE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06T00:00:00">
            <text:p>10/6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SHEPPARD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24T00:00:00">
            <text:p>8/24/2003</text:p>
          </table:table-cell>
          <table:table-cell table:style-name="ce24" office:value-type="string">
            <text:p>ASSAULT, SIMPLE, DOMESTIC</text:p>
          </table:table-cell>
          <table:table-cell table:style-name="ce24" office:value-type="string">
            <text:p>SHEPPARD DRIVE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30T00:00:00">
            <text:p>11/30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SHEPPARD DRIVE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15T00:00:00">
            <text:p>7/15/2003</text:p>
          </table:table-cell>
          <table:table-cell table:style-name="ce24" office:value-type="string">
            <text:p>LARCENY,FROM MOTOR VEHICLE</text:p>
          </table:table-cell>
          <table:table-cell table:style-name="ce24" office:value-type="string">
            <text:p>SHEPPARD DRIVE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1-09T00:00:00">
            <text:p>1/9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SHERWOOD DRIVE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28T00:00:00">
            <text:p>3/28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SIX PENCE COURT</text:p>
          </table:table-cell>
          <table:table-cell table:style-name="ce24" office:value-type="float" office:value="162">
            <text:p>162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29T00:00:00">
            <text:p>12/29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SONOMA COURT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03T00:00:00">
            <text:p>9/3/2003</text:p>
          </table:table-cell>
          <table:table-cell table:style-name="ce24" office:value-type="string">
            <text:p>ASSAULT, SIMPLE, DOMESTIC</text:p>
          </table:table-cell>
          <table:table-cell table:style-name="ce24" office:value-type="string">
            <text:p>SPRINGFIELD DRIVE</text:p>
          </table:table-cell>
          <table:table-cell table:style-name="ce24" office:value-type="float" office:value="196">
            <text:p>196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27T00:00:00">
            <text:p>4/27/2003</text:p>
          </table:table-cell>
          <table:table-cell table:style-name="ce22" office:value-type="string">
            <text:p>BURGLARY, RESIDENTIAL</text:p>
          </table:table-cell>
          <table:table-cell table:style-name="ce22" office:value-type="string">
            <text:p>SPRINGFIELD DRIVE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03T00:00:00">
            <text:p>9/3/2003</text:p>
          </table:table-cell>
          <table:table-cell table:style-name="ce29" office:value-type="string">
            <text:p>DAMAGE PROPERTY, PRIVATE</text:p>
          </table:table-cell>
          <table:table-cell table:style-name="ce24" office:value-type="string">
            <text:p>SPRINGFIELD DRIVE</text:p>
          </table:table-cell>
          <table:table-cell table:style-name="ce24" office:value-type="float" office:value="196">
            <text:p>196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22T00:00:00">
            <text:p>12/22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SPRINGFIELD ROAD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19T00:00:00">
            <text:p>9/19/2003</text:p>
          </table:table-cell>
          <table:table-cell table:style-name="ce24" office:value-type="string">
            <text:p>ABDUCTION &amp; KIDNAPPING</text:p>
          </table:table-cell>
          <table:table-cell table:style-name="ce24" office:value-type="string">
            <text:p>STEWART DRIVE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07T00:00:00">
            <text:p>6/7/2003</text:p>
          </table:table-cell>
          <table:table-cell table:style-name="ce22" office:value-type="string">
            <text:p>ASSAULT, SIMPLE</text:p>
          </table:table-cell>
          <table:table-cell table:style-name="ce22" office:value-type="string">
            <text:p>STEWART DRIVE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19T00:00:00">
            <text:p>9/19/2003</text:p>
          </table:table-cell>
          <table:table-cell table:style-name="ce24" office:value-type="string">
            <text:p>ASSAULT, SIMPLE, DOMESTIC</text:p>
          </table:table-cell>
          <table:table-cell table:style-name="ce24" office:value-type="string">
            <text:p>STEWART DRIVE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07T00:00:00">
            <text:p>6/7/2003</text:p>
          </table:table-cell>
          <table:table-cell table:style-name="ce29" office:value-type="string">
            <text:p>DAMAGE PROPERTY, PRIVATE</text:p>
          </table:table-cell>
          <table:table-cell table:style-name="ce22" office:value-type="string">
            <text:p>STEWART DRIVE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30T00:00:00">
            <text:p>5/30/2003</text:p>
          </table:table-cell>
          <table:table-cell table:style-name="ce29" office:value-type="string">
            <text:p>DAMAGE PROPERTY, PRIVATE</text:p>
          </table:table-cell>
          <table:table-cell table:style-name="ce24" office:value-type="string">
            <text:p>STEWART DRIVE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9-24T00:00:00">
            <text:p>9/24/2003</text:p>
          </table:table-cell>
          <table:table-cell table:style-name="ce29" office:value-type="string">
            <text:p>DAMAGE PROPERTY, PRIVATE</text:p>
          </table:table-cell>
          <table:table-cell table:style-name="ce22" office:value-type="string">
            <text:p>STEWART DRIVE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02T00:00:00">
            <text:p>5/2/2003</text:p>
          </table:table-cell>
          <table:table-cell table:style-name="ce24" office:value-type="string">
            <text:p>DEAD ON ARRIVAL</text:p>
          </table:table-cell>
          <table:table-cell table:style-name="ce24" office:value-type="string">
            <text:p>STEWART DRIVE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1-15T00:00:00">
            <text:p>1/15/2003</text:p>
          </table:table-cell>
          <table:table-cell table:style-name="ce22" office:value-type="string">
            <text:p>POSSESSION OF MARIJUANA</text:p>
          </table:table-cell>
          <table:table-cell table:style-name="ce22" office:value-type="string">
            <text:p>STEWART DRIVE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19T00:00:00">
            <text:p>9/19/2003</text:p>
          </table:table-cell>
          <table:table-cell table:style-name="ce24" office:value-type="string">
            <text:p>THREATEN BODILY HARM</text:p>
          </table:table-cell>
          <table:table-cell table:style-name="ce24" office:value-type="string">
            <text:p>STEWART DRIVE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9-11T00:00:00">
            <text:p>9/11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STRATFORD DRIVE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05T00:00:00">
            <text:p>1/5/2003</text:p>
          </table:table-cell>
          <table:table-cell table:style-name="ce24" office:value-type="string">
            <text:p>ASSAULT, SIMPLE, DOMESTIC</text:p>
          </table:table-cell>
          <table:table-cell table:style-name="ce24" office:value-type="string">
            <text:p>TAM O SHANTER BLVD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2-04T00:00:00">
            <text:p>2/4/2003</text:p>
          </table:table-cell>
          <table:table-cell table:style-name="ce22" office:value-type="string">
            <text:p>BURGLARY, RESIDENTIAL</text:p>
          </table:table-cell>
          <table:table-cell table:style-name="ce22" office:value-type="string">
            <text:p>TAM O SHANTER BLVD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07T00:00:00">
            <text:p>8/7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TAM O SHANTER BLVD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9-07T00:00:00">
            <text:p>9/7/2003</text:p>
          </table:table-cell>
          <table:table-cell table:style-name="ce29" office:value-type="string">
            <text:p>DAMAGE PROPERTY, PRIVATE</text:p>
          </table:table-cell>
          <table:table-cell table:style-name="ce22" office:value-type="string">
            <text:p>TAM O SHANTER BLVD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19T00:00:00">
            <text:p>11/19/2003</text:p>
          </table:table-cell>
          <table:table-cell table:style-name="ce29" office:value-type="string">
            <text:p>DAMAGE PROPERTY, PRIVATE</text:p>
          </table:table-cell>
          <table:table-cell table:style-name="ce24" office:value-type="string">
            <text:p>TAM O SHANTER BLVD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05T00:00:00">
            <text:p>10/5/2003</text:p>
          </table:table-cell>
          <table:table-cell table:style-name="ce22" office:value-type="string">
            <text:p>DRIVING UNDER THE INFLUENCE OF ALCOHOL</text:p>
          </table:table-cell>
          <table:table-cell table:style-name="ce22" office:value-type="string">
            <text:p>TAM O SHANTER BLVD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04T00:00:00">
            <text:p>8/4/2003</text:p>
          </table:table-cell>
          <table:table-cell table:style-name="ce24" office:value-type="string">
            <text:p>GRAFFITI ,PRIVATE PROPERTY</text:p>
          </table:table-cell>
          <table:table-cell table:style-name="ce24" office:value-type="string">
            <text:p>TAM O SHANTER BLVD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2-04T00:00:00">
            <text:p>2/4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TAM O SHANTER BLVD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15T00:00:00">
            <text:p>12/15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TAM O SHANTER BLVD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3-19T00:00:00">
            <text:p>3/19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TAM O SHANTER BLVD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13T00:00:00">
            <text:p>5/13/2003</text:p>
          </table:table-cell>
          <table:table-cell table:style-name="ce24" office:value-type="string">
            <text:p>RECOVERED VEHICLE-STOLEN OTHER JURISDICTION</text:p>
          </table:table-cell>
          <table:table-cell table:style-name="ce24" office:value-type="string">
            <text:p>TAM O SHANTER BLVD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25T00:00:00">
            <text:p>11/25/2003</text:p>
          </table:table-cell>
          <table:table-cell table:style-name="ce22" office:value-type="string">
            <text:p>THREATEN BODILY HARM</text:p>
          </table:table-cell>
          <table:table-cell table:style-name="ce22" office:value-type="string">
            <text:p>TAM O SHANTER BLVD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08T00:00:00">
            <text:p>7/8/2003</text:p>
          </table:table-cell>
          <table:table-cell table:style-name="ce24" office:value-type="string">
            <text:p>THREATEN BODILY HARM</text:p>
          </table:table-cell>
          <table:table-cell table:style-name="ce24" office:value-type="string">
            <text:p>TAM O SHANTER BLVD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05T00:00:00">
            <text:p>7/5/2003</text:p>
          </table:table-cell>
          <table:table-cell table:style-name="ce22" office:value-type="string">
            <text:p>LARCENY,FROM MOTOR VEHICLE</text:p>
          </table:table-cell>
          <table:table-cell table:style-name="ce22" office:value-type="string">
            <text:p>THE COUNCIL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13T00:00:00">
            <text:p>9/13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THUNDERBIRD LANE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9-11T00:00:00">
            <text:p>9/11/2003</text:p>
          </table:table-cell>
          <table:table-cell table:style-name="ce29" office:value-type="string">
            <text:p>DAMAGE PROPERTY, PRIVATE</text:p>
          </table:table-cell>
          <table:table-cell table:style-name="ce22" office:value-type="string">
            <text:p>THUNDERBIRD LANE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08T00:00:00">
            <text:p>6/8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TRACY COURT</text:p>
          </table:table-cell>
          <table:table-cell table:style-name="ce24" office:value-type="float" office:value="253">
            <text:p>253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9-12T00:00:00">
            <text:p>9/12/2003</text:p>
          </table:table-cell>
          <table:table-cell table:style-name="ce22" office:value-type="string">
            <text:p>ASSAULT, SIMPLE, DOMESTIC</text:p>
          </table:table-cell>
          <table:table-cell table:style-name="ce22" office:value-type="string">
            <text:p>VALOR COURT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20T00:00:00">
            <text:p>9/20/2003</text:p>
          </table:table-cell>
          <table:table-cell table:style-name="ce24" office:value-type="string">
            <text:p>LARCENY,FROM MOTOR VEHICLE</text:p>
          </table:table-cell>
          <table:table-cell table:style-name="ce24" office:value-type="string">
            <text:p>VINEYARD LANE</text:p>
          </table:table-cell>
          <table:table-cell table:style-name="ce24" office:value-type="float" office:value="150">
            <text:p>15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07T00:00:00">
            <text:p>7/7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VINEYARD LANE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09T00:00:00">
            <text:p>10/9/2003</text:p>
          </table:table-cell>
          <table:table-cell table:style-name="ce24" office:value-type="string">
            <text:p>CREDIT CARD FRAUD</text:p>
          </table:table-cell>
          <table:table-cell table:style-name="ce24" office:value-type="string">
            <text:p>WALER MILL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30T00:00:00">
            <text:p>12/30/2003</text:p>
          </table:table-cell>
          <table:table-cell table:style-name="ce22" office:value-type="string">
            <text:p>LARCENY,FROM MOTOR VEHICLE</text:p>
          </table:table-cell>
          <table:table-cell table:style-name="ce22" office:value-type="string">
            <text:p>WALER MILL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05T00:00:00">
            <text:p>11/5/2003</text:p>
          </table:table-cell>
          <table:table-cell table:style-name="ce24" office:value-type="string">
            <text:p>ASSAULT, SIMPLE</text:p>
          </table:table-cell>
          <table:table-cell table:style-name="ce24" office:value-type="string">
            <text:p>WALLER MILL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06T00:00:00">
            <text:p>6/6/2003</text:p>
          </table:table-cell>
          <table:table-cell table:style-name="ce22" office:value-type="string">
            <text:p>BURGLARY, BUSINESS</text:p>
          </table:table-cell>
          <table:table-cell table:style-name="ce22" office:value-type="string">
            <text:p>WALLER MILL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19T00:00:00">
            <text:p>1/19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WALLER MILL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9-12T00:00:00">
            <text:p>9/12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WALLER MILL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16T00:00:00">
            <text:p>6/16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WALLER MILL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24T00:00:00">
            <text:p>11/24/2003</text:p>
          </table:table-cell>
          <table:table-cell table:style-name="ce22" office:value-type="string">
            <text:p>CREDIT CARD FRAUD</text:p>
          </table:table-cell>
          <table:table-cell table:style-name="ce22" office:value-type="string">
            <text:p>WALLER MILL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06T00:00:00">
            <text:p>6/6/2003</text:p>
          </table:table-cell>
          <table:table-cell table:style-name="ce24" office:value-type="string">
            <text:p>DAMAGE PROPERTY, BUSINESS</text:p>
          </table:table-cell>
          <table:table-cell table:style-name="ce24" office:value-type="string">
            <text:p>WALLER MILL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03T00:00:00">
            <text:p>6/3/2003</text:p>
          </table:table-cell>
          <table:table-cell table:style-name="ce24" office:value-type="string">
            <text:p>DAMAGE PROPERTY, BUSINESS</text:p>
          </table:table-cell>
          <table:table-cell table:style-name="ce22" office:value-type="string">
            <text:p>WALLER MILL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10T00:00:00">
            <text:p>10/10/2003</text:p>
          </table:table-cell>
          <table:table-cell table:style-name="ce29" office:value-type="string">
            <text:p>DAMAGE PROPERTY, PRIVATE</text:p>
          </table:table-cell>
          <table:table-cell table:style-name="ce24" office:value-type="string">
            <text:p>WALLER MILL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11T00:00:00">
            <text:p>11/11/2003</text:p>
          </table:table-cell>
          <table:table-cell table:style-name="ce29" office:value-type="string">
            <text:p>DAMAGE PROPERTY, PRIVATE</text:p>
          </table:table-cell>
          <table:table-cell table:style-name="ce22" office:value-type="string">
            <text:p>WALLER MILL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04T00:00:00">
            <text:p>1/4/2003</text:p>
          </table:table-cell>
          <table:table-cell table:style-name="ce24" office:value-type="string">
            <text:p>DEAD ON ARRIVAL</text:p>
          </table:table-cell>
          <table:table-cell table:style-name="ce24" office:value-type="string">
            <text:p>WALLER MILL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1-17T00:00:00">
            <text:p>1/17/2003</text:p>
          </table:table-cell>
          <table:table-cell table:style-name="ce22" office:value-type="string">
            <text:p>DRUNK IN PUBLIC</text:p>
          </table:table-cell>
          <table:table-cell table:style-name="ce22" office:value-type="string">
            <text:p>WALLER MILL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12T00:00:00">
            <text:p>8/12/2003</text:p>
          </table:table-cell>
          <table:table-cell table:style-name="ce24" office:value-type="string">
            <text:p>EMBEZZLEMENT &lt;$200</text:p>
          </table:table-cell>
          <table:table-cell table:style-name="ce24" office:value-type="string">
            <text:p>WALLER MILL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12T00:00:00">
            <text:p>11/12/2003</text:p>
          </table:table-cell>
          <table:table-cell table:style-name="ce22" office:value-type="string">
            <text:p>FORGING, UTTERING</text:p>
          </table:table-cell>
          <table:table-cell table:style-name="ce22" office:value-type="string">
            <text:p>WALLER MILL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25T00:00:00">
            <text:p>8/25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WALLER MILL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10T00:00:00">
            <text:p>10/10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WALLER MILL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10T00:00:00">
            <text:p>8/10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WALLER MILL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18T00:00:00">
            <text:p>12/18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WALLER MILL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30T00:00:00">
            <text:p>12/30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WALLER MILL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16T00:00:00">
            <text:p>10/16/2003</text:p>
          </table:table-cell>
          <table:table-cell table:style-name="ce22" office:value-type="string">
            <text:p>HIT AND RUN -PROPERTY DAMAGE</text:p>
          </table:table-cell>
          <table:table-cell table:style-name="ce22" office:value-type="string">
            <text:p>WALLER MILL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23T00:00:00">
            <text:p>11/23/2003</text:p>
          </table:table-cell>
          <table:table-cell table:style-name="ce24" office:value-type="string">
            <text:p>LARCENY OR THEFT -3RD OR SUBSQ OFFENSE</text:p>
          </table:table-cell>
          <table:table-cell table:style-name="ce24" office:value-type="string">
            <text:p>WALLER MILL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18T00:00:00">
            <text:p>8/18/2003</text:p>
          </table:table-cell>
          <table:table-cell table:style-name="ce22" office:value-type="string">
            <text:p>LOST PROPERTY</text:p>
          </table:table-cell>
          <table:table-cell table:style-name="ce22" office:value-type="string">
            <text:p>WALLER MILL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27T00:00:00">
            <text:p>10/27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WALLER MILL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12T00:00:00">
            <text:p>11/12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WALLER MILL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12T00:00:00">
            <text:p>8/12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WALLER MILL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11T00:00:00">
            <text:p>11/11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WALLER MILL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15T00:00:00">
            <text:p>3/15/2003</text:p>
          </table:table-cell>
          <table:table-cell table:style-name="ce24" office:value-type="string">
            <text:p>ROBBERY</text:p>
          </table:table-cell>
          <table:table-cell table:style-name="ce24" office:value-type="string">
            <text:p>WALLER MILL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3-15T00:00:00">
            <text:p>3/15/2003</text:p>
          </table:table-cell>
          <table:table-cell table:style-name="ce22" office:value-type="string">
            <text:p>USE OR DISPLAY FIREARM IN COMMISSION OF FELONY</text:p>
          </table:table-cell>
          <table:table-cell table:style-name="ce22" office:value-type="string">
            <text:p>WALLER MILL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23T00:00:00">
            <text:p>1/23/2003</text:p>
          </table:table-cell>
          <table:table-cell table:style-name="ce24" office:value-type="string">
            <text:p>VIOLATE PROTECTIVE ORDERS</text:p>
          </table:table-cell>
          <table:table-cell table:style-name="ce24" office:value-type="string">
            <text:p>WALLER MILL ROAD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2-12T00:00:00">
            <text:p>2/12/2003</text:p>
          </table:table-cell>
          <table:table-cell table:style-name="ce22" office:value-type="string">
            <text:p>VIOLATE PROTECTIVE ORDERS</text:p>
          </table:table-cell>
          <table:table-cell table:style-name="ce22" office:value-type="string">
            <text:p>WALLER MILL ROAD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22T00:00:00">
            <text:p>12/22/2003</text:p>
          </table:table-cell>
          <table:table-cell table:style-name="ce24" office:value-type="string">
            <text:p>BURGLARY, BUSINESS</text:p>
          </table:table-cell>
          <table:table-cell table:style-name="ce24" office:value-type="string">
            <text:p>WARWICK COURT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21T00:00:00">
            <text:p>7/21/2003</text:p>
          </table:table-cell>
          <table:table-cell table:style-name="ce24" office:value-type="string">
            <text:p>DAMAGE PROPERTY, BUSINESS</text:p>
          </table:table-cell>
          <table:table-cell table:style-name="ce22" office:value-type="string">
            <text:p>WARWICK COUR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22T00:00:00">
            <text:p>12/22/2003</text:p>
          </table:table-cell>
          <table:table-cell table:style-name="ce24" office:value-type="string">
            <text:p>DAMAGE PROPERTY, BUSINESS</text:p>
          </table:table-cell>
          <table:table-cell table:style-name="ce24" office:value-type="string">
            <text:p>WARWICK COURT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22T00:00:00">
            <text:p>12/22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WARWICK COUR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22T00:00:00">
            <text:p>12/22/2003</text:p>
          </table:table-cell>
          <table:table-cell table:style-name="ce24" office:value-type="string">
            <text:p>TRESPASSING</text:p>
          </table:table-cell>
          <table:table-cell table:style-name="ce24" office:value-type="string">
            <text:p>WARWICK COURT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27T00:00:00">
            <text:p>7/27/2003</text:p>
          </table:table-cell>
          <table:table-cell table:style-name="ce22" office:value-type="string">
            <text:p>ABUSE AND NEGLECT OF CHILDREN</text:p>
          </table:table-cell>
          <table:table-cell table:style-name="ce22" office:value-type="string">
            <text:p>WATER COUNTRY PARKWAY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06T00:00:00">
            <text:p>8/6/2003</text:p>
          </table:table-cell>
          <table:table-cell table:style-name="ce24" office:value-type="string">
            <text:p>ABUSE AND NEGLECT OF CHILDREN</text:p>
          </table:table-cell>
          <table:table-cell table:style-name="ce24" office:value-type="string">
            <text:p>WATER COUNTRY PARKWAY</text:p>
          </table:table-cell>
          <table:table-cell table:style-name="ce24" office:value-type="float" office:value="220">
            <text:p>2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13T00:00:00">
            <text:p>7/13/2003</text:p>
          </table:table-cell>
          <table:table-cell table:style-name="ce22" office:value-type="string">
            <text:p>ASSAULT, SIMPLE</text:p>
          </table:table-cell>
          <table:table-cell table:style-name="ce22" office:value-type="string">
            <text:p>WATER COUNTRY PARKWAY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13T00:00:00">
            <text:p>7/13/2003</text:p>
          </table:table-cell>
          <table:table-cell table:style-name="ce24" office:value-type="string">
            <text:p>ASSAULT, SIMPLE</text:p>
          </table:table-cell>
          <table:table-cell table:style-name="ce24" office:value-type="string">
            <text:p>WATER COUNTRY PARKWAY</text:p>
          </table:table-cell>
          <table:table-cell table:style-name="ce24" office:value-type="float" office:value="220">
            <text:p>2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13T00:00:00">
            <text:p>7/13/2003</text:p>
          </table:table-cell>
          <table:table-cell table:style-name="ce22" office:value-type="string">
            <text:p>ASSAULT, SIMPLE</text:p>
          </table:table-cell>
          <table:table-cell table:style-name="ce22" office:value-type="string">
            <text:p>WATER COUNTRY PARKWAY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25T00:00:00">
            <text:p>7/25/2003</text:p>
          </table:table-cell>
          <table:table-cell table:style-name="ce24" office:value-type="string">
            <text:p>ASSAULT, SIMPLE, DOMESTIC</text:p>
          </table:table-cell>
          <table:table-cell table:style-name="ce24" office:value-type="string">
            <text:p>WATER COUNTRY PARKWAY</text:p>
          </table:table-cell>
          <table:table-cell table:style-name="ce24" office:value-type="float" office:value="220">
            <text:p>2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10T00:00:00">
            <text:p>12/10/2003</text:p>
          </table:table-cell>
          <table:table-cell table:style-name="ce22" office:value-type="string">
            <text:p>BAD CHECKS</text:p>
          </table:table-cell>
          <table:table-cell table:style-name="ce22" office:value-type="string">
            <text:p>WATER COUNTRY PARKWAY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06T00:00:00">
            <text:p>7/6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WATER COUNTRY PARKWAY</text:p>
          </table:table-cell>
          <table:table-cell table:style-name="ce24" office:value-type="float" office:value="220">
            <text:p>2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02T00:00:00">
            <text:p>12/2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WATER COUNTRY PARKWAY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10T00:00:00">
            <text:p>8/10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WATER COUNTRY PARKWAY</text:p>
          </table:table-cell>
          <table:table-cell table:style-name="ce24" office:value-type="float" office:value="220">
            <text:p>2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1-21T00:00:00">
            <text:p>1/21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WATER COUNTRY PARKWAY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25T00:00:00">
            <text:p>11/25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WATER COUNTRY PARKWAY</text:p>
          </table:table-cell>
          <table:table-cell table:style-name="ce24" office:value-type="float" office:value="220">
            <text:p>2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9-16T00:00:00">
            <text:p>9/16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WATER COUNTRY PARKWAY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20T00:00:00">
            <text:p>6/20/2003</text:p>
          </table:table-cell>
          <table:table-cell table:style-name="ce24" office:value-type="string">
            <text:p>EMBEZZLEMENT &gt;=$200</text:p>
          </table:table-cell>
          <table:table-cell table:style-name="ce24" office:value-type="string">
            <text:p>WATER COUNTRY PARKWAY</text:p>
          </table:table-cell>
          <table:table-cell table:style-name="ce24" office:value-type="float" office:value="220">
            <text:p>2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10T00:00:00">
            <text:p>7/10/2003</text:p>
          </table:table-cell>
          <table:table-cell table:style-name="ce22" office:value-type="string">
            <text:p>FORGING, UTTERING</text:p>
          </table:table-cell>
          <table:table-cell table:style-name="ce22" office:value-type="string">
            <text:p>WATER COUNTRY PARKWAY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31T00:00:00">
            <text:p>8/31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WATER COUNTRY PARKWAY</text:p>
          </table:table-cell>
          <table:table-cell table:style-name="ce24" office:value-type="float" office:value="220">
            <text:p>2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10T00:00:00">
            <text:p>7/10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WATER COUNTRY PARKWAY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26T00:00:00">
            <text:p>7/26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WATER COUNTRY PARKWAY</text:p>
          </table:table-cell>
          <table:table-cell table:style-name="ce24" office:value-type="float" office:value="220">
            <text:p>2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23T00:00:00">
            <text:p>8/23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WATER COUNTRY PARKWAY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09T00:00:00">
            <text:p>10/9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WATER COUNTRY PARKWAY</text:p>
          </table:table-cell>
          <table:table-cell table:style-name="ce24" office:value-type="float" office:value="220">
            <text:p>2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03T00:00:00">
            <text:p>12/3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WATER COUNTRY PARKWAY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27T00:00:00">
            <text:p>6/27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WATER COUNTRY PARKWAY</text:p>
          </table:table-cell>
          <table:table-cell table:style-name="ce24" office:value-type="float" office:value="220">
            <text:p>2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27T00:00:00">
            <text:p>6/27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WATER COUNTRY PARKWAY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16T00:00:00">
            <text:p>9/16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WATER COUNTRY PARKWAY</text:p>
          </table:table-cell>
          <table:table-cell table:style-name="ce24" office:value-type="float" office:value="220">
            <text:p>2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10T00:00:00">
            <text:p>8/10/2003</text:p>
          </table:table-cell>
          <table:table-cell table:style-name="ce22" office:value-type="string">
            <text:p>LARCENY,FROM MOTOR VEHICLE</text:p>
          </table:table-cell>
          <table:table-cell table:style-name="ce22" office:value-type="string">
            <text:p>WATER COUNTRY PARKWAY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21T00:00:00">
            <text:p>1/21/2003</text:p>
          </table:table-cell>
          <table:table-cell table:style-name="ce24" office:value-type="string">
            <text:p>LARCENY,FROM MOTOR VEHICLE</text:p>
          </table:table-cell>
          <table:table-cell table:style-name="ce24" office:value-type="string">
            <text:p>WATER COUNTRY PARKWAY</text:p>
          </table:table-cell>
          <table:table-cell table:style-name="ce24" office:value-type="float" office:value="220">
            <text:p>2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07T00:00:00">
            <text:p>6/7/2003</text:p>
          </table:table-cell>
          <table:table-cell table:style-name="ce22" office:value-type="string">
            <text:p>LARCENY,FROM MOTOR VEHICLE</text:p>
          </table:table-cell>
          <table:table-cell table:style-name="ce22" office:value-type="string">
            <text:p>WATER COUNTRY PARKWAY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11T00:00:00">
            <text:p>7/11/2003</text:p>
          </table:table-cell>
          <table:table-cell table:style-name="ce24" office:value-type="string">
            <text:p>LOST PROPERTY</text:p>
          </table:table-cell>
          <table:table-cell table:style-name="ce24" office:value-type="string">
            <text:p>WATER COUNTRY PARKWAY</text:p>
          </table:table-cell>
          <table:table-cell table:style-name="ce24" office:value-type="float" office:value="220">
            <text:p>2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25T00:00:00">
            <text:p>6/25/2003</text:p>
          </table:table-cell>
          <table:table-cell table:style-name="ce22" office:value-type="string">
            <text:p>MOTOR VEHICLE THEFT</text:p>
          </table:table-cell>
          <table:table-cell table:style-name="ce22" office:value-type="string">
            <text:p>WATER COUNTRY PARKWAY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24T00:00:00">
            <text:p>1/24/2003</text:p>
          </table:table-cell>
          <table:table-cell table:style-name="ce24" office:value-type="string">
            <text:p>OBJECT SEXUAL PENETRATION</text:p>
          </table:table-cell>
          <table:table-cell table:style-name="ce24" office:value-type="string">
            <text:p>WATER COUNTRY PARKWAY</text:p>
          </table:table-cell>
          <table:table-cell table:style-name="ce24" office:value-type="float" office:value="220">
            <text:p>2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12T00:00:00">
            <text:p>7/12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WATER COUNTRY PARKWAY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29T00:00:00">
            <text:p>9/29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WATER COUNTRY PARKWAY</text:p>
          </table:table-cell>
          <table:table-cell table:style-name="ce24" office:value-type="float" office:value="220">
            <text:p>2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22T00:00:00">
            <text:p>7/22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WATER COUNTRY PARKWAY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24T00:00:00">
            <text:p>6/24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WATER COUNTRY PARKWAY</text:p>
          </table:table-cell>
          <table:table-cell table:style-name="ce24" office:value-type="float" office:value="220">
            <text:p>2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12T00:00:00">
            <text:p>6/12/2003</text:p>
          </table:table-cell>
          <table:table-cell table:style-name="ce22" office:value-type="string">
            <text:p>SEXUAL BATTERY</text:p>
          </table:table-cell>
          <table:table-cell table:style-name="ce22" office:value-type="string">
            <text:p>WATER COUNTRY PARKWAY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30T00:00:00">
            <text:p>11/30/2003</text:p>
          </table:table-cell>
          <table:table-cell table:style-name="ce24" office:value-type="string">
            <text:p>TRESPASSING</text:p>
          </table:table-cell>
          <table:table-cell table:style-name="ce24" office:value-type="string">
            <text:p>WATER COUNTRY PARKWAY</text:p>
          </table:table-cell>
          <table:table-cell table:style-name="ce24" office:value-type="float" office:value="220">
            <text:p>2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13T00:00:00">
            <text:p>6/13/2003</text:p>
          </table:table-cell>
          <table:table-cell table:style-name="ce22" office:value-type="string">
            <text:p>EMBEZZLEMENT &gt;=$200</text:p>
          </table:table-cell>
          <table:table-cell table:style-name="ce22" office:value-type="string">
            <text:p>WATERCOUNTRY PARKWAY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01T00:00:00">
            <text:p>12/1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WEAVER ROAD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3-31T00:00:00">
            <text:p>3/31/2003</text:p>
          </table:table-cell>
          <table:table-cell table:style-name="ce22" office:value-type="string">
            <text:p>LARCENY,FROM MOTOR VEHICLE</text:p>
          </table:table-cell>
          <table:table-cell table:style-name="ce22" office:value-type="string">
            <text:p>WEAVER ROAD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25T00:00:00">
            <text:p>4/25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WELLINGTON DRIVE</text:p>
          </table:table-cell>
          <table:table-cell table:style-name="ce24" office:value-type="float" office:value="161">
            <text:p>161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8-23T00:00:00">
            <text:p>8/23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WELLINGTON DRIVE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23T00:00:00">
            <text:p>6/23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WELLINGTON DRIVE</text:p>
          </table:table-cell>
          <table:table-cell table:style-name="ce24" office:value-type="float" office:value="161">
            <text:p>161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9-12T00:00:00">
            <text:p>9/12/2003</text:p>
          </table:table-cell>
          <table:table-cell table:style-name="ce22" office:value-type="string">
            <text:p>DEAD ON ARRIVAL</text:p>
          </table:table-cell>
          <table:table-cell table:style-name="ce22" office:value-type="string">
            <text:p>WELLINGTON DRIVE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31T00:00:00">
            <text:p>7/31/2003</text:p>
          </table:table-cell>
          <table:table-cell table:style-name="ce24" office:value-type="string">
            <text:p>CREDIT CARD FRAUD</text:p>
          </table:table-cell>
          <table:table-cell table:style-name="ce24" office:value-type="string">
            <text:p>WEST MAYNOR DRIVE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31T00:00:00">
            <text:p>7/31/2003</text:p>
          </table:table-cell>
          <table:table-cell table:style-name="ce22" office:value-type="string">
            <text:p>IDENTITY FRAUD &gt; $200 OR IMPRISONMENT OF VICTIM</text:p>
          </table:table-cell>
          <table:table-cell table:style-name="ce22" office:value-type="string">
            <text:p>WEST MAYNOR DRIVE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11T00:00:00">
            <text:p>12/11/2003</text:p>
          </table:table-cell>
          <table:table-cell table:style-name="ce24" office:value-type="string">
            <text:p>BURGLARY, RESIDENTIAL</text:p>
          </table:table-cell>
          <table:table-cell table:style-name="ce24" office:value-type="string">
            <text:p>WEST QUEENS</text:p>
          </table:table-cell>
          <table:table-cell table:style-name="ce24" office:value-type="float" office:value="162">
            <text:p>162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2-11T00:00:00">
            <text:p>12/11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WEST QUEENS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30T00:00:00">
            <text:p>11/30/2003</text:p>
          </table:table-cell>
          <table:table-cell table:style-name="ce24" office:value-type="string">
            <text:p>DISCHARGE FIREARM IN PUBLIC PLACE</text:p>
          </table:table-cell>
          <table:table-cell table:style-name="ce24" office:value-type="string">
            <text:p>WEST QUEENS &amp; CREEKSIDE</text:p>
          </table:table-cell>
          <table:table-cell table:style-name="ce24" office:value-type="float" office:value="162">
            <text:p>162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11T00:00:00">
            <text:p>4/11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WEST QUEENS DRIVE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23T00:00:00">
            <text:p>10/23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WEST QUEENS DRIVE</text:p>
          </table:table-cell>
          <table:table-cell table:style-name="ce24" office:value-type="float" office:value="162">
            <text:p>162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12T00:00:00">
            <text:p>11/12/2003</text:p>
          </table:table-cell>
          <table:table-cell table:style-name="ce22" office:value-type="string">
            <text:p>DAMAGE PROPERTY</text:p>
          </table:table-cell>
          <table:table-cell table:style-name="ce22" office:value-type="string">
            <text:p>WEST QUEENS DRIVE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05T00:00:00">
            <text:p>11/5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WEST QUEENS DRIVE</text:p>
          </table:table-cell>
          <table:table-cell table:style-name="ce24" office:value-type="float" office:value="162">
            <text:p>162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03T00:00:00">
            <text:p>10/3/2003</text:p>
          </table:table-cell>
          <table:table-cell table:style-name="ce22" office:value-type="string">
            <text:p>DEATH INVESTIGATION</text:p>
          </table:table-cell>
          <table:table-cell table:style-name="ce22" office:value-type="string">
            <text:p>WEST QUEENS DRIVE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15T00:00:00">
            <text:p>10/15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WEST QUEENS DRIVE</text:p>
          </table:table-cell>
          <table:table-cell table:style-name="ce24" office:value-type="float" office:value="162">
            <text:p>162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23T00:00:00">
            <text:p>5/23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WEST QUEENS DRIVE AT CREEKSIDE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2-18T00:00:00">
            <text:p>2/18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WEST QUEENS DRIVE LAKE ACCESS</text:p>
          </table:table-cell>
          <table:table-cell table:style-name="ce24" office:value-type="float" office:value="162">
            <text:p>162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01T00:00:00">
            <text:p>10/1/2003</text:p>
          </table:table-cell>
          <table:table-cell table:style-name="ce22" office:value-type="string">
            <text:p>ASSAULT, SIMPLE</text:p>
          </table:table-cell>
          <table:table-cell table:style-name="ce22" office:value-type="string">
            <text:p>WEST SEMPLE ROAD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08T00:00:00">
            <text:p>9/8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WEST SEMPLE ROAD</text:p>
          </table:table-cell>
          <table:table-cell table:style-name="ce24" office:value-type="float" office:value="137">
            <text:p>137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05T00:00:00">
            <text:p>4/5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WESTOVER DRIVE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23T00:00:00">
            <text:p>8/23/2003</text:p>
          </table:table-cell>
          <table:table-cell table:style-name="ce24" office:value-type="string">
            <text:p>POSSESSION OF MARIJUANA</text:p>
          </table:table-cell>
          <table:table-cell table:style-name="ce24" office:value-type="string">
            <text:p>WILIAM CARTER ROAD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25T00:00:00">
            <text:p>11/25/2003</text:p>
          </table:table-cell>
          <table:table-cell table:style-name="ce22" office:value-type="string">
            <text:p>ASSAULT, SIMPLE</text:p>
          </table:table-cell>
          <table:table-cell table:style-name="ce22" office:value-type="string">
            <text:p>WILKINS DRIVE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29T00:00:00">
            <text:p>6/29/2003</text:p>
          </table:table-cell>
          <table:table-cell table:style-name="ce24" office:value-type="string">
            <text:p>ASSAULT, SIMPLE</text:p>
          </table:table-cell>
          <table:table-cell table:style-name="ce24" office:value-type="string">
            <text:p>WILKINS DRIVE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17T00:00:00">
            <text:p>5/17/2003</text:p>
          </table:table-cell>
          <table:table-cell table:style-name="ce22" office:value-type="string">
            <text:p>ASSAULT, SIMPLE</text:p>
          </table:table-cell>
          <table:table-cell table:style-name="ce22" office:value-type="string">
            <text:p>WILKINS DRIVE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21T00:00:00">
            <text:p>5/21/2003</text:p>
          </table:table-cell>
          <table:table-cell table:style-name="ce24" office:value-type="string">
            <text:p>ASSAULT, SIMPLE</text:p>
          </table:table-cell>
          <table:table-cell table:style-name="ce24" office:value-type="string">
            <text:p>WILKINS DRIVE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26T00:00:00">
            <text:p>5/26/2003</text:p>
          </table:table-cell>
          <table:table-cell table:style-name="ce22" office:value-type="string">
            <text:p>ASSAULT, SIMPLE, DOMESTIC</text:p>
          </table:table-cell>
          <table:table-cell table:style-name="ce22" office:value-type="string">
            <text:p>WILKINS DRIVE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20T00:00:00">
            <text:p>7/20/2003</text:p>
          </table:table-cell>
          <table:table-cell table:style-name="ce24" office:value-type="string">
            <text:p>ASSAULT, SIMPLE, DOMESTIC</text:p>
          </table:table-cell>
          <table:table-cell table:style-name="ce24" office:value-type="string">
            <text:p>WILKINS DRIVE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5-04T00:00:00">
            <text:p>5/4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WILKINS DRIVE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09T00:00:00">
            <text:p>7/9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WILKINS DRIVE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2-07T00:00:00">
            <text:p>2/7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WILKINS DRIVE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13T00:00:00">
            <text:p>8/13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WILKINS DRIVE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2-05T00:00:00">
            <text:p>2/5/2003</text:p>
          </table:table-cell>
          <table:table-cell table:style-name="ce24" office:value-type="string">
            <text:p>DAMAGE PROPERTY, PRIVATE</text:p>
          </table:table-cell>
          <table:table-cell table:style-name="ce22" office:value-type="string">
            <text:p>WILKINS DRIVE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10T00:00:00">
            <text:p>7/10/2003</text:p>
          </table:table-cell>
          <table:table-cell table:style-name="ce24" office:value-type="string">
            <text:p>DAMAGE PROPERTY, PRIVATE</text:p>
          </table:table-cell>
          <table:table-cell table:style-name="ce24" office:value-type="string">
            <text:p>WILKINS DRIVE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1-28T00:00:00">
            <text:p>1/28/2003</text:p>
          </table:table-cell>
          <table:table-cell table:style-name="ce22" office:value-type="string">
            <text:p>DRUNK IN PUBLIC</text:p>
          </table:table-cell>
          <table:table-cell table:style-name="ce22" office:value-type="string">
            <text:p>WILKINS DRIVE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29T00:00:00">
            <text:p>11/29/2003</text:p>
          </table:table-cell>
          <table:table-cell table:style-name="ce24" office:value-type="string">
            <text:p>DUMPING TRASH ON HIGHWAY OR PRIVATE PROPERTY</text:p>
          </table:table-cell>
          <table:table-cell table:style-name="ce24" office:value-type="string">
            <text:p>WILKINS DRIVE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6-10T00:00:00">
            <text:p>6/10/2003</text:p>
          </table:table-cell>
          <table:table-cell table:style-name="ce22" office:value-type="string">
            <text:p>FRAUD-TRICK,FALSE PRETENSES</text:p>
          </table:table-cell>
          <table:table-cell table:style-name="ce22" office:value-type="string">
            <text:p>WILKINS DRIVE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02T00:00:00">
            <text:p>7/2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WILKINS DRIVE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29T00:00:00">
            <text:p>7/29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WILKINS DRIVE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03T00:00:00">
            <text:p>6/3/2003</text:p>
          </table:table-cell>
          <table:table-cell table:style-name="ce24" office:value-type="string">
            <text:p>IDENTITY FRAUD &gt; $200 OR IMPRISONMENT OF VICTIM</text:p>
          </table:table-cell>
          <table:table-cell table:style-name="ce24" office:value-type="string">
            <text:p>WILKINS DRIVE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1-24T00:00:00">
            <text:p>11/24/2003</text:p>
          </table:table-cell>
          <table:table-cell table:style-name="ce22" office:value-type="string">
            <text:p>LARCENY,FROM MOTOR VEHICLE</text:p>
          </table:table-cell>
          <table:table-cell table:style-name="ce22" office:value-type="string">
            <text:p>WILKINS DRIVE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25T00:00:00">
            <text:p>11/25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WILKINS DRIVE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14T00:00:00">
            <text:p>10/14/2003</text:p>
          </table:table-cell>
          <table:table-cell table:style-name="ce22" office:value-type="string">
            <text:p>RUNAWAY JUVENILE</text:p>
          </table:table-cell>
          <table:table-cell table:style-name="ce22" office:value-type="string">
            <text:p>WILKINS DRIVE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30T00:00:00">
            <text:p>4/30/2003</text:p>
          </table:table-cell>
          <table:table-cell table:style-name="ce24" office:value-type="string">
            <text:p>SEXUAL BATTERY</text:p>
          </table:table-cell>
          <table:table-cell table:style-name="ce24" office:value-type="string">
            <text:p>WILKINS DRIVE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10-31T00:00:00">
            <text:p>10/31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WILKINS DRIVE &amp; MAYNOR DRIVE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3185">
            <text:p>23185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23T00:00:00">
            <text:p>10/23/2003</text:p>
          </table:table-cell>
          <table:table-cell table:style-name="ce24" office:value-type="string">
            <text:p>MOTOR VEHICLE THEFT</text:p>
          </table:table-cell>
          <table:table-cell table:style-name="ce24" office:value-type="string">
            <text:p>WILL SCARLET LANE</text:p>
          </table:table-cell>
          <table:table-cell table:style-name="ce24" office:value-type="float" office:value="162">
            <text:p>162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7-21T00:00:00">
            <text:p>7/21/2003</text:p>
          </table:table-cell>
          <table:table-cell table:style-name="ce22" office:value-type="string">
            <text:p>DRIVING W/SUSPENDED OR REVOKED LICENSE</text:p>
          </table:table-cell>
          <table:table-cell table:style-name="ce30" office:value-type="string">
            <text:p>WILLIAM CARTER ROAD</text:p>
          </table:table-cell>
          <table:table-cell table:style-name="ce31" office:value-type="float" office:value="228">
            <text:p>228</text:p>
          </table:table-cell>
          <table:table-cell table:style-name="ce31" office:value-type="float" office:value="23185">
            <text:p>23185</text:p>
          </table:table-cell>
          <table:table-cell table:style-name="ce3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03T00:00:00">
            <text:p>12/3/2003</text:p>
          </table:table-cell>
          <table:table-cell table:style-name="ce24" office:value-type="string">
            <text:p>CITIZEN REQUESTED ASSISTANCE</text:p>
          </table:table-cell>
          <table:table-cell table:style-name="ce33" office:value-type="string">
            <text:p>WINDGATE DRIVE</text:p>
          </table:table-cell>
          <table:table-cell table:style-name="ce34" office:value-type="float" office:value="227">
            <text:p>227</text:p>
          </table:table-cell>
          <table:table-cell table:style-name="ce34" office:value-type="float" office:value="23185">
            <text:p>23185</text:p>
          </table:table-cell>
          <table:table-cell table:style-name="ce35" office:value-type="float" office:value="300">
            <text:p>300</text:p>
          </table:table-cell>
        </table:table-row>
        <table:table-row table:style-name="ro2">
          <table:table-cell table:style-name="ce26" office:value-type="date" office:date-value="2003-04-01T00:00:00">
            <text:p>4/1/2003</text:p>
          </table:table-cell>
          <table:table-cell table:style-name="ce22" office:value-type="string">
            <text:p>CITIZEN REQUESTED ASSISTANCE</text:p>
          </table:table-cell>
          <table:table-cell table:style-name="ce36" office:value-type="string">
            <text:p>WINGATE DRIVE</text:p>
          </table:table-cell>
          <table:table-cell table:style-name="ce37" office:value-type="float" office:value="227">
            <text:p>227</text:p>
          </table:table-cell>
          <table:table-cell table:style-name="ce37" office:value-type="float" office:value="23185">
            <text:p>23185</text:p>
          </table:table-cell>
          <table:table-cell table:style-name="ce38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09T00:00:00">
            <text:p>9/9/2003</text:p>
          </table:table-cell>
          <table:table-cell table:style-name="ce24" office:value-type="string">
            <text:p>EMBEZZLEMENT &gt;=$200</text:p>
          </table:table-cell>
          <table:table-cell table:style-name="ce39" office:value-type="string">
            <text:p>WINTHROP ROAD</text:p>
          </table:table-cell>
          <table:table-cell table:style-name="ce40" office:value-type="float" office:value="125">
            <text:p>125</text:p>
          </table:table-cell>
          <table:table-cell table:style-name="ce40" office:value-type="float" office:value="23185">
            <text:p>23185</text:p>
          </table:table-cell>
          <table:table-cell table:style-name="ce41" office:value-type="float" office:value="300">
            <text:p>3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